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2022b" officeooo:paragraph-rsid="0012022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5">
      <style:paragraph-properties>
        <style:tab-stops>
          <style:tab-stop style:position="14.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Text_20_body">
      <style:text-properties officeooo:paragraph-rsid="0012022b"/>
    </style:style>
    <style:style style:name="P8" style:family="paragraph" style:parent-style-name="Heading_20_1">
      <style:paragraph-properties fo:break-before="page"/>
      <style:text-properties officeooo:rsid="00243326" officeooo:paragraph-rsid="00105dd4"/>
    </style:style>
    <style:style style:name="P9" style:family="paragraph" style:parent-style-name="Heading_20_2">
      <style:text-properties officeooo:paragraph-rsid="00105dd4"/>
    </style:style>
    <style:style style:name="P10" style:family="paragraph" style:parent-style-name="Text_20_body">
      <style:text-properties officeooo:paragraph-rsid="00105dd4"/>
    </style:style>
    <style:style style:name="P11" style:family="paragraph" style:parent-style-name="Heading_20_2" style:master-page-name="">
      <loext:graphic-properties draw:fill="none"/>
      <style:paragraph-properties fo:margin-left="2cm" fo:margin-right="0cm" fo:margin-top="0.353cm" fo:margin-bottom="0.212cm" style:contextual-spacing="false" fo:text-indent="-0.6cm" style:auto-text-indent="false" style:page-number="auto" fo:break-before="page" fo:background-color="transparent" fo:keep-with-next="always"/>
      <style:text-properties officeooo:paragraph-rsid="00105dd4"/>
    </style:style>
    <style:style style:name="P12" style:family="paragraph" style:parent-style-name="Heading_20_3">
      <style:text-properties officeooo:rsid="0012acef" officeooo:paragraph-rsid="0013efd3"/>
    </style:style>
    <style:style style:name="P13" style:family="paragraph" style:parent-style-name="Text_20_body" style:list-style-name="L1">
      <style:text-properties officeooo:rsid="0022e74a" officeooo:paragraph-rsid="0013efd3"/>
    </style:style>
    <style:style style:name="P14" style:family="paragraph" style:parent-style-name="Text_20_body" style:list-style-name="L2">
      <style:text-properties officeooo:rsid="0022e74a" officeooo:paragraph-rsid="0013efd3"/>
    </style:style>
    <style:style style:name="P15" style:family="paragraph" style:parent-style-name="Heading_20_5" style:master-page-name="">
      <loext:graphic-properties draw:fill="none"/>
      <style:paragraph-properties fo:margin-left="3.701cm" fo:margin-right="0cm" fo:margin-top="0.212cm" fo:margin-bottom="0.106cm" style:contextual-spacing="false" fo:text-indent="-0.6cm" style:auto-text-indent="false" style:page-number="auto" fo:background-color="transparent" fo:keep-with-next="always"/>
    </style:style>
    <style:style style:name="P16" style:family="paragraph" style:parent-style-name="Text_20_body" style:list-style-name="L3">
      <style:text-properties officeooo:rsid="0022e74a" officeooo:paragraph-rsid="0013efd3"/>
    </style:style>
    <style:style style:name="P17" style:family="paragraph" style:parent-style-name="Text_20_body" style:list-style-name="L4">
      <style:text-properties officeooo:rsid="0022e74a" officeooo:paragraph-rsid="0013efd3"/>
    </style:style>
    <style:style style:name="P18" style:family="paragraph" style:parent-style-name="Text_20_body">
      <style:text-properties officeooo:rsid="0013efd3" officeooo:paragraph-rsid="0013efd3"/>
    </style:style>
    <style:style style:name="P19" style:family="paragraph" style:parent-style-name="Heading_20_3">
      <style:text-properties officeooo:paragraph-rsid="00105dd4"/>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3">
      <style:text-properties officeooo:paragraph-rsid="0014e726"/>
    </style:style>
    <style:style style:name="P24" style:family="paragraph" style:parent-style-name="Text_20_body" style:list-style-name="L3">
      <style:text-properties officeooo:paragraph-rsid="0014e726"/>
    </style:style>
    <style:style style:name="P25" style:family="paragraph" style:parent-style-name="Text_20_body" style:list-style-name="L3">
      <style:text-properties officeooo:rsid="0013efd3" officeooo:paragraph-rsid="0014e726"/>
    </style:style>
    <style:style style:name="P26" style:family="paragraph" style:parent-style-name="Heading_20_4">
      <style:text-properties officeooo:paragraph-rsid="00105dd4"/>
    </style:style>
    <style:style style:name="P27" style:family="paragraph" style:parent-style-name="Text_20_body" style:list-style-name="L8">
      <style:text-properties officeooo:paragraph-rsid="00105dd4"/>
    </style:style>
    <style:style style:name="P28" style:family="paragraph" style:parent-style-name="Text_20_body" style:list-style-name="L9">
      <style:text-properties officeooo:paragraph-rsid="00105dd4"/>
    </style:style>
    <style:style style:name="P29" style:family="paragraph" style:parent-style-name="Horizontal_20_Line">
      <style:text-properties officeooo:paragraph-rsid="00105dd4"/>
    </style:style>
    <style:style style:name="P30" style:family="paragraph" style:parent-style-name="Text_20_body" style:list-style-name="L10">
      <style:text-properties officeooo:paragraph-rsid="00105dd4"/>
    </style:style>
    <style:style style:name="P31" style:family="paragraph" style:parent-style-name="Text_20_body">
      <style:paragraph-properties fo:break-before="page"/>
      <style:text-properties officeooo:paragraph-rsid="00105dd4"/>
    </style:style>
    <style:style style:name="P32" style:family="paragraph" style:parent-style-name="Heading_20_1">
      <style:paragraph-properties fo:margin-top="0cm" fo:margin-bottom="0cm" style:contextual-spacing="false"/>
    </style:style>
    <style:style style:name="P33" style:family="paragraph" style:parent-style-name="Heading_20_2">
      <style:text-properties officeooo:rsid="0020f921" officeooo:paragraph-rsid="00105dd4"/>
    </style:style>
    <style:style style:name="P34" style:family="paragraph" style:parent-style-name="Heading_20_1">
      <style:text-properties officeooo:paragraph-rsid="001f57ff"/>
    </style:style>
    <style:style style:name="P35" style:family="paragraph" style:parent-style-name="Subtitle">
      <style:paragraph-properties fo:margin-top="0cm" fo:margin-bottom="0cm" style:contextual-spacing="false"/>
    </style:style>
    <style:style style:name="P36" style:family="paragraph" style:parent-style-name="Text_20_body">
      <style:text-properties officeooo:rsid="001f57ff" officeooo:paragraph-rsid="001f57ff"/>
    </style:style>
    <style:style style:name="P37" style:family="paragraph" style:parent-style-name="Text_20_body">
      <style:paragraph-properties fo:break-before="page"/>
      <style:text-properties officeooo:paragraph-rsid="001f57ff"/>
    </style:style>
    <style:style style:name="P38" style:family="paragraph" style:parent-style-name="Heading_20_3">
      <style:paragraph-properties fo:margin-top="0cm" fo:margin-bottom="0cm" style:contextual-spacing="false" fo:break-before="page"/>
    </style:style>
    <style:style style:name="P39" style:family="paragraph" style:parent-style-name="Heading_20_1">
      <style:paragraph-properties fo:break-before="page"/>
      <style:text-properties officeooo:paragraph-rsid="00105dd4"/>
    </style:style>
    <style:style style:name="P40" style:family="paragraph" style:parent-style-name="Text_20_body" style:list-style-name="L11">
      <style:text-properties officeooo:rsid="0022e74a" officeooo:paragraph-rsid="00105dd4"/>
    </style:style>
    <style:style style:name="P41" style:family="paragraph" style:parent-style-name="Heading_20_4">
      <style:paragraph-properties fo:keep-with-next="always"/>
    </style:style>
    <style:style style:name="P42" style:family="paragraph" style:parent-style-name="Text_20_body" style:list-style-name="L12">
      <style:text-properties officeooo:paragraph-rsid="00105dd4"/>
    </style:style>
    <style:style style:name="P43" style:family="paragraph" style:parent-style-name="Text_20_body" style:list-style-name="L12">
      <style:text-properties officeooo:rsid="0022e74a" officeooo:paragraph-rsid="00105dd4"/>
    </style:style>
    <style:style style:name="P44" style:family="paragraph" style:parent-style-name="Heading_20_4">
      <style:text-properties officeooo:rsid="0022e74a" officeooo:paragraph-rsid="00105dd4"/>
    </style:style>
    <style:style style:name="P45" style:family="paragraph" style:parent-style-name="Text_20_body" style:list-style-name="L13">
      <style:text-properties officeooo:rsid="0022e74a" officeooo:paragraph-rsid="00105dd4"/>
    </style:style>
    <style:style style:name="P46" style:family="paragraph" style:parent-style-name="Text_20_body" style:list-style-name="L4">
      <style:text-properties officeooo:rsid="0022e74a" officeooo:paragraph-rsid="00105dd4"/>
    </style:style>
    <style:style style:name="P47" style:family="paragraph" style:parent-style-name="Heading_20_3" style:list-style-name="L4">
      <style:text-properties officeooo:rsid="0022e74a" officeooo:paragraph-rsid="00105dd4"/>
    </style:style>
    <style:style style:name="P48" style:family="paragraph" style:parent-style-name="Text_20_body" style:list-style-name="L14">
      <style:text-properties officeooo:rsid="0022e74a" officeooo:paragraph-rsid="00105dd4"/>
    </style:style>
    <style:style style:name="P49" style:family="paragraph" style:parent-style-name="Preformatted_20_Text" style:list-style-name="L14">
      <style:text-properties fo:color="#3465a4" loext:opacity="100%" officeooo:rsid="0022e74a" officeooo:paragraph-rsid="00105dd4"/>
    </style:style>
    <style:style style:name="P50" style:family="paragraph" style:parent-style-name="Preformatted_20_Text" style:list-style-name="L14">
      <style:paragraph-properties fo:margin-top="0cm" fo:margin-bottom="0.499cm" style:contextual-spacing="false"/>
      <style:text-properties fo:color="#3465a4" loext:opacity="100%" officeooo:rsid="0022e74a" officeooo:paragraph-rsid="00105dd4"/>
    </style:style>
    <style:style style:name="P51" style:family="paragraph" style:parent-style-name="Text_20_body" style:list-style-name="L15">
      <style:text-properties officeooo:rsid="0022e74a" officeooo:paragraph-rsid="00105dd4"/>
    </style:style>
    <style:style style:name="P52" style:family="paragraph" style:parent-style-name="Text_20_body" style:list-style-name="L15">
      <style:paragraph-properties fo:break-before="page"/>
      <style:text-properties officeooo:rsid="0022e74a" officeooo:paragraph-rsid="00105dd4"/>
    </style:style>
    <style:style style:name="P53" style:family="paragraph" style:parent-style-name="Text_20_body">
      <style:text-properties officeooo:rsid="0012022b" officeooo:paragraph-rsid="0012022b"/>
    </style:style>
    <style:style style:name="P54" style:family="paragraph" style:parent-style-name="Text_20_body" style:list-style-name="L16">
      <style:text-properties officeooo:rsid="0012022b"/>
    </style:style>
    <style:style style:name="P55" style:family="paragraph" style:parent-style-name="Text_20_body" style:list-style-name="L17">
      <style:text-properties officeooo:rsid="0012022b"/>
    </style:style>
    <style:style style:name="P56" style:family="paragraph" style:parent-style-name="Heading_20_2">
      <style:text-properties officeooo:rsid="0012acef" officeooo:paragraph-rsid="0012acef"/>
    </style:style>
    <style:style style:name="P57" style:family="paragraph" style:parent-style-name="Text_20_body" style:list-style-name="L18">
      <style:text-properties officeooo:rsid="0012acef"/>
    </style:style>
    <style:style style:name="P58" style:family="paragraph" style:parent-style-name="Heading_20_3">
      <style:text-properties officeooo:rsid="0012acef" officeooo:paragraph-rsid="0012acef"/>
    </style:style>
    <style:style style:name="P59" style:family="paragraph" style:parent-style-name="Text_20_body" style:list-style-name="L19">
      <style:text-properties officeooo:rsid="0012acef"/>
    </style:style>
    <style:style style:name="P60" style:family="paragraph" style:parent-style-name="Text_20_body" style:list-style-name="L20">
      <style:text-properties officeooo:rsid="0012acef"/>
    </style:style>
    <style:style style:name="P61" style:family="paragraph" style:parent-style-name="Text_20_body" style:list-style-name="L21">
      <style:text-properties officeooo:rsid="0012acef"/>
    </style:style>
    <style:style style:name="P62" style:family="paragraph" style:parent-style-name="Horizontal_20_Line">
      <style:text-properties officeooo:rsid="0012acef"/>
    </style:style>
    <style:style style:name="P63" style:family="paragraph" style:parent-style-name="Heading_20_3">
      <style:text-properties officeooo:rsid="0012acef"/>
    </style:style>
    <style:style style:name="P64" style:family="paragraph" style:parent-style-name="Text_20_body" style:list-style-name="L22">
      <style:text-properties officeooo:rsid="0012acef"/>
    </style:style>
    <style:style style:name="P65" style:family="paragraph" style:parent-style-name="Text_20_body" style:list-style-name="L23">
      <style:text-properties officeooo:rsid="0012acef"/>
    </style:style>
    <style:style style:name="P66" style:family="paragraph" style:parent-style-name="Text_20_body" style:list-style-name="L24">
      <style:text-properties officeooo:rsid="0012acef"/>
    </style:style>
    <style:style style:name="P67" style:family="paragraph" style:parent-style-name="Text_20_body">
      <style:text-properties officeooo:rsid="0012acef" officeooo:paragraph-rsid="0012acef"/>
    </style:style>
    <style:style style:name="P68" style:family="paragraph" style:parent-style-name="Heading_20_3">
      <style:paragraph-properties fo:break-before="page"/>
    </style:style>
    <style:style style:name="P69" style:family="paragraph" style:parent-style-name="Text_20_body">
      <style:text-properties officeooo:rsid="0014e726" officeooo:paragraph-rsid="0014e726"/>
    </style:style>
    <style:style style:name="P70" style:family="paragraph" style:parent-style-name="Standard">
      <style:text-properties officeooo:rsid="0014e726" officeooo:paragraph-rsid="0014e726"/>
    </style:style>
    <style:style style:name="P71" style:family="paragraph" style:parent-style-name="Text_20_body">
      <style:paragraph-properties fo:margin-left="0cm" fo:margin-right="0cm" fo:text-indent="0cm" style:auto-text-indent="false"/>
      <style:text-properties officeooo:rsid="0014e726"/>
    </style:style>
    <style:style style:name="P72" style:family="paragraph" style:parent-style-name="Heading_20_3">
      <style:text-properties officeooo:rsid="0014e726"/>
    </style:style>
    <style:style style:name="P73" style:family="paragraph" style:parent-style-name="Text_20_body" style:list-style-name="L25">
      <style:text-properties officeooo:rsid="0014e726"/>
    </style:style>
    <style:style style:name="P74" style:family="paragraph" style:parent-style-name="Text_20_body" style:list-style-name="L26">
      <style:text-properties officeooo:rsid="0014e726"/>
    </style:style>
    <style:style style:name="P75" style:family="paragraph" style:parent-style-name="Text_20_body" style:list-style-name="L27">
      <style:text-properties officeooo:rsid="0014e726"/>
    </style:style>
    <style:style style:name="P76" style:family="paragraph" style:parent-style-name="Text_20_body">
      <style:text-properties officeooo:rsid="0014e726"/>
    </style:style>
    <style:style style:name="P77" style:family="paragraph" style:parent-style-name="Text_20_body" style:list-style-name="L28">
      <style:text-properties officeooo:rsid="0014e726"/>
    </style:style>
    <style:style style:name="P78" style:family="paragraph" style:parent-style-name="Text_20_body" style:list-style-name="L29">
      <style:text-properties officeooo:rsid="0014e726"/>
    </style:style>
    <style:style style:name="P79" style:family="paragraph" style:parent-style-name="Horizontal_20_Line">
      <style:text-properties officeooo:rsid="0014e726"/>
    </style:style>
    <style:style style:name="P80" style:family="paragraph" style:parent-style-name="Text_20_body" style:list-style-name="L30">
      <style:text-properties officeooo:rsid="0014e726"/>
    </style:style>
    <style:style style:name="P81" style:family="paragraph" style:parent-style-name="Text_20_body" style:list-style-name="L30">
      <style:paragraph-properties fo:margin-top="0cm" fo:margin-bottom="0cm" style:contextual-spacing="false"/>
      <style:text-properties officeooo:rsid="0014e726"/>
    </style:style>
    <style:style style:name="P82" style:family="paragraph" style:parent-style-name="Preformatted_20_Text" style:list-style-name="L30">
      <style:text-properties fo:color="#3465a4" loext:opacity="100%" officeooo:rsid="0014e726"/>
    </style:style>
    <style:style style:name="P83" style:family="paragraph" style:parent-style-name="Preformatted_20_Text" style:list-style-name="L30">
      <style:paragraph-properties fo:margin-top="0cm" fo:margin-bottom="0.499cm" style:contextual-spacing="false"/>
      <style:text-properties fo:color="#3465a4" loext:opacity="100%" officeooo:rsid="0014e726"/>
    </style:style>
    <style:style style:name="P84" style:family="paragraph" style:parent-style-name="Preformatted_20_Text" style:list-style-name="L30">
      <style:paragraph-properties fo:margin-top="0cm" fo:margin-bottom="0.499cm" style:contextual-spacing="false"/>
      <style:text-properties officeooo:rsid="0014e726"/>
    </style:style>
    <style:style style:name="P85" style:family="paragraph" style:parent-style-name="Text_20_body" style:list-style-name="L31">
      <style:text-properties officeooo:rsid="0014e726"/>
    </style:style>
    <style:style style:name="P86" style:family="paragraph" style:parent-style-name="Text_20_body" style:list-style-name="L31">
      <style:paragraph-properties fo:margin-top="0cm" fo:margin-bottom="0cm" style:contextual-spacing="false"/>
      <style:text-properties officeooo:rsid="0014e726"/>
    </style:style>
    <style:style style:name="P87" style:family="paragraph" style:parent-style-name="Preformatted_20_Text" style:list-style-name="L31">
      <style:paragraph-properties fo:margin-top="0cm" fo:margin-bottom="0.499cm" style:contextual-spacing="false"/>
      <style:text-properties officeooo:rsid="0014e726"/>
    </style:style>
    <style:style style:name="P88" style:family="paragraph" style:parent-style-name="Text_20_body" style:list-style-name="L32">
      <style:text-properties officeooo:rsid="0014e726"/>
    </style:style>
    <style:style style:name="P89" style:family="paragraph" style:parent-style-name="Text_20_body" style:list-style-name="L33">
      <style:text-properties officeooo:rsid="0014e726"/>
    </style:style>
    <style:style style:name="P90" style:family="paragraph" style:parent-style-name="Text_20_body" style:list-style-name="L33">
      <style:paragraph-properties fo:margin-top="0cm" fo:margin-bottom="0cm" style:contextual-spacing="false"/>
      <style:text-properties officeooo:rsid="0014e726"/>
    </style:style>
    <style:style style:name="P91" style:family="paragraph" style:parent-style-name="Preformatted_20_Text" style:list-style-name="L33">
      <style:paragraph-properties fo:margin-top="0cm" fo:margin-bottom="0.499cm" style:contextual-spacing="false"/>
      <style:text-properties officeooo:rsid="0014e726"/>
    </style:style>
    <style:style style:name="P92" style:family="paragraph" style:parent-style-name="Text_20_body" style:list-style-name="L34">
      <style:text-properties officeooo:rsid="0014e726"/>
    </style:style>
    <style:style style:name="P93" style:family="paragraph" style:parent-style-name="Text_20_body" style:list-style-name="L35">
      <style:text-properties officeooo:rsid="0014e726"/>
    </style:style>
    <style:style style:name="P94" style:family="paragraph" style:parent-style-name="Text_20_body" style:list-style-name="L35">
      <style:paragraph-properties fo:margin-top="0cm" fo:margin-bottom="0cm" style:contextual-spacing="false"/>
      <style:text-properties officeooo:rsid="0014e726"/>
    </style:style>
    <style:style style:name="P95" style:family="paragraph" style:parent-style-name="Preformatted_20_Text" style:list-style-name="L35">
      <style:text-properties officeooo:rsid="0014e726"/>
    </style:style>
    <style:style style:name="P96" style:family="paragraph" style:parent-style-name="Preformatted_20_Text" style:list-style-name="L35">
      <style:paragraph-properties fo:margin-top="0cm" fo:margin-bottom="0.499cm" style:contextual-spacing="false"/>
      <style:text-properties officeooo:rsid="0014e726"/>
    </style:style>
    <style:style style:name="P97" style:family="paragraph" style:parent-style-name="Text_20_body" style:list-style-name="L36">
      <style:text-properties officeooo:rsid="0014e726"/>
    </style:style>
    <style:style style:name="P98" style:family="paragraph" style:parent-style-name="Text_20_body" style:list-style-name="L37">
      <style:text-properties officeooo:rsid="0014e726"/>
    </style:style>
    <style:style style:name="P99" style:family="paragraph" style:parent-style-name="Text_20_body" style:list-style-name="L38">
      <style:text-properties officeooo:rsid="0014e726"/>
    </style:style>
    <style:style style:name="P100" style:family="paragraph" style:parent-style-name="Text_20_body" style:list-style-name="L38">
      <style:paragraph-properties fo:margin-top="0cm" fo:margin-bottom="0cm" style:contextual-spacing="false"/>
      <style:text-properties officeooo:rsid="0014e726"/>
    </style:style>
    <style:style style:name="P101" style:family="paragraph" style:parent-style-name="Preformatted_20_Text" style:list-style-name="L38">
      <style:text-properties officeooo:rsid="0014e726"/>
    </style:style>
    <style:style style:name="P102" style:family="paragraph" style:parent-style-name="Preformatted_20_Text" style:list-style-name="L38">
      <style:paragraph-properties fo:margin-top="0cm" fo:margin-bottom="0.499cm" style:contextual-spacing="false"/>
      <style:text-properties officeooo:rsid="0014e726"/>
    </style:style>
    <style:style style:name="P103" style:family="paragraph" style:parent-style-name="Text_20_body" style:list-style-name="L39">
      <style:text-properties officeooo:rsid="0014e726"/>
    </style:style>
    <style:style style:name="P104" style:family="paragraph" style:parent-style-name="Text_20_body" style:list-style-name="L40">
      <style:text-properties officeooo:rsid="0014e726"/>
    </style:style>
    <style:style style:name="P105" style:family="paragraph" style:parent-style-name="Text_20_body" style:list-style-name="L41">
      <style:text-properties officeooo:rsid="0014e726"/>
    </style:style>
    <style:style style:name="P106" style:family="paragraph" style:parent-style-name="Text_20_body" style:list-style-name="L42">
      <style:text-properties officeooo:rsid="0014e726"/>
    </style:style>
    <style:style style:name="P107" style:family="paragraph" style:parent-style-name="Text_20_body" style:list-style-name="L43">
      <style:text-properties officeooo:rsid="0014e726"/>
    </style:style>
    <style:style style:name="P108" style:family="paragraph" style:parent-style-name="Text_20_body" style:list-style-name="L44">
      <style:text-properties officeooo:rsid="0014e726"/>
    </style:style>
    <style:style style:name="P109" style:family="paragraph" style:parent-style-name="Text_20_body" style:list-style-name="L44">
      <style:paragraph-properties fo:margin-top="0cm" fo:margin-bottom="0cm" style:contextual-spacing="false"/>
      <style:text-properties officeooo:rsid="0014e726"/>
    </style:style>
    <style:style style:name="P110" style:family="paragraph" style:parent-style-name="Preformatted_20_Text" style:list-style-name="L44">
      <style:text-properties officeooo:rsid="0014e726"/>
    </style:style>
    <style:style style:name="P111" style:family="paragraph" style:parent-style-name="Preformatted_20_Text" style:list-style-name="L44">
      <style:paragraph-properties fo:margin-top="0cm" fo:margin-bottom="0.499cm" style:contextual-spacing="false"/>
      <style:text-properties officeooo:rsid="0014e726"/>
    </style:style>
    <style:style style:name="P112" style:family="paragraph" style:parent-style-name="Text_20_body" style:list-style-name="L45">
      <style:text-properties officeooo:rsid="0014e726"/>
    </style:style>
    <style:style style:name="P113" style:family="paragraph" style:parent-style-name="Text_20_body" style:list-style-name="L46">
      <style:text-properties officeooo:rsid="0014e726"/>
    </style:style>
    <style:style style:name="P114" style:family="paragraph" style:parent-style-name="Text_20_body" style:list-style-name="L47">
      <style:text-properties officeooo:rsid="0014e726"/>
    </style:style>
    <style:style style:name="P115" style:family="paragraph" style:parent-style-name="Text_20_body" style:list-style-name="L48">
      <style:text-properties officeooo:rsid="0014e726"/>
    </style:style>
    <style:style style:name="P116" style:family="paragraph" style:parent-style-name="Text_20_body" style:list-style-name="L49">
      <style:text-properties officeooo:rsid="0014e726"/>
    </style:style>
    <style:style style:name="P117" style:family="paragraph" style:parent-style-name="Preformatted_20_Text">
      <style:text-properties officeooo:rsid="0014e726"/>
    </style:style>
    <style:style style:name="P118" style:family="paragraph" style:parent-style-name="Preformatted_20_Text">
      <style:paragraph-properties fo:margin-top="0cm" fo:margin-bottom="0.499cm" style:contextual-spacing="false"/>
      <style:text-properties officeooo:rsid="0014e726"/>
    </style:style>
    <style:style style:name="P119" style:family="paragraph" style:parent-style-name="Text_20_body">
      <style:paragraph-properties fo:margin-top="0cm" fo:margin-bottom="0cm" style:contextual-spacing="false"/>
      <style:text-properties officeooo:rsid="0014e726"/>
    </style:style>
    <style:style style:name="P120" style:family="paragraph" style:parent-style-name="Text_20_body" style:list-style-name="L50">
      <style:text-properties officeooo:rsid="0014e726"/>
    </style:style>
    <style:style style:name="P121" style:family="paragraph" style:parent-style-name="Text_20_body" style:list-style-name="L50">
      <style:paragraph-properties fo:margin-top="0cm" fo:margin-bottom="0cm" style:contextual-spacing="false"/>
      <style:text-properties officeooo:rsid="0014e726"/>
    </style:style>
    <style:style style:name="P122" style:family="paragraph" style:parent-style-name="Preformatted_20_Text" style:list-style-name="L50">
      <style:paragraph-properties fo:margin-top="0cm" fo:margin-bottom="0.499cm" style:contextual-spacing="false"/>
      <style:text-properties officeooo:rsid="0014e726"/>
    </style:style>
    <style:style style:name="P123" style:family="paragraph" style:parent-style-name="Preformatted_20_Text" style:list-style-name="L50">
      <style:text-properties officeooo:rsid="0014e726"/>
    </style:style>
    <style:style style:name="P124" style:family="paragraph" style:parent-style-name="Text_20_body" style:list-style-name="L51">
      <style:text-properties officeooo:rsid="0014e726"/>
    </style:style>
    <style:style style:name="P125" style:family="paragraph" style:parent-style-name="Text_20_body" style:list-style-name="L52">
      <style:text-properties officeooo:rsid="0014e726"/>
    </style:style>
    <style:style style:name="P126" style:family="paragraph" style:parent-style-name="Text_20_body" style:list-style-name="L53">
      <style:text-properties officeooo:rsid="0014e726"/>
    </style:style>
    <style:style style:name="P127" style:family="paragraph" style:parent-style-name="Text_20_body" style:list-style-name="L54">
      <style:text-properties officeooo:rsid="0014e726"/>
    </style:style>
    <style:style style:name="P128" style:family="paragraph" style:parent-style-name="Text_20_body" style:list-style-name="L54">
      <style:paragraph-properties fo:margin-top="0cm" fo:margin-bottom="0cm" style:contextual-spacing="false"/>
      <style:text-properties officeooo:rsid="0014e726"/>
    </style:style>
    <style:style style:name="P129" style:family="paragraph" style:parent-style-name="Preformatted_20_Text" style:list-style-name="L54">
      <style:text-properties officeooo:rsid="0014e726"/>
    </style:style>
    <style:style style:name="P130" style:family="paragraph" style:parent-style-name="Preformatted_20_Text" style:list-style-name="L54">
      <style:paragraph-properties fo:margin-top="0cm" fo:margin-bottom="0.499cm" style:contextual-spacing="false"/>
      <style:text-properties officeooo:rsid="0014e726"/>
    </style:style>
    <style:style style:name="P131" style:family="paragraph" style:parent-style-name="Text_20_body" style:list-style-name="L55">
      <style:text-properties officeooo:rsid="0014e726"/>
    </style:style>
    <style:style style:name="P132" style:family="paragraph" style:parent-style-name="Text_20_body" style:list-style-name="L56">
      <style:text-properties officeooo:rsid="0014e726"/>
    </style:style>
    <style:style style:name="P133" style:family="paragraph" style:parent-style-name="Text_20_body" style:list-style-name="L56">
      <style:paragraph-properties fo:margin-top="0cm" fo:margin-bottom="0cm" style:contextual-spacing="false"/>
      <style:text-properties officeooo:rsid="0014e726"/>
    </style:style>
    <style:style style:name="P134" style:family="paragraph" style:parent-style-name="Preformatted_20_Text" style:list-style-name="L56">
      <style:paragraph-properties fo:margin-top="0cm" fo:margin-bottom="0.499cm" style:contextual-spacing="false"/>
      <style:text-properties officeooo:rsid="0014e726"/>
    </style:style>
    <style:style style:name="P135" style:family="paragraph" style:parent-style-name="Text_20_body" style:list-style-name="L57">
      <style:text-properties officeooo:rsid="0014e726"/>
    </style:style>
    <style:style style:name="P136" style:family="paragraph" style:parent-style-name="Text_20_body" style:list-style-name="L57">
      <style:paragraph-properties fo:margin-top="0cm" fo:margin-bottom="0cm" style:contextual-spacing="false"/>
      <style:text-properties officeooo:rsid="0014e726"/>
    </style:style>
    <style:style style:name="P137" style:family="paragraph" style:parent-style-name="Preformatted_20_Text" style:list-style-name="L57">
      <style:paragraph-properties fo:margin-top="0cm" fo:margin-bottom="0.499cm" style:contextual-spacing="false"/>
      <style:text-properties officeooo:rsid="0014e726"/>
    </style:style>
    <style:style style:name="P138" style:family="paragraph" style:parent-style-name="Preformatted_20_Text" style:list-style-name="L57">
      <style:text-properties officeooo:rsid="0014e726"/>
    </style:style>
    <style:style style:name="P139" style:family="paragraph" style:parent-style-name="Text_20_body" style:list-style-name="L58">
      <style:text-properties officeooo:rsid="0014e726"/>
    </style:style>
    <style:style style:name="P140" style:family="paragraph" style:parent-style-name="Text_20_body" style:list-style-name="L58">
      <style:paragraph-properties fo:margin-top="0cm" fo:margin-bottom="0cm" style:contextual-spacing="false"/>
      <style:text-properties officeooo:rsid="0014e726"/>
    </style:style>
    <style:style style:name="P141" style:family="paragraph" style:parent-style-name="Preformatted_20_Text" style:list-style-name="L58">
      <style:paragraph-properties fo:margin-top="0cm" fo:margin-bottom="0.499cm" style:contextual-spacing="false"/>
      <style:text-properties officeooo:rsid="0014e726"/>
    </style:style>
    <style:style style:name="P142" style:family="paragraph" style:parent-style-name="Text_20_body" style:list-style-name="L59">
      <style:text-properties officeooo:rsid="0014e726"/>
    </style:style>
    <style:style style:name="P143" style:family="paragraph" style:parent-style-name="Text_20_body" style:list-style-name="L59">
      <style:paragraph-properties fo:margin-top="0cm" fo:margin-bottom="0cm" style:contextual-spacing="false"/>
      <style:text-properties officeooo:rsid="0014e726"/>
    </style:style>
    <style:style style:name="P144" style:family="paragraph" style:parent-style-name="Preformatted_20_Text" style:list-style-name="L59">
      <style:paragraph-properties fo:margin-top="0cm" fo:margin-bottom="0.499cm" style:contextual-spacing="false"/>
      <style:text-properties officeooo:rsid="0014e726"/>
    </style:style>
    <style:style style:name="P145" style:family="paragraph" style:parent-style-name="Preformatted_20_Text" style:list-style-name="L59">
      <style:text-properties officeooo:rsid="0014e726"/>
    </style:style>
    <style:style style:name="P146" style:family="paragraph" style:parent-style-name="Text_20_body" style:list-style-name="L60">
      <style:text-properties officeooo:rsid="0014e726"/>
    </style:style>
    <style:style style:name="P147" style:family="paragraph" style:parent-style-name="Text_20_body" style:list-style-name="L61">
      <style:text-properties officeooo:rsid="0014e726"/>
    </style:style>
    <style:style style:name="P148" style:family="paragraph" style:parent-style-name="Text_20_body" style:list-style-name="L61">
      <style:paragraph-properties fo:margin-top="0cm" fo:margin-bottom="0cm" style:contextual-spacing="false"/>
      <style:text-properties officeooo:rsid="0014e726"/>
    </style:style>
    <style:style style:name="P149" style:family="paragraph" style:parent-style-name="Preformatted_20_Text" style:list-style-name="L61">
      <style:paragraph-properties fo:margin-top="0cm" fo:margin-bottom="0.499cm" style:contextual-spacing="false"/>
      <style:text-properties officeooo:rsid="0014e726"/>
    </style:style>
    <style:style style:name="P150" style:family="paragraph" style:parent-style-name="Text_20_body" style:list-style-name="L62">
      <style:text-properties officeooo:rsid="0014e726"/>
    </style:style>
    <style:style style:name="P151" style:family="paragraph" style:parent-style-name="Text_20_body" style:list-style-name="L62">
      <style:paragraph-properties fo:margin-top="0cm" fo:margin-bottom="0cm" style:contextual-spacing="false"/>
      <style:text-properties officeooo:rsid="0014e726"/>
    </style:style>
    <style:style style:name="P152" style:family="paragraph" style:parent-style-name="Preformatted_20_Text" style:list-style-name="L62">
      <style:paragraph-properties fo:margin-top="0cm" fo:margin-bottom="0.499cm" style:contextual-spacing="false"/>
      <style:text-properties officeooo:rsid="0014e726"/>
    </style:style>
    <style:style style:name="P153" style:family="paragraph" style:parent-style-name="Text_20_body" style:list-style-name="L63">
      <style:text-properties officeooo:rsid="0014e726"/>
    </style:style>
    <style:style style:name="P154" style:family="paragraph" style:parent-style-name="Text_20_body" style:list-style-name="L63">
      <style:paragraph-properties fo:margin-top="0cm" fo:margin-bottom="0cm" style:contextual-spacing="false"/>
      <style:text-properties officeooo:rsid="0014e726"/>
    </style:style>
    <style:style style:name="P155" style:family="paragraph" style:parent-style-name="Preformatted_20_Text" style:list-style-name="L63">
      <style:paragraph-properties fo:margin-top="0cm" fo:margin-bottom="0.499cm" style:contextual-spacing="false"/>
      <style:text-properties officeooo:rsid="0014e726"/>
    </style:style>
    <style:style style:name="P156" style:family="paragraph" style:parent-style-name="Text_20_body" style:list-style-name="L64">
      <style:text-properties officeooo:rsid="0014e726"/>
    </style:style>
    <style:style style:name="P157" style:family="paragraph" style:parent-style-name="Text_20_body" style:list-style-name="L65">
      <style:text-properties officeooo:rsid="0014e726"/>
    </style:style>
    <style:style style:name="P158" style:family="paragraph" style:parent-style-name="Text_20_body" style:list-style-name="L65">
      <style:paragraph-properties fo:margin-top="0cm" fo:margin-bottom="0cm" style:contextual-spacing="false"/>
      <style:text-properties officeooo:rsid="0014e726"/>
    </style:style>
    <style:style style:name="P159" style:family="paragraph" style:parent-style-name="Preformatted_20_Text" style:list-style-name="L65">
      <style:paragraph-properties fo:margin-top="0cm" fo:margin-bottom="0.499cm" style:contextual-spacing="false"/>
      <style:text-properties officeooo:rsid="0014e726"/>
    </style:style>
    <style:style style:name="P160" style:family="paragraph" style:parent-style-name="Preformatted_20_Text" style:list-style-name="L65">
      <style:text-properties officeooo:rsid="0014e726"/>
    </style:style>
    <style:style style:name="P161" style:family="paragraph" style:parent-style-name="Text_20_body" style:list-style-name="L66">
      <style:text-properties officeooo:rsid="0014e726"/>
    </style:style>
    <style:style style:name="P162" style:family="paragraph" style:parent-style-name="Text_20_body" style:list-style-name="L67">
      <style:text-properties officeooo:rsid="0014e726"/>
    </style:style>
    <style:style style:name="P163" style:family="paragraph" style:parent-style-name="Text_20_body" style:list-style-name="L67">
      <style:paragraph-properties fo:margin-top="0cm" fo:margin-bottom="0cm" style:contextual-spacing="false"/>
      <style:text-properties officeooo:rsid="0014e726"/>
    </style:style>
    <style:style style:name="P164" style:family="paragraph" style:parent-style-name="Preformatted_20_Text" style:list-style-name="L67">
      <style:paragraph-properties fo:margin-top="0cm" fo:margin-bottom="0.499cm" style:contextual-spacing="false"/>
      <style:text-properties officeooo:rsid="0014e726"/>
    </style:style>
    <style:style style:name="P165" style:family="paragraph" style:parent-style-name="Text_20_body" style:list-style-name="L68">
      <style:text-properties officeooo:rsid="0014e726"/>
    </style:style>
    <style:style style:name="P166" style:family="paragraph" style:parent-style-name="Text_20_body" style:list-style-name="L68">
      <style:paragraph-properties fo:margin-top="0cm" fo:margin-bottom="0cm" style:contextual-spacing="false"/>
      <style:text-properties officeooo:rsid="0014e726"/>
    </style:style>
    <style:style style:name="P167" style:family="paragraph" style:parent-style-name="Preformatted_20_Text" style:list-style-name="L68">
      <style:paragraph-properties fo:margin-top="0cm" fo:margin-bottom="0.499cm" style:contextual-spacing="false"/>
      <style:text-properties officeooo:rsid="0014e726"/>
    </style:style>
    <style:style style:name="P168" style:family="paragraph" style:parent-style-name="Preformatted_20_Text" style:list-style-name="L68">
      <style:text-properties officeooo:rsid="0014e726"/>
    </style:style>
    <style:style style:name="P169" style:family="paragraph" style:parent-style-name="Text_20_body" style:list-style-name="L69">
      <style:text-properties officeooo:rsid="0014e726"/>
    </style:style>
    <style:style style:name="P170" style:family="paragraph" style:parent-style-name="Text_20_body" style:list-style-name="L69">
      <style:paragraph-properties fo:margin-top="0cm" fo:margin-bottom="0cm" style:contextual-spacing="false"/>
      <style:text-properties officeooo:rsid="0014e726"/>
    </style:style>
    <style:style style:name="P171" style:family="paragraph" style:parent-style-name="Preformatted_20_Text" style:list-style-name="L69">
      <style:paragraph-properties fo:margin-top="0cm" fo:margin-bottom="0.499cm" style:contextual-spacing="false"/>
      <style:text-properties officeooo:rsid="0014e726"/>
    </style:style>
    <style:style style:name="P172" style:family="paragraph" style:parent-style-name="Text_20_body" style:list-style-name="L70">
      <style:text-properties officeooo:rsid="0014e726"/>
    </style:style>
    <style:style style:name="P173" style:family="paragraph" style:parent-style-name="Text_20_body" style:list-style-name="L70">
      <style:paragraph-properties fo:margin-top="0cm" fo:margin-bottom="0cm" style:contextual-spacing="false"/>
      <style:text-properties officeooo:rsid="0014e726"/>
    </style:style>
    <style:style style:name="P174" style:family="paragraph" style:parent-style-name="Preformatted_20_Text" style:list-style-name="L70">
      <style:text-properties officeooo:rsid="0014e726"/>
    </style:style>
    <style:style style:name="P175" style:family="paragraph" style:parent-style-name="Preformatted_20_Text" style:list-style-name="L70">
      <style:paragraph-properties fo:margin-top="0cm" fo:margin-bottom="0.499cm" style:contextual-spacing="false"/>
      <style:text-properties officeooo:rsid="0014e726"/>
    </style:style>
    <style:style style:name="P176" style:family="paragraph" style:parent-style-name="Text_20_body" style:list-style-name="L71">
      <style:text-properties officeooo:rsid="0014e726"/>
    </style:style>
    <style:style style:name="P177" style:family="paragraph" style:parent-style-name="Text_20_body" style:list-style-name="L72">
      <style:text-properties officeooo:rsid="0014e726"/>
    </style:style>
    <style:style style:name="P178" style:family="paragraph" style:parent-style-name="Text_20_body" style:list-style-name="L73">
      <style:text-properties officeooo:rsid="0014e726"/>
    </style:style>
    <style:style style:name="P179" style:family="paragraph" style:parent-style-name="Text_20_body" style:list-style-name="L73">
      <style:paragraph-properties fo:margin-top="0cm" fo:margin-bottom="0cm" style:contextual-spacing="false"/>
      <style:text-properties officeooo:rsid="0014e726"/>
    </style:style>
    <style:style style:name="P180" style:family="paragraph" style:parent-style-name="Preformatted_20_Text" style:list-style-name="L73">
      <style:paragraph-properties fo:margin-top="0cm" fo:margin-bottom="0.499cm" style:contextual-spacing="false"/>
      <style:text-properties officeooo:rsid="0014e726"/>
    </style:style>
    <style:style style:name="P181" style:family="paragraph" style:parent-style-name="Text_20_body" style:list-style-name="L74">
      <style:text-properties officeooo:rsid="0014e726"/>
    </style:style>
    <style:style style:name="P182" style:family="paragraph" style:parent-style-name="Text_20_body" style:list-style-name="L74">
      <style:paragraph-properties fo:margin-top="0cm" fo:margin-bottom="0cm" style:contextual-spacing="false"/>
      <style:text-properties officeooo:rsid="0014e726"/>
    </style:style>
    <style:style style:name="P183" style:family="paragraph" style:parent-style-name="Preformatted_20_Text" style:list-style-name="L74">
      <style:paragraph-properties fo:margin-top="0cm" fo:margin-bottom="0.499cm" style:contextual-spacing="false"/>
      <style:text-properties officeooo:rsid="0014e726"/>
    </style:style>
    <style:style style:name="P184" style:family="paragraph" style:parent-style-name="Preformatted_20_Text" style:list-style-name="L74">
      <style:text-properties officeooo:rsid="0014e726"/>
    </style:style>
    <style:style style:name="P185" style:family="paragraph" style:parent-style-name="Text_20_body" style:list-style-name="L75">
      <style:text-properties officeooo:rsid="0014e726"/>
    </style:style>
    <style:style style:name="P186" style:family="paragraph" style:parent-style-name="Text_20_body" style:list-style-name="L76">
      <style:text-properties officeooo:rsid="0014e726"/>
    </style:style>
    <style:style style:name="P187" style:family="paragraph" style:parent-style-name="Text_20_body" style:list-style-name="L76">
      <style:paragraph-properties fo:margin-top="0cm" fo:margin-bottom="0cm" style:contextual-spacing="false"/>
      <style:text-properties officeooo:rsid="0014e726"/>
    </style:style>
    <style:style style:name="P188" style:family="paragraph" style:parent-style-name="Preformatted_20_Text" style:list-style-name="L76">
      <style:paragraph-properties fo:margin-top="0cm" fo:margin-bottom="0.499cm" style:contextual-spacing="false"/>
      <style:text-properties officeooo:rsid="0014e726"/>
    </style:style>
    <style:style style:name="P189" style:family="paragraph" style:parent-style-name="Text_20_body" style:list-style-name="L77">
      <style:text-properties officeooo:rsid="0014e726"/>
    </style:style>
    <style:style style:name="P190" style:family="paragraph" style:parent-style-name="Text_20_body" style:list-style-name="L77">
      <style:paragraph-properties fo:margin-top="0cm" fo:margin-bottom="0cm" style:contextual-spacing="false"/>
      <style:text-properties officeooo:rsid="0014e726"/>
    </style:style>
    <style:style style:name="P191" style:family="paragraph" style:parent-style-name="Preformatted_20_Text" style:list-style-name="L77">
      <style:paragraph-properties fo:margin-top="0cm" fo:margin-bottom="0.499cm" style:contextual-spacing="false"/>
      <style:text-properties officeooo:rsid="0014e726"/>
    </style:style>
    <style:style style:name="P192" style:family="paragraph" style:parent-style-name="Text_20_body" style:list-style-name="L78">
      <style:text-properties officeooo:rsid="0014e726"/>
    </style:style>
    <style:style style:name="P193" style:family="paragraph" style:parent-style-name="Text_20_body" style:list-style-name="L78">
      <style:paragraph-properties fo:margin-top="0cm" fo:margin-bottom="0cm" style:contextual-spacing="false"/>
      <style:text-properties officeooo:rsid="0014e726"/>
    </style:style>
    <style:style style:name="P194" style:family="paragraph" style:parent-style-name="Preformatted_20_Text" style:list-style-name="L78">
      <style:paragraph-properties fo:margin-top="0cm" fo:margin-bottom="0.499cm" style:contextual-spacing="false"/>
      <style:text-properties officeooo:rsid="0014e726"/>
    </style:style>
    <style:style style:name="P195" style:family="paragraph" style:parent-style-name="Text_20_body" style:list-style-name="L79">
      <style:text-properties officeooo:rsid="0014e726"/>
    </style:style>
    <style:style style:name="P196" style:family="paragraph" style:parent-style-name="Text_20_body" style:list-style-name="L79">
      <style:paragraph-properties fo:margin-top="0cm" fo:margin-bottom="0cm" style:contextual-spacing="false"/>
      <style:text-properties officeooo:rsid="0014e726"/>
    </style:style>
    <style:style style:name="P197" style:family="paragraph" style:parent-style-name="Preformatted_20_Text" style:list-style-name="L79">
      <style:paragraph-properties fo:margin-top="0cm" fo:margin-bottom="0.499cm" style:contextual-spacing="false"/>
      <style:text-properties officeooo:rsid="0014e726"/>
    </style:style>
    <style:style style:name="P198" style:family="paragraph" style:parent-style-name="Text_20_body" style:list-style-name="L80">
      <style:text-properties officeooo:rsid="0014e726"/>
    </style:style>
    <style:style style:name="P199" style:family="paragraph" style:parent-style-name="Text_20_body" style:list-style-name="L80">
      <style:paragraph-properties fo:margin-top="0cm" fo:margin-bottom="0cm" style:contextual-spacing="false"/>
      <style:text-properties officeooo:rsid="0014e726"/>
    </style:style>
    <style:style style:name="P200" style:family="paragraph" style:parent-style-name="Preformatted_20_Text" style:list-style-name="L80">
      <style:paragraph-properties fo:margin-top="0cm" fo:margin-bottom="0.499cm" style:contextual-spacing="false"/>
      <style:text-properties officeooo:rsid="0014e726"/>
    </style:style>
    <style:style style:name="P201" style:family="paragraph" style:parent-style-name="Text_20_body" style:list-style-name="L81">
      <style:text-properties officeooo:rsid="0014e726"/>
    </style:style>
    <style:style style:name="P202" style:family="paragraph" style:parent-style-name="Text_20_body" style:list-style-name="L81">
      <style:paragraph-properties fo:margin-top="0cm" fo:margin-bottom="0cm" style:contextual-spacing="false"/>
      <style:text-properties officeooo:rsid="0014e726"/>
    </style:style>
    <style:style style:name="P203" style:family="paragraph" style:parent-style-name="Preformatted_20_Text" style:list-style-name="L81">
      <style:paragraph-properties fo:margin-top="0cm" fo:margin-bottom="0.499cm" style:contextual-spacing="false"/>
      <style:text-properties officeooo:rsid="0014e726"/>
    </style:style>
    <style:style style:name="P204" style:family="paragraph" style:parent-style-name="Text_20_body" style:list-style-name="L82">
      <style:text-properties officeooo:rsid="0014e726"/>
    </style:style>
    <style:style style:name="P205" style:family="paragraph" style:parent-style-name="Text_20_body" style:list-style-name="L83">
      <style:text-properties officeooo:rsid="0014e726"/>
    </style:style>
    <style:style style:name="P206" style:family="paragraph" style:parent-style-name="Text_20_body" style:list-style-name="L84">
      <style:text-properties officeooo:rsid="0014e726"/>
    </style:style>
    <style:style style:name="P207" style:family="paragraph" style:parent-style-name="Text_20_body" style:list-style-name="L85">
      <style:text-properties officeooo:rsid="0014e726"/>
    </style:style>
    <style:style style:name="P208" style:family="paragraph" style:parent-style-name="Text_20_body" style:list-style-name="L85">
      <style:paragraph-properties fo:margin-top="0cm" fo:margin-bottom="0cm" style:contextual-spacing="false"/>
      <style:text-properties officeooo:rsid="0014e726"/>
    </style:style>
    <style:style style:name="P209" style:family="paragraph" style:parent-style-name="Preformatted_20_Text" style:list-style-name="L85">
      <style:paragraph-properties fo:margin-top="0cm" fo:margin-bottom="0.499cm" style:contextual-spacing="false"/>
      <style:text-properties officeooo:rsid="0014e726"/>
    </style:style>
    <style:style style:name="P210" style:family="paragraph" style:parent-style-name="Text_20_body">
      <style:paragraph-properties fo:margin-left="0cm" fo:margin-right="0cm" fo:margin-top="0cm" fo:margin-bottom="0cm" style:contextual-spacing="false" fo:text-indent="0cm" style:auto-text-indent="false"/>
      <style:text-properties officeooo:rsid="0014e726"/>
    </style:style>
    <style:style style:name="P211" style:family="paragraph" style:parent-style-name="Heading_20_1">
      <style:paragraph-properties fo:break-before="page"/>
    </style:style>
    <style:style style:name="P212" style:family="paragraph" style:parent-style-name="Text_20_body">
      <style:text-properties officeooo:rsid="0016071c" officeooo:paragraph-rsid="0016071c"/>
    </style:style>
    <style:style style:name="P213" style:family="paragraph" style:parent-style-name="Heading_20_1">
      <style:text-properties officeooo:paragraph-rsid="0016ee82"/>
    </style:style>
    <style:style style:name="P214" style:family="paragraph" style:parent-style-name="Heading_20_1">
      <style:paragraph-properties fo:break-before="page"/>
      <style:text-properties officeooo:paragraph-rsid="0016ee82"/>
    </style:style>
    <style:style style:name="P215" style:family="paragraph" style:parent-style-name="Text_20_body">
      <style:text-properties officeooo:rsid="0016ee82" officeooo:paragraph-rsid="0016ee82"/>
    </style:style>
    <style:style style:name="P216" style:family="paragraph" style:parent-style-name="Text_20_body">
      <style:text-properties fo:color="#3465a4" loext:opacity="100%" officeooo:rsid="0016ee82" officeooo:paragraph-rsid="0016ee82"/>
    </style:style>
    <style:style style:name="P217" style:family="paragraph" style:parent-style-name="Text_20_body">
      <style:text-properties officeooo:paragraph-rsid="0016ee82"/>
    </style:style>
    <style:style style:name="P218" style:family="paragraph" style:parent-style-name="Text_20_body">
      <style:text-properties officeooo:paragraph-rsid="001600c6"/>
    </style:style>
    <style:style style:name="P219" style:family="paragraph" style:parent-style-name="Text_20_body">
      <style:text-properties officeooo:rsid="001600c6" officeooo:paragraph-rsid="001600c6"/>
    </style:style>
    <style:style style:name="P220" style:family="paragraph" style:parent-style-name="Text_20_body" style:list-style-name="L86">
      <style:text-properties officeooo:paragraph-rsid="001600c6"/>
    </style:style>
    <style:style style:name="P221" style:family="paragraph" style:parent-style-name="Text_20_body">
      <style:text-properties officeooo:rsid="0016071c"/>
    </style:style>
    <style:style style:name="P222" style:family="paragraph" style:parent-style-name="Text_20_body" style:list-style-name="L87">
      <style:paragraph-properties fo:margin-top="0cm" fo:margin-bottom="0cm" style:contextual-spacing="false"/>
      <style:text-properties officeooo:rsid="0016071c"/>
    </style:style>
    <style:style style:name="P223" style:family="paragraph" style:parent-style-name="Text_20_body" style:list-style-name="L87">
      <style:text-properties officeooo:rsid="0016071c"/>
    </style:style>
    <style:style style:name="P224" style:family="paragraph" style:parent-style-name="Horizontal_20_Line">
      <style:text-properties officeooo:rsid="0016071c"/>
    </style:style>
    <style:style style:name="P225" style:family="paragraph" style:parent-style-name="Heading_20_4" style:list-style-name="L88"/>
    <style:style style:name="P226" style:family="paragraph" style:parent-style-name="Text_20_body" style:list-style-name="L89">
      <style:paragraph-properties fo:margin-top="0cm" fo:margin-bottom="0cm" style:contextual-spacing="false"/>
      <style:text-properties officeooo:rsid="0016071c"/>
    </style:style>
    <style:style style:name="P227" style:family="paragraph" style:parent-style-name="Text_20_body" style:list-style-name="L89">
      <style:text-properties officeooo:rsid="0016071c"/>
    </style:style>
    <style:style style:name="P228" style:family="paragraph" style:parent-style-name="Text_20_body" style:list-style-name="L90">
      <style:paragraph-properties fo:margin-top="0cm" fo:margin-bottom="0cm" style:contextual-spacing="false"/>
      <style:text-properties officeooo:rsid="0016071c"/>
    </style:style>
    <style:style style:name="P229" style:family="paragraph" style:parent-style-name="Text_20_body" style:list-style-name="L90">
      <style:text-properties officeooo:rsid="0016071c"/>
    </style:style>
    <style:style style:name="P230" style:family="paragraph" style:parent-style-name="Text_20_body">
      <style:text-properties officeooo:rsid="0018cf38" officeooo:paragraph-rsid="0018cf38"/>
    </style:style>
    <style:style style:name="P231" style:family="paragraph" style:parent-style-name="Heading_20_3">
      <style:text-properties officeooo:rsid="0018cf38" officeooo:paragraph-rsid="0018cf38"/>
    </style:style>
    <style:style style:name="P232" style:family="paragraph" style:parent-style-name="Text_20_body">
      <style:text-properties officeooo:paragraph-rsid="0018cf38"/>
    </style:style>
    <style:style style:name="P233" style:family="paragraph" style:parent-style-name="Text_20_body">
      <style:text-properties officeooo:paragraph-rsid="0019d37d"/>
    </style:style>
    <style:style style:name="P234" style:family="paragraph" style:parent-style-name="Text_20_body" style:list-style-name="L91">
      <style:text-properties officeooo:paragraph-rsid="001aeecc"/>
    </style:style>
    <style:style style:name="P235" style:family="paragraph" style:parent-style-name="Text_20_body" style:list-style-name="L92"/>
    <style:style style:name="P236" style:family="paragraph" style:parent-style-name="Text_20_body" style:list-style-name="L93">
      <style:text-properties officeooo:paragraph-rsid="0019d37d"/>
    </style:style>
    <style:style style:name="P237" style:family="paragraph" style:parent-style-name="Text_20_body" style:list-style-name="L94"/>
    <style:style style:name="P238" style:family="paragraph" style:parent-style-name="Text_20_body">
      <style:paragraph-properties fo:break-before="page"/>
    </style:style>
    <style:style style:name="T1" style:family="text">
      <style:text-properties officeooo:rsid="0012022b"/>
    </style:style>
    <style:style style:name="T2" style:family="text">
      <style:text-properties officeooo:rsid="0013efd3"/>
    </style:style>
    <style:style style:name="T3" style:family="text">
      <style:text-properties officeooo:rsid="001fbb9d"/>
    </style:style>
    <style:style style:name="T4" style:family="text">
      <style:text-properties officeooo:rsid="001f57ff"/>
    </style:style>
    <style:style style:name="T5" style:family="text">
      <style:text-properties officeooo:rsid="0022e74a"/>
    </style:style>
    <style:style style:name="T6" style:family="text">
      <style:text-properties officeooo:rsid="00243326"/>
    </style:style>
    <style:style style:name="T7" style:family="text">
      <style:text-properties officeooo:rsid="0012acef"/>
    </style:style>
    <style:style style:name="T8" style:family="text">
      <style:text-properties officeooo:rsid="00127751"/>
    </style:style>
    <style:style style:name="T9" style:family="text">
      <style:text-properties officeooo:rsid="0016ee82"/>
    </style:style>
    <style:style style:name="T10" style:family="text">
      <style:text-properties officeooo:rsid="0018cf38"/>
    </style:style>
    <style:style style:name="T11" style:family="text">
      <style:text-properties fo:color="#3465a4" loext:opacity="100%" officeooo:rsid="0016ee82"/>
    </style:style>
    <style:style style:name="T12" style:family="text">
      <style:text-properties officeooo:rsid="001600c6"/>
    </style:style>
    <style:style style:name="T13" style:family="text">
      <style:text-properties fo:font-weight="bold" officeooo:rsid="001600c6" style:font-weight-asian="bold" style:font-weight-complex="bold"/>
    </style:style>
    <style:style style:name="T14" style:family="text">
      <style:text-properties fo:font-weight="bold" style:font-weight-asian="bold" style:font-weight-complex="bold"/>
    </style:style>
    <style:style style:name="T15" style:family="text">
      <style:text-properties officeooo:rsid="0019d37d"/>
    </style:style>
    <style:style style:name="T16" style:family="text">
      <style:text-properties fo:background-color="#ffff00" loext:char-shading-value="0"/>
    </style:style>
    <style:style style:name="T17" style:family="text">
      <style:text-properties officeooo:rsid="001aeecc"/>
    </style:style>
    <style:style style:name="T18" style:family="text">
      <style:text-properties fo:color="#3465a4" loext:opacity="100%"/>
    </style:style>
    <style:style style:name="T19" style:family="text">
      <style:text-properties fo:color="#3465a4" loext:opacity="100%" fo:font-style="italic" style:font-style-asian="italic" style:font-style-complex="italic"/>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__RefHeading___Toc4554_2657471997"/>New RZ – PROJET<text:bookmark-end text:name="__RefHeading___Toc4554_2657471997"/></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4554_2657471997" text:style-name="Index_20_Link" text:visited-style-name="Index_20_Link">New RZ – PROJET<text:tab/>1</text:a></text:p>
          <text:p text:style-name="P2"><text:a xlink:type="simple" xlink:href="#__RefHeading___Toc930_2657471997" text:style-name="Index_20_Link" text:visited-style-name="Index_20_Link">A Le projet<text:tab/>4</text:a></text:p>
          <text:p text:style-name="P3"><text:a xlink:type="simple" xlink:href="#__RefHeading___Toc2771_2657471997" text:style-name="Index_20_Link" text:visited-style-name="Index_20_Link">A.1 Attendus<text:tab/>4</text:a></text:p>
          <text:p text:style-name="P3"><text:a xlink:type="simple" xlink:href="#__RefHeading___Toc932_2657471997" text:style-name="Index_20_Link" text:visited-style-name="Index_20_Link">A.2 Objectifs fonctionnels<text:tab/>4</text:a></text:p>
          <text:p text:style-name="P3"><text:a xlink:type="simple" xlink:href="#__RefHeading___Toc2773_2657471997" text:style-name="Index_20_Link" text:visited-style-name="Index_20_Link">A.3 Choix technique<text:tab/>5</text:a></text:p>
          <text:p text:style-name="P4"><text:a xlink:type="simple" xlink:href="#__RefHeading___Toc5035_2657471997" text:style-name="Index_20_Link" text:visited-style-name="Index_20_Link">A.3.1 Communications<text:tab/>5</text:a></text:p>
          <text:p text:style-name="P4"><text:a xlink:type="simple" xlink:href="#__RefHeading___Toc5037_2657471997" text:style-name="Index_20_Link" text:visited-style-name="Index_20_Link">A.3.2 Mode Local : Utilisation de deux smartphones<text:tab/>5</text:a></text:p>
          <text:p text:style-name="P5"><text:a xlink:type="simple" xlink:href="#__RefHeading___Toc5039_2657471997" text:style-name="Index_20_Link" text:visited-style-name="Index_20_Link">a.1 : Pilotage par Joystick Bluetooth<text:tab/>5</text:a></text:p>
          <text:p text:style-name="P6"><text:a xlink:type="simple" xlink:href="#__RefHeading___Toc5041_2657471997" text:style-name="Index_20_Link" text:visited-style-name="Index_20_Link">a-2 : Pilotage via un second smartphone (PhVSmart)<text:tab/>5</text:a></text:p>
          <text:p text:style-name="P6"><text:a xlink:type="simple" xlink:href="#__RefHeading___Toc5043_2657471997" text:style-name="Index_20_Link" text:visited-style-name="Index_20_Link">A.3.2.b <text:s/>- Mode Autonome ou Pilotage Distant<text:tab/>5</text:a></text:p>
          <text:p text:style-name="P5"><text:a xlink:type="simple" xlink:href="#__RefHeading___Toc5045_2657471997" text:style-name="Index_20_Link" text:visited-style-name="Index_20_Link">b.1 Connexion distante via RPI<text:tab/>5</text:a></text:p>
          <text:p text:style-name="P4"><text:a xlink:type="simple" xlink:href="#__RefHeading___Toc5047_2657471997" text:style-name="Index_20_Link" text:visited-style-name="Index_20_Link">A.3.3 Mode Local : Utilisation de deux smartphones<text:tab/>6</text:a></text:p>
          <text:p text:style-name="P6"><text:a xlink:type="simple" xlink:href="#__RefHeading___Toc5049_2657471997" text:style-name="Index_20_Link" text:visited-style-name="Index_20_Link">A.3.3.a Cas a-1 : Pilotage par Joystick Bluetooth<text:tab/>6</text:a></text:p>
          <text:p text:style-name="P6"><text:a xlink:type="simple" xlink:href="#__RefHeading___Toc5051_2657471997" text:style-name="Index_20_Link" text:visited-style-name="Index_20_Link">Cas a-2 : Pilotage via un second smartphone (PhVSmart)<text:tab/>6</text:a></text:p>
          <text:p text:style-name="P4"><text:a xlink:type="simple" xlink:href="#__RefHeading___Toc5053_2657471997" text:style-name="Index_20_Link" text:visited-style-name="Index_20_Link">A.3.4 <text:s/>Mode Autonome ou Pilotage Distant<text:tab/>7</text:a></text:p>
          <text:p text:style-name="P6"><text:a xlink:type="simple" xlink:href="#__RefHeading___Toc5055_2657471997" text:style-name="Index_20_Link" text:visited-style-name="Index_20_Link">A.3.4.a Connexion distante via RPI<text:tab/>7</text:a></text:p>
          <text:p text:style-name="P4"><text:a xlink:type="simple" xlink:href="#__RefHeading___Toc5057_2657471997" text:style-name="Index_20_Link" text:visited-style-name="Index_20_Link">A.3.5 Alimentation<text:tab/>7</text:a></text:p>
          <text:p text:style-name="P3"><text:a xlink:type="simple" xlink:href="#__RefHeading___Toc2775_2657471997" text:style-name="Index_20_Link" text:visited-style-name="Index_20_Link">A.4 Schémas d’organisation<text:tab/>7</text:a></text:p>
          <text:p text:style-name="P6"><text:a xlink:type="simple" xlink:href="#__RefHeading___Toc936_2657471997" text:style-name="Index_20_Link" text:visited-style-name="Index_20_Link">A.4.1.a Cas a - Mode Local : Utilisation de deux smartphones<text:tab/>7</text:a></text:p>
          <text:p text:style-name="P6"><text:a xlink:type="simple" xlink:href="#__RefHeading___Toc938_2657471997" text:style-name="Index_20_Link" text:visited-style-name="Index_20_Link">A.4.1.b Cas a-1 : Pilotage par Joystick Bluetooth<text:tab/>7</text:a></text:p>
          <text:p text:style-name="P6"><text:a xlink:type="simple" xlink:href="#__RefHeading___Toc940_2657471997" text:style-name="Index_20_Link" text:visited-style-name="Index_20_Link">Cas a-2 : Pilotage via un second smartphone (PhVSmart)<text:tab/>8</text:a></text:p>
          <text:p text:style-name="P4"><text:a xlink:type="simple" xlink:href="#__RefHeading___Toc942_2657471997" text:style-name="Index_20_Link" text:visited-style-name="Index_20_Link">A.4.2 Cas b - Mode Autonome ou Pilotage Distant<text:tab/>8</text:a></text:p>
          <text:p text:style-name="P6"><text:a xlink:type="simple" xlink:href="#__RefHeading___Toc944_2657471997" text:style-name="Index_20_Link" text:visited-style-name="Index_20_Link">A.4.2.a Connexion distante via RPI<text:tab/>8</text:a></text:p>
          <text:p text:style-name="P2"><text:a xlink:type="simple" xlink:href="#__RefHeading___Toc928_2657471997" text:style-name="Index_20_Link" text:visited-style-name="Index_20_Link">A Etape Préparation des Smartphones (android)<text:tab/>9</text:a></text:p>
          <text:p text:style-name="P3"><text:a xlink:type="simple" xlink:href="#__RefHeading___Toc946_2657471997" text:style-name="Index_20_Link" text:visited-style-name="Index_20_Link">A.5 Configuration des smartphones<text:tab/>9</text:a></text:p>
          <text:p text:style-name="P3"><text:a xlink:type="simple" xlink:href="#__RefHeading___Toc948_2657471997" text:style-name="Index_20_Link" text:visited-style-name="Index_20_Link">A.6 Logiciels à installer<text:tab/>9</text:a></text:p>
          <text:p text:style-name="P3"><text:a xlink:type="simple" xlink:href="#__RefHeading___Toc950_2657471997" text:style-name="Index_20_Link" text:visited-style-name="Index_20_Link">A.7 Automatisation Communication Robot / Pilote<text:tab/>9</text:a></text:p>
          <text:p text:style-name="P2"><text:a xlink:type="simple" xlink:href="#__RefHeading___Toc952_2657471997" text:style-name="Index_20_Link" text:visited-style-name="Index_20_Link"><text:tab/>9</text:a></text:p>
          <text:p text:style-name="P2"><text:a xlink:type="simple" xlink:href="#__RefHeading___Toc954_2657471997" text:style-name="Index_20_Link" text:visited-style-name="Index_20_Link">B Annexes<text:tab/>10</text:a></text:p>
          <text:p text:style-name="P3"><text:a xlink:type="simple" xlink:href="#__RefHeading___Toc956_2657471997" text:style-name="Index_20_Link" text:visited-style-name="Index_20_Link">B.1 Tasker &amp; Node-red : choix et articulation<text:tab/>10</text:a></text:p>
          <text:p text:style-name="P4"><text:a xlink:type="simple" xlink:href="#__RefHeading___Toc4846_2657471997" text:style-name="Index_20_Link" text:visited-style-name="Index_20_Link">B.1.1 Comparaison des caractéristiques :<text:tab/>10</text:a></text:p>
          <text:p text:style-name="P6"><text:a xlink:type="simple" xlink:href="#__RefHeading___Toc4848_2657471997" text:style-name="Index_20_Link" text:visited-style-name="Index_20_Link">B.1.1.a Vitesse<text:tab/>10</text:a></text:p>
          <text:p text:style-name="P6"><text:a xlink:type="simple" xlink:href="#__RefHeading___Toc960_2657471997%20Copie%201" text:style-name="Index_20_Link" text:visited-style-name="Index_20_Link">Consommation de RAM<text:tab/>10</text:a></text:p>
          <text:p text:style-name="P6"><text:a xlink:type="simple" xlink:href="#__RefHeading___Toc962_2657471997" text:style-name="Index_20_Link" text:visited-style-name="Index_20_Link">3. Bande passante<text:tab/>10</text:a></text:p>
          <text:p text:style-name="P6"><text:a xlink:type="simple" xlink:href="#__RefHeading___Toc964_2657471997" text:style-name="Index_20_Link" text:visited-style-name="Index_20_Link">4. Protocoles utilisés dans Tasker<text:tab/>10</text:a></text:p>
          <text:p text:style-name="P3"><text:a xlink:type="simple" xlink:href="#__RefHeading___Toc968_2657471997" text:style-name="Index_20_Link" text:visited-style-name="Index_20_Link">B.2 Broker MQTT<text:tab/>11</text:a></text:p>
          <text:p text:style-name="P6"><text:a xlink:type="simple" xlink:href="#__RefHeading___Toc970_2657471997" text:style-name="Index_20_Link" text:visited-style-name="Index_20_Link">B.2.1.a 1. Comment installer un broker MQTT local sur un smartphone ?<text:tab/>11</text:a></text:p>
          <text:p text:style-name="P3"><text:a xlink:type="simple" xlink:href="#__RefHeading___Toc972_2657471997" text:style-name="Index_20_Link" text:visited-style-name="Index_20_Link">B.3 Gérer les adresses IP locales et publiques ?<text:tab/>11</text:a></text:p>
          <text:p text:style-name="P3"><text:a xlink:type="simple" xlink:href="#__RefHeading___Toc4850_2657471997" text:style-name="Index_20_Link" text:visited-style-name="Index_20_Link">B.4 Alimentation électrique<text:tab/>12</text:a></text:p>
          <text:p text:style-name="P6"><text:a xlink:type="simple" xlink:href="#__RefHeading___Toc4852_2657471997" text:style-name="Index_20_Link" text:visited-style-name="Index_20_Link">B.4.1.a Smartphone avec hub alimenté<text:tab/>12</text:a></text:p>
          <text:p text:style-name="P5"><text:a xlink:type="simple" xlink:href="#__RefHeading___Toc4854_2657471997" text:style-name="Index_20_Link" text:visited-style-name="Index_20_Link">a.1 Stabilité améliorée :<text:tab/>12</text:a></text:p>
          <text:p text:style-name="P5"><text:a xlink:type="simple" xlink:href="#__RefHeading___Toc4856_2657471997" text:style-name="Index_20_Link" text:visited-style-name="Index_20_Link">a.2 Compatibilité :<text:tab/>12</text:a></text:p>
          <text:p text:style-name="P5"><text:a xlink:type="simple" xlink:href="#__RefHeading___Toc4858_2657471997" text:style-name="Index_20_Link" text:visited-style-name="Index_20_Link">a.3 Complexité accrue :<text:tab/>12</text:a></text:p>
          <text:p text:style-name="P3"><text:a xlink:type="simple" xlink:href="#__RefHeading___Toc4860_2657471997" text:style-name="Index_20_Link" text:visited-style-name="Index_20_Link">B.5 Node-red / structure des flows<text:tab/>12</text:a></text:p>
          <text:p text:style-name="P4"><text:a xlink:type="simple" xlink:href="#__RefHeading___Toc4862_2657471997" text:style-name="Index_20_Link" text:visited-style-name="Index_20_Link">B.5.1 Utiliser plusieurs flows : Amélioration des performances :<text:tab/>12</text:a></text:p>
          <text:p text:style-name="P4"><text:a xlink:type="simple" xlink:href="#__RefHeading___Toc4864_2657471997" text:style-name="Index_20_Link" text:visited-style-name="Index_20_Link">B.5.2 Changer de flows en fonction des besoins<text:tab/>13</text:a></text:p>
          <text:p text:style-name="P6"><text:a xlink:type="simple" xlink:href="#__RefHeading___Toc4866_2657471997" text:style-name="Index_20_Link" text:visited-style-name="Index_20_Link">B.5.2.a . Activer/désactiver des flows<text:tab/>13</text:a></text:p>
          <text:p text:style-name="P6"><text:a xlink:type="simple" xlink:href="#__RefHeading___Toc4868_2657471997" text:style-name="Index_20_Link" text:visited-style-name="Index_20_Link"><text:soft-page-break/>b. Utiliser des contextes globaux ou des variables<text:tab/>13</text:a></text:p>
          <text:p text:style-name="P6"><text:a xlink:type="simple" xlink:href="#__RefHeading___Toc4870_2657471997" text:style-name="Index_20_Link" text:visited-style-name="Index_20_Link">c. Utiliser des messages MQTT pour changer de mode<text:tab/>13</text:a></text:p>
          <text:p text:style-name="P4"><text:a xlink:type="simple" xlink:href="#__RefHeading___Toc4872_2657471997" text:style-name="Index_20_Link" text:visited-style-name="Index_20_Link">B.5.3 4. Exemple pratique<text:tab/>13</text:a></text:p>
          <text:p text:style-name="P6"><text:a xlink:type="simple" xlink:href="#__RefHeading___Toc4874_2657471997" text:style-name="Index_20_Link" text:visited-style-name="Index_20_Link">B.5.3.a Scénario :<text:tab/>13</text:a></text:p>
          <text:p text:style-name="P6"><text:a xlink:type="simple" xlink:href="#__RefHeading___Toc4876_2657471997" text:style-name="Index_20_Link" text:visited-style-name="Index_20_Link">Étapes :<text:tab/>13</text:a></text:p>
          <text:p text:style-name="P4"><text:a xlink:type="simple" xlink:href="#__RefHeading___Toc4878_2657471997" text:style-name="Index_20_Link" text:visited-style-name="Index_20_Link">B.5.4 5. Bonnes pratiques<text:tab/>14</text:a></text:p>
          <text:p text:style-name="P4"><text:a xlink:type="simple" xlink:href="#__RefHeading___Toc6719_2657471997" text:style-name="Index_20_Link" text:visited-style-name="Index_20_Link">B.5.5 Initialisation de la liaison entre smartphones – Prépartion des smartphones<text:tab/>15</text:a></text:p>
          <text:p text:style-name="P4"><text:a xlink:type="simple" xlink:href="#__RefHeading___Toc6721_2657471997" text:style-name="Index_20_Link" text:visited-style-name="Index_20_Link">B.5.6 Étape 1: Préparer le Doro<text:tab/>15</text:a></text:p>
          <text:p text:style-name="P4"><text:a xlink:type="simple" xlink:href="#__RefHeading___Toc6723_2657471997" text:style-name="Index_20_Link" text:visited-style-name="Index_20_Link">Étape 2: Configurer le partage de connexion Internet<text:tab/>15</text:a></text:p>
          <text:p text:style-name="P4"><text:a xlink:type="simple" xlink:href="#__RefHeading___Toc6725_2657471997" text:style-name="Index_20_Link" text:visited-style-name="Index_20_Link">Étape 3: Prendre le contrôle du Doro via SSH<text:tab/>15</text:a></text:p>
          <text:p text:style-name="P4"><text:a xlink:type="simple" xlink:href="#__RefHeading___Toc6727_2657471997" text:style-name="Index_20_Link" text:visited-style-name="Index_20_Link">Étape 4: Automatiser le processus<text:tab/>15</text:a></text:p>
          <text:p text:style-name="P4"><text:a xlink:type="simple" xlink:href="#__RefHeading___Toc6729_2657471997" text:style-name="Index_20_Link" text:visited-style-name="Index_20_Link">Sécurité<text:tab/>16</text:a></text:p>
          <text:p text:style-name="P4"><text:a xlink:type="simple" xlink:href="#__RefHeading___Toc6731_2657471997" text:style-name="Index_20_Link" text:visited-style-name="Index_20_Link">B.5.7 Étape 1 : Préparer Termux et Tasker sur le Doro<text:tab/>16</text:a></text:p>
          <text:p text:style-name="P4"><text:a xlink:type="simple" xlink:href="#__RefHeading___Toc6733_2657471997" text:style-name="Index_20_Link" text:visited-style-name="Index_20_Link">B.5.8 Étape 2 : Configurer Tasker sur le Doro<text:tab/>17</text:a></text:p>
          <text:p text:style-name="P4"><text:a xlink:type="simple" xlink:href="#__RefHeading___Toc6735_2657471997" text:style-name="Index_20_Link" text:visited-style-name="Index_20_Link">B.5.9 Étape 3 : Configurer Tasker sur le Xiaomi<text:tab/>18</text:a></text:p>
          <text:p text:style-name="P4"><text:a xlink:type="simple" xlink:href="#__RefHeading___Toc6737_2657471997" text:style-name="Index_20_Link" text:visited-style-name="Index_20_Link">B.5.10 Étape 4 : Automatiser la connexion SSH depuis le Xiaomi<text:tab/>18</text:a></text:p>
          <text:p text:style-name="P4"><text:a xlink:type="simple" xlink:href="#__RefHeading___Toc6739_2657471997" text:style-name="Index_20_Link" text:visited-style-name="Index_20_Link">B.5.11 Étape 5 : Affiner et déboguer<text:tab/>19</text:a></text:p>
          <text:p text:style-name="P4"><text:a xlink:type="simple" xlink:href="#__RefHeading___Toc6741_2657471997" text:style-name="Index_20_Link" text:visited-style-name="Index_20_Link">B.5.12 1. Stocker les scripts dans Termux<text:tab/>20</text:a></text:p>
          <text:p text:style-name="P6"><text:a xlink:type="simple" xlink:href="#__RefHeading___Toc6743_2657471997" text:style-name="Index_20_Link" text:visited-style-name="Index_20_Link">B.5.12.a Emplacement recommandé :<text:tab/>20</text:a></text:p>
          <text:p text:style-name="P6"><text:a xlink:type="simple" xlink:href="#__RefHeading___Toc6745_2657471997" text:style-name="Index_20_Link" text:visited-style-name="Index_20_Link">Avantages :<text:tab/>20</text:a></text:p>
          <text:p text:style-name="P6"><text:a xlink:type="simple" xlink:href="#__RefHeading___Toc6747_2657471997" text:style-name="Index_20_Link" text:visited-style-name="Index_20_Link">Inconvénients :<text:tab/>20</text:a></text:p>
          <text:p text:style-name="P4"><text:a xlink:type="simple" xlink:href="#__RefHeading___Toc6749_2657471997" text:style-name="Index_20_Link" text:visited-style-name="Index_20_Link">B.5.13 2. Stocker les scripts dans le stockage interne du téléphone<text:tab/>20</text:a></text:p>
          <text:p text:style-name="P6"><text:a xlink:type="simple" xlink:href="#__RefHeading___Toc6751_2657471997" text:style-name="Index_20_Link" text:visited-style-name="Index_20_Link">B.5.13.a Emplacement recommandé :<text:tab/>20</text:a></text:p>
          <text:p text:style-name="P6"><text:a xlink:type="simple" xlink:href="#__RefHeading___Toc6753_2657471997" text:style-name="Index_20_Link" text:visited-style-name="Index_20_Link">Avantages :<text:tab/>21</text:a></text:p>
          <text:p text:style-name="P6"><text:a xlink:type="simple" xlink:href="#__RefHeading___Toc6755_2657471997" text:style-name="Index_20_Link" text:visited-style-name="Index_20_Link">Inconvénients :<text:tab/>21</text:a></text:p>
          <text:p text:style-name="P4"><text:a xlink:type="simple" xlink:href="#__RefHeading___Toc6757_2657471997" text:style-name="Index_20_Link" text:visited-style-name="Index_20_Link">B.5.14 3. Stocker les scripts dans un dossier synchronisé (cloud ou syncthing)<text:tab/>21</text:a></text:p>
          <text:p text:style-name="P6"><text:a xlink:type="simple" xlink:href="#__RefHeading___Toc6759_2657471997" text:style-name="Index_20_Link" text:visited-style-name="Index_20_Link">B.5.14.a Emplacement recommandé :<text:tab/>21</text:a></text:p>
          <text:p text:style-name="P6"><text:a xlink:type="simple" xlink:href="#__RefHeading___Toc6761_2657471997" text:style-name="Index_20_Link" text:visited-style-name="Index_20_Link">Avantages :<text:tab/>21</text:a></text:p>
          <text:p text:style-name="P6"><text:a xlink:type="simple" xlink:href="#__RefHeading___Toc6763_2657471997" text:style-name="Index_20_Link" text:visited-style-name="Index_20_Link">Inconvénients :<text:tab/>21</text:a></text:p>
          <text:p text:style-name="P4"><text:a xlink:type="simple" xlink:href="#__RefHeading___Toc6765_2657471997" text:style-name="Index_20_Link" text:visited-style-name="Index_20_Link">B.5.15 4. Stocker les scripts dans un dépôt Git<text:tab/>21</text:a></text:p>
          <text:p text:style-name="P6"><text:a xlink:type="simple" xlink:href="#__RefHeading___Toc6767_2657471997" text:style-name="Index_20_Link" text:visited-style-name="Index_20_Link">B.5.15.a Emplacement recommandé :<text:tab/>21</text:a></text:p>
          <text:p text:style-name="P6"><text:a xlink:type="simple" xlink:href="#__RefHeading___Toc6769_2657471997" text:style-name="Index_20_Link" text:visited-style-name="Index_20_Link">Avantages :<text:tab/>22</text:a></text:p>
          <text:p text:style-name="P6"><text:a xlink:type="simple" xlink:href="#__RefHeading___Toc6771_2657471997" text:style-name="Index_20_Link" text:visited-style-name="Index_20_Link">Inconvénients :<text:tab/>22</text:a></text:p>
          <text:p text:style-name="P4"><text:a xlink:type="simple" xlink:href="#__RefHeading___Toc6773_2657471997" text:style-name="Index_20_Link" text:visited-style-name="Index_20_Link">B.5.16 5. Stocker les scripts dans Tasker (pour les petits scripts)<text:tab/>22</text:a></text:p>
          <text:p text:style-name="P6"><text:a xlink:type="simple" xlink:href="#__RefHeading___Toc6775_2657471997" text:style-name="Index_20_Link" text:visited-style-name="Index_20_Link">B.5.16.a Avantages :<text:tab/>22</text:a></text:p>
          <text:p text:style-name="P6"><text:a xlink:type="simple" xlink:href="#__RefHeading___Toc6777_2657471997" text:style-name="Index_20_Link" text:visited-style-name="Index_20_Link">Inconvénients :<text:tab/>22</text:a></text:p>
          <text:p text:style-name="P4"><text:a xlink:type="simple" xlink:href="#__RefHeading___Toc6779_2657471997" text:style-name="Index_20_Link" text:visited-style-name="Index_20_Link">B.5.17 Recommandation finale<text:tab/>22</text:a></text:p>
          <text:p text:style-name="P4"><text:a xlink:type="simple" xlink:href="#__RefHeading___Toc6781_2657471997" text:style-name="Index_20_Link" text:visited-style-name="Index_20_Link">B.5.18 Correction de l'étape 1, partie 3 : Récupérer l'adresse IP dans Termux<text:tab/>23</text:a></text:p>
          <text:p text:style-name="P4"><text:a xlink:type="simple" xlink:href="#__RefHeading___Toc6783_2657471997" text:style-name="Index_20_Link" text:visited-style-name="Index_20_Link">B.5.19 Correction de l'étape 2 : Détecter le démarrage de l'appareil dans Tasker<text:tab/>24</text:a></text:p>
          <text:p text:style-name="P4"><text:a xlink:type="simple" xlink:href="#__RefHeading___Toc6785_2657471997" text:style-name="Index_20_Link" text:visited-style-name="Index_20_Link">B.5.20 Étape révisée : Configuration de Tasker pour le démarrage<text:tab/>25</text:a></text:p>
          <text:p text:style-name="P4"><text:a xlink:type="simple" xlink:href="#__RefHeading___Toc6787_2657471997" text:style-name="Index_20_Link" text:visited-style-name="Index_20_Link">B.5.21 Exemple de tâche Tasker<text:tab/>25</text:a></text:p>
          <text:p text:style-name="P4"><text:a xlink:type="simple" xlink:href="#__RefHeading___Toc6789_2657471997" text:style-name="Index_20_Link" text:visited-style-name="Index_20_Link">B.5.22 Problème avec get_ip.sh au lieu de ~/get_ip.sh<text:tab/>26</text:a></text:p>
          <text:p text:style-name="P4"><text:a xlink:type="simple" xlink:href="#__RefHeading___Toc6791_2657471997" text:style-name="Index_20_Link" text:visited-style-name="Index_20_Link">B.5.23 Explication de chmod +x<text:tab/>26</text:a></text:p>
          <text:p text:style-name="P4"><text:a xlink:type="simple" xlink:href="#__RefHeading___Toc6793_2657471997" text:style-name="Index_20_Link" text:visited-style-name="Index_20_Link">B.5.24 Comment obtenir de l'aide en français sur les commandes<text:tab/>27</text:a></text:p>
          <text:p text:style-name="P4"><text:a xlink:type="simple" xlink:href="#__RefHeading___Toc6795_2657471997" text:style-name="Index_20_Link" text:visited-style-name="Index_20_Link">B.5.25 Correction du script get_ip.sh<text:tab/>28</text:a></text:p>
          <text:p text:style-name="P4"><text:a xlink:type="simple" xlink:href="#__RefHeading___Toc6797_2657471997" text:style-name="Index_20_Link" text:visited-style-name="Index_20_Link">B.5.26 Résolution des problèmes courants<text:tab/>28</text:a></text:p>
          <text:p text:style-name="P4"><text:a xlink:type="simple" xlink:href="#__RefHeading___Toc6799_2657471997" text:style-name="Index_20_Link" text:visited-style-name="Index_20_Link">B.5.27 Exemple complet<text:tab/>29</text:a></text:p>
          <text:p text:style-name="P4"><text:a xlink:type="simple" xlink:href="#__RefHeading___Toc6801_2657471997" text:style-name="Index_20_Link" text:visited-style-name="Index_20_Link">B.5.28 1. Installer les pages de manuel en français<text:tab/>30</text:a></text:p>
          <text:p text:style-name="P6"><text:a xlink:type="simple" xlink:href="#__RefHeading___Toc6803_2657471997" text:style-name="Index_20_Link" text:visited-style-name="Index_20_Link">B.5.28.a a. Utiliser un site web<text:tab/>30</text:a></text:p>
          <text:p text:style-name="P6"><text:a xlink:type="simple" xlink:href="#__RefHeading___Toc6805_2657471997" text:style-name="Index_20_Link" text:visited-style-name="Index_20_Link">b. Télécharger les pages de manuel en français<text:tab/>30</text:a></text:p>
          <text:p text:style-name="P4"><text:a xlink:type="simple" xlink:href="#__RefHeading___Toc6807_2657471997" text:style-name="Index_20_Link" text:visited-style-name="Index_20_Link">B.5.29 2. Compléter man avec tldr<text:tab/>30</text:a></text:p>
          <text:p text:style-name="P4"><text:a xlink:type="simple" xlink:href="#__RefHeading___Toc6809_2657471997" text:style-name="Index_20_Link" text:visited-style-name="Index_20_Link">B.5.30 3. Utiliser --help<text:tab/>31</text:a></text:p>
          <text:p text:style-name="P4"><text:a xlink:type="simple" xlink:href="#__RefHeading___Toc6811_2657471997" text:style-name="Index_20_Link" text:visited-style-name="Index_20_Link"><text:soft-page-break/>B.5.31 4. Installer bash-completion pour l'autocomplétion<text:tab/>31</text:a></text:p>
          <text:p text:style-name="P4"><text:a xlink:type="simple" xlink:href="#__RefHeading___Toc6813_2657471997" text:style-name="Index_20_Link" text:visited-style-name="Index_20_Link">B.5.32 5. Utiliser des applications Android pour la documentation<text:tab/>32</text:a></text:p>
          <text:p text:style-name="P4"><text:a xlink:type="simple" xlink:href="#__RefHeading___Toc6815_2657471997" text:style-name="Index_20_Link" text:visited-style-name="Index_20_Link">B.5.33 6. Configurer Termux pour un meilleur confort<text:tab/>32</text:a></text:p>
          <text:p text:style-name="P4"><text:a xlink:type="simple" xlink:href="#__RefHeading___Toc6817_2657471997" text:style-name="Index_20_Link" text:visited-style-name="Index_20_Link">B.5.34 Résumé des solutions<text:tab/>33</text:a></text:p>
          <text:p text:style-name="P4"><text:a xlink:type="simple" xlink:href="#__RefHeading___Toc6819_2657471997" text:style-name="Index_20_Link" text:visited-style-name="Index_20_Link">B.5.35 1. Vérifier les permissions du script<text:tab/>33</text:a></text:p>
          <text:p text:style-name="P4"><text:a xlink:type="simple" xlink:href="#__RefHeading___Toc6821_2657471997" text:style-name="Index_20_Link" text:visited-style-name="Index_20_Link">B.5.36 2. Vérifier le chemin du script<text:tab/>34</text:a></text:p>
          <text:p text:style-name="P4"><text:a xlink:type="simple" xlink:href="#__RefHeading___Toc6823_2657471997" text:style-name="Index_20_Link" text:visited-style-name="Index_20_Link">B.5.37 3. Vérifier les permissions du répertoire<text:tab/>34</text:a></text:p>
          <text:p text:style-name="P4"><text:a xlink:type="simple" xlink:href="#__RefHeading___Toc6825_2657471997" text:style-name="Index_20_Link" text:visited-style-name="Index_20_Link">B.5.38 4. Vérifier le système de fichiers<text:tab/>35</text:a></text:p>
          <text:p text:style-name="P4"><text:a xlink:type="simple" xlink:href="#__RefHeading___Toc6827_2657471997" text:style-name="Index_20_Link" text:visited-style-name="Index_20_Link">B.5.39 5. Vérifier les erreurs spécifiques<text:tab/>35</text:a></text:p>
          <text:p text:style-name="P6"><text:a xlink:type="simple" xlink:href="#__RefHeading___Toc6829_2657471997" text:style-name="Index_20_Link" text:visited-style-name="Index_20_Link">B.5.39.a a. Erreur : Permission denied<text:tab/>35</text:a></text:p>
          <text:p text:style-name="P6"><text:a xlink:type="simple" xlink:href="#__RefHeading___Toc6831_2657471997" text:style-name="Index_20_Link" text:visited-style-name="Index_20_Link">b. Erreur : No such file or directory<text:tab/>35</text:a></text:p>
          <text:p text:style-name="P6"><text:a xlink:type="simple" xlink:href="#__RefHeading___Toc6833_2657471997" text:style-name="Index_20_Link" text:visited-style-name="Index_20_Link">c. Erreur : wlan0: No such device<text:tab/>35</text:a></text:p>
          <text:p text:style-name="P4"><text:a xlink:type="simple" xlink:href="#__RefHeading___Toc6835_2657471997" text:style-name="Index_20_Link" text:visited-style-name="Index_20_Link">B.5.40 6. Exemple complet corrigé<text:tab/>35</text:a></text:p>
          <text:p text:style-name="P4"><text:a xlink:type="simple" xlink:href="#__RefHeading___Toc6837_2657471997" text:style-name="Index_20_Link" text:visited-style-name="Index_20_Link">B.5.41 7. Utiliser Tasker pour exécuter le script<text:tab/>36</text:a></text:p>
          <text:p text:style-name="P4"><text:a xlink:type="simple" xlink:href="#__RefHeading___Toc6839_2657471997" text:style-name="Index_20_Link" text:visited-style-name="Index_20_Link">B.5.42 1. Vérifier l'accès au dossier depuis SSH<text:tab/>37</text:a></text:p>
          <text:p text:style-name="P4"><text:a xlink:type="simple" xlink:href="#__RefHeading___Toc6841_2657471997" text:style-name="Index_20_Link" text:visited-style-name="Index_20_Link">B.5.43 2. Comprendre les permissions sur /storage/emulated/0/<text:tab/>37</text:a></text:p>
          <text:p text:style-name="P4"><text:a xlink:type="simple" xlink:href="#__RefHeading___Toc6843_2657471997" text:style-name="Index_20_Link" text:visited-style-name="Index_20_Link">B.5.44 3. Accéder au dossier via Termux<text:tab/>38</text:a></text:p>
          <text:p text:style-name="P4"><text:a xlink:type="simple" xlink:href="#__RefHeading___Toc6845_2657471997" text:style-name="Index_20_Link" text:visited-style-name="Index_20_Link">B.5.45 4. Résoudre les problèmes de permissions<text:tab/>38</text:a></text:p>
          <text:p text:style-name="P6"><text:a xlink:type="simple" xlink:href="#__RefHeading___Toc6847_2657471997" text:style-name="Index_20_Link" text:visited-style-name="Index_20_Link">B.5.45.a a. Vérifier les permissions du dossier :<text:tab/>38</text:a></text:p>
          <text:p text:style-name="P6"><text:a xlink:type="simple" xlink:href="#__RefHeading___Toc6849_2657471997" text:style-name="Index_20_Link" text:visited-style-name="Index_20_Link">b. Vérifier les permissions du script :<text:tab/>39</text:a></text:p>
          <text:p text:style-name="P6"><text:a xlink:type="simple" xlink:href="#__RefHeading___Toc6851_2657471997" text:style-name="Index_20_Link" text:visited-style-name="Index_20_Link">c. Utiliser sudo (si disponible) :<text:tab/>39</text:a></text:p>
          <text:p text:style-name="P4"><text:a xlink:type="simple" xlink:href="#__RefHeading___Toc6853_2657471997" text:style-name="Index_20_Link" text:visited-style-name="Index_20_Link">B.5.46 5. Déplacer le script dans l'environnement de Termux<text:tab/>39</text:a></text:p>
          <text:p text:style-name="P4"><text:a xlink:type="simple" xlink:href="#__RefHeading___Toc6855_2657471997" text:style-name="Index_20_Link" text:visited-style-name="Index_20_Link">B.5.47 6. Utiliser Tasker pour exécuter le script<text:tab/>40</text:a></text:p>
          <text:p text:style-name="P4"><text:a xlink:type="simple" xlink:href="#__RefHeading___Toc6857_2657471997" text:style-name="Index_20_Link" text:visited-style-name="Index_20_Link">B.5.48 7. Vérifier les erreurs spécifiques<text:tab/>40</text:a></text:p>
          <text:p text:style-name="P6"><text:a xlink:type="simple" xlink:href="#__RefHeading___Toc6859_2657471997" text:style-name="Index_20_Link" text:visited-style-name="Index_20_Link">B.5.48.a a. Erreur : Permission denied<text:tab/>40</text:a></text:p>
          <text:p text:style-name="P6"><text:a xlink:type="simple" xlink:href="#__RefHeading___Toc6861_2657471997" text:style-name="Index_20_Link" text:visited-style-name="Index_20_Link">b. Erreur : No such file or directory<text:tab/>40</text:a></text:p>
          <text:p text:style-name="P6"><text:a xlink:type="simple" xlink:href="#__RefHeading___Toc6863_2657471997" text:style-name="Index_20_Link" text:visited-style-name="Index_20_Link">c. Erreur : wlan0: No such device<text:tab/>40</text:a></text:p>
          <text:p text:style-name="P2"><text:a xlink:type="simple" xlink:href="#__RefHeading___Toc6865_2657471997" text:style-name="Index_20_Link" text:visited-style-name="Index_20_Link">C Annexe 2<text:tab/>42</text:a></text:p>
          <text:p text:style-name="P2"><text:a xlink:type="simple" xlink:href="#__RefHeading___Toc6867_2657471997" text:style-name="Index_20_Link" text:visited-style-name="Index_20_Link">D Connexion SSH automatisé entre Windows et un smartphones<text:tab/>42</text:a></text:p>
          <text:p text:style-name="P4"><text:a xlink:type="simple" xlink:href="#__RefHeading___Toc6869_2657471997" text:style-name="Index_20_Link" text:visited-style-name="Index_20_Link">D.1.1 Pourquoi il me demande toujours mon password ?<text:tab/>42</text:a></text:p>
          <text:p text:style-name="P2"><text:a xlink:type="simple" xlink:href="#__RefHeading___Toc6871_2657471997" text:style-name="Index_20_Link" text:visited-style-name="Index_20_Link">E Struc<text:tab/>42</text:a></text:p>
          <text:p text:style-name="P2"><text:a xlink:type="simple" xlink:href="#__RefHeading___Toc6873_2657471997" text:style-name="Index_20_Link" text:visited-style-name="Index_20_Link">F structure des pt Bat (équivallent de sh mais pour windows)<text:tab/>43</text:a></text:p>
          <text:p text:style-name="P4"><text:a xlink:type="simple" xlink:href="#__RefHeading___Toc6875_2657471997" text:style-name="Index_20_Link" text:visited-style-name="Index_20_Link">F.1.1 Faire un pont entre la carte electronique et le smartphones<text:tab/>44</text:a></text:p>
          <text:p text:style-name="P6"><text:a xlink:type="simple" xlink:href="#__RefHeading___Toc6877_2657471997" text:style-name="Index_20_Link" text:visited-style-name="Index_20_Link">F.1.1.a Paramétrage de l’application et modif / version antérieure de Node-red<text:tab/>44</text:a></text:p>
          <text:p text:style-name="P5"><text:a xlink:type="simple" xlink:href="#__RefHeading___Toc6879_2657471997" text:style-name="Index_20_Link" text:visited-style-name="Index_20_Link">a.1 📌 Configuration de l’application TCP UART Transparent Bridge<text:tab/>44</text:a></text:p>
          <text:p text:style-name="P5"><text:a xlink:type="simple" xlink:href="#__RefHeading___Toc6881_2657471997" text:style-name="Index_20_Link" text:visited-style-name="Index_20_Link">a.2 📌 Configuration dans Node-RED<text:tab/>44</text:a></text:p>
          <text:p text:style-name="P6"><text:a xlink:type="simple" xlink:href="#__RefHeading___Toc6883_2657471997" text:style-name="Index_20_Link" text:visited-style-name="Index_20_Link">Ajout du nœud TCP dans Node-RED<text:tab/>44</text:a></text:p>
          <text:p text:style-name="P5"><text:a xlink:type="simple" xlink:href="#__RefHeading___Toc6885_2657471997" text:style-name="Index_20_Link" text:visited-style-name="Index_20_Link">a.3 📌 Résumé<text:tab/>44</text:a></text:p>
          <text:p text:style-name="P2"><text:a xlink:type="simple" xlink:href="#__RefHeading___Toc6887_2657471997" text:style-name="Index_20_Link" text:visited-style-name="Index_20_Link">G Connexion SSH automatique depuis windows – synthèse<text:tab/>46</text:a></text:p>
          <text:p text:style-name="P4"><text:a xlink:type="simple" xlink:href="#__RefHeading___Toc6889_2657471997" text:style-name="Index_20_Link" text:visited-style-name="Index_20_Link">📌 Étape 1 : Configurer Termux pour le SSH<text:tab/>46</text:a></text:p>
          <text:p text:style-name="P2"><text:a xlink:type="simple" xlink:href="#__RefHeading___Toc6891_2657471997" text:style-name="Index_20_Link" text:visited-style-name="Index_20_Link">H Termux-API<text:tab/>50</text:a></text:p>
          <text:p text:style-name="P2"><text:a xlink:type="simple" xlink:href="#__RefHeading___Toc6893_2657471997" text:style-name="Index_20_Link" text:visited-style-name="Index_20_Link">I Liens symbolique et accès aux scripts sur android (cas smartphone)<text:tab/>53</text:a></text:p>
          <text:p text:style-name="P4"><text:a xlink:type="simple" xlink:href="#__RefHeading___Toc6895_2657471997" text:style-name="Index_20_Link" text:visited-style-name="Index_20_Link">I.1.1 Reconnaitre un lien symbolique / vrai dossier :<text:tab/>54</text:a></text:p>
        </text:index-body>
      </text:table-of-content>
      <text:p text:style-name="P7"/>
      <text:h text:style-name="P8" text:outline-level="1"><text:bookmark-start text:name="__RefHeading___Toc930_2657471997"/>Le projet<text:bookmark-end text:name="__RefHeading___Toc930_2657471997"/></text:h>
      <text:h text:style-name="P9" text:outline-level="2"><text:bookmark-start text:name="__RefHeading___Toc2771_2657471997"/>Attendus<text:bookmark-end text:name="__RefHeading___Toc2771_2657471997"/></text:h>
      <text:h text:style-name="P9" text:outline-level="2"><text:bookmark-start text:name="__RefHeading___Toc932_2657471997"/>Objectifs fonctionnels<text:bookmark-end text:name="__RefHeading___Toc932_2657471997"/></text:h>
      <text:h text:style-name="Heading_20_3" text:outline-level="3"/>
      <text:h text:style-name="Heading_20_4" text:outline-level="4"/>
      <text:p text:style-name="P10"/>
      <text:p text:style-name="P10"/>
      <text:h text:style-name="P11" text:outline-level="2"><text:bookmark-start text:name="__RefHeading___Toc2773_2657471997"/>Choix t<text:span text:style-name="T1">echnique</text:span><text:bookmark-end text:name="__RefHeading___Toc2773_2657471997"/></text:h>
      <text:h text:style-name="P12" text:outline-level="3"><text:bookmark-start text:name="__RefHeading___Toc5035_2657471997"/>Communications<text:bookmark-end text:name="__RefHeading___Toc5035_2657471997"/></text:h>
      <text:h text:style-name="Heading_20_3" text:outline-level="3"><text:bookmark-start text:name="__RefHeading___Toc5037_2657471997"/><text:span text:style-name="Strong_20_Emphasis">Mode Local : Utilisation de deux smartphones</text:span><text:bookmark-end text:name="__RefHeading___Toc5037_2657471997"/></text:h>
      <text:h text:style-name="Heading_20_5" text:outline-level="5"><text:bookmark-start text:name="__RefHeading___Toc5039_2657471997"/><text:span text:style-name="Strong_20_Emphasis">: Pilotage par Joystick Bluetooth</text:span><text:bookmark-end text:name="__RefHeading___Toc5039_2657471997"/></text:h>
      <text:list text:style-name="L1">
        <text:list-item>
          <text:p text:style-name="P13"><text:span text:style-name="Strong_20_Emphasis">Connexion USB avec Arduino</text:span> :</text:p>
        </text:list-item>
        <text:list-item>
          <text:p text:style-name="P13"><text:span text:style-name="Strong_20_Emphasis">Joystick Bluetooth</text:span> :</text:p>
          <text:list>
            <text:list-item>
              <text:p text:style-name="P13"><text:span text:style-name="T2">J</text:span>oystick Bluetooth, <text:span text:style-name="T2">via le script </text:span><text:s/>Python (exécutable via Termux, <text:span text:style-name="T2">reprends le script des v. antérieurs</text:span>) pour intercepter les données du joystick et les envoyer à Tasker ou Node-RED via MQTT ou HTTP.</text:p>
            </text:list-item>
            <text:list-item>
              <text:p text:style-name="P13">Node-RED utilisé pour traiter les données du joystick et les transformer en commandes pour le robot. <text:span text:style-name="T2">(option initiale)</text:span></text:p>
            </text:list-item>
          </text:list>
        </text:list-item>
      </text:list>
      <text:h text:style-name="Heading_20_4" text:outline-level="4" text:is-list-header="true"><text:bookmark-start text:name="__RefHeading___Toc5041_2657471997"/><text:span text:style-name="Strong_20_Emphasis">a-2 : Pilotage via un second smartphone (PhVSmart)</text:span><text:bookmark-end text:name="__RefHeading___Toc5041_2657471997"/></text:h>
      <text:list text:style-name="L2">
        <text:list-item>
          <text:p text:style-name="P14"><text:span text:style-name="Strong_20_Emphasis">Échange de données via MQTT</text:span> :</text:p>
          <text:list>
            <text:list-item>
              <text:p text:style-name="P14">Pour les échanges locaux entre les deux smartphones, <text:s/>broker MQTT local (comme Mosquitto) sur l'un des smartphones DoroPhone ou PhVSmart.</text:p>
            </text:list-item>
            <text:list-item>
              <text:p text:style-name="P14">Utilise une adresse IP locale (par exemple, <text:span text:style-name="Source_20_Text">192.168.x.x</text:span> si les smartphones sont connectés via Wi-Fi direct ou un hotspot).</text:p>
            </text:list-item>
            <text:list-item>
              <text:p text:style-name="P14">Tasker et Node-RED peuvent tous deux publier et souscrire à des topics MQTT pour échanger des données.</text:p>
            </text:list-item>
          </text:list>
        </text:list-item>
        <text:list-item>
          <text:p text:style-name="P14"><text:span text:style-name="Strong_20_Emphasis">Adresse IP locale</text:span> :</text:p>
          <text:list>
            <text:list-item>
              <text:p text:style-name="P14">À la maison, utilise l'adresse IP fixe de PhVSmart si les deux smartphones sont sur le même réseau Wi-Fi.</text:p>
            </text:list-item>
            <text:list-item>
              <text:p text:style-name="P14">En extérieur, utilise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14"><text:span text:style-name="Strong_20_Emphasis">Partage de connexion internet</text:span> :</text:p>
          <text:list>
            <text:list-item>
              <text:p text:style-name="P14">Si PhVSmart partage sa connexion internet, DoroPhone peut se connecter au hotspot et utiliser l'adresse IP locale pour communiquer via MQTT ou HTTP.</text:p>
            </text:list-item>
          </text:list>
        </text:list-item>
      </text:list>
      <text:h text:style-name="Heading_20_4" text:outline-level="4"><text:bookmark-start text:name="__RefHeading___Toc5043_2657471997"/><text:span text:style-name="Strong_20_Emphasis"><text:s/>- Mode Autonome ou Pilotage Distant</text:span><text:bookmark-end text:name="__RefHeading___Toc5043_2657471997"/></text:h>
      <text:h text:style-name="P15" text:outline-level="5"><text:bookmark-start text:name="__RefHeading___Toc5045_2657471997"/><text:span text:style-name="Strong_20_Emphasis">Connexion distante via RPI</text:span><text:bookmark-end text:name="__RefHeading___Toc5045_2657471997"/></text:h>
      <text:list xml:id="list1778816020" text:style-name="L3">
        <text:list-item>
          <text:p text:style-name="P16"><text:span text:style-name="Strong_20_Emphasis">Serveur RPI</text:span> :</text:p>
          <text:list>
            <text:list-item>
              <text:p text:style-name="P16">Le RPI peut héberger un broker MQTT public (sécurisé avec un mot de passe et TLS) pour permettre le pilotage à distance.</text:p>
            </text:list-item>
            <text:list-item>
              <text:p text:style-name="P16"><text:soft-page-break/>Node-RED sur le RPI peut générer une interface de pilotage accessible via une adresse IP publique (ou un domaine dynamique comme DuckDNS).</text:p>
            </text:list-item>
          </text:list>
        </text:list-item>
        <text:list-item>
          <text:p text:style-name="P16"><text:span text:style-name="Strong_20_Emphasis">PhVSmart avec carte SIM</text:span> :</text:p>
          <text:list>
            <text:list-item>
              <text:p text:style-name="P16">PhVSmart peut se connecter au broker MQTT public hébergé sur le RPI pour envoyer et recevoir des données.</text:p>
            </text:list-item>
            <text:list-item>
              <text:p text:style-name="P16">Si vous souhaitez éviter de consommer votre forfait internet, utilisez une connexion Wi-Fi disponible (par exemple, dans un lieu public) ou limitez les échanges de données à des commandes essentielles.</text:p>
            </text:list-item>
          </text:list>
        </text:list-item>
      </text:list>
      <text:list xml:id="list495354011" text:style-name="L4">
        <text:list-item>
          <text:p text:style-name="P17"/>
        </text:list-item>
      </text:list>
      <text:p text:style-name="P18"/>
      <text:h text:style-name="P19" text:outline-level="3"><text:bookmark-start text:name="__RefHeading___Toc5047_2657471997"/><text:span text:style-name="Strong_20_Emphasis">Mode Local : Utilisation de deux smartphones</text:span><text:bookmark-end text:name="__RefHeading___Toc5047_2657471997"/></text:h>
      <text:h text:style-name="Heading_20_4" text:outline-level="4"><text:bookmark-start text:name="__RefHeading___Toc5049_2657471997"/><text:span text:style-name="Strong_20_Emphasis">Cas a-1 : Pilotage par Joystick Bluetooth</text:span><text:bookmark-end text:name="__RefHeading___Toc5049_2657471997"/></text:h>
      <text:list text:style-name="L5">
        <text:list-item>
          <text:p text:style-name="P20"><text:span text:style-name="Strong_20_Emphasis">Connexion USB avec Arduino</text:span> :</text:p>
          <text:list>
            <text:list-item>
              <text:p text:style-name="P20">Tasker ne peut pas directement ouvrir le port USB pour communiquer avec l'Arduino. Cependant, vous pouvez utiliser une application tierce comme <text:span text:style-name="Strong_20_Emphasis">Serial USB Terminal</text:span> ou une application personnalisée en Python (via Termux) pour lire les données de l'Arduino via USB.</text:p>
            </text:list-item>
            <text:list-item>
              <text:p text:style-name="P20">Node-RED peut être utilisé pour gérer les données de l'Arduino via un flux spécifique. Vous pouvez installer un node comme <text:span text:style-name="Strong_20_Emphasis">node-red-contrib-serialport</text:span> pour lire les données du port USB.</text:p>
            </text:list-item>
          </text:list>
        </text:list-item>
        <text:list-item>
          <text:p text:style-name="P20"><text:span text:style-name="Strong_20_Emphasis">Joystick Bluetooth</text:span> :</text:p>
          <text:list>
            <text:list-item>
              <text:p text:style-name="P20">Si vous utilisez un joystick Bluetooth, vous pouvez écrire un script Python (exécutable via Termux) pour intercepter les données du joystick et les envoyer à Tasker ou Node-RED via MQTT ou HTTP.</text:p>
            </text:list-item>
            <text:list-item>
              <text:p text:style-name="P20">Node-RED peut être utilisé pour traiter les données du joystick et les transformer en commandes pour le robot.</text:p>
            </text:list-item>
          </text:list>
        </text:list-item>
      </text:list>
      <text:h text:style-name="Heading_20_4" text:outline-level="4" text:is-list-header="true"><text:bookmark-start text:name="__RefHeading___Toc5051_2657471997"/><text:span text:style-name="Strong_20_Emphasis">Cas a-2 : Pilotage via un second smartphone (PhVSmart)</text:span><text:bookmark-end text:name="__RefHeading___Toc5051_2657471997"/></text:h>
      <text:list text:style-name="L6">
        <text:list-item>
          <text:p text:style-name="P21"><text:span text:style-name="Strong_20_Emphasis">Échange de données via MQTT</text:span> :</text:p>
          <text:list>
            <text:list-item>
              <text:p text:style-name="P21">Pour les échanges locaux entre les deux smartphones, vous pouvez installer un broker MQTT local (comme Mosquitto) sur l'un des smartphones (DoroPhone ou PhVSmart).</text:p>
            </text:list-item>
            <text:list-item>
              <text:p text:style-name="P21">Utilisez une adresse IP locale (par exemple, <text:span text:style-name="Source_20_Text">192.168.x.x</text:span> si les smartphones sont connectés via Wi-Fi direct ou un hotspot).</text:p>
            </text:list-item>
            <text:list-item>
              <text:p text:style-name="P21">Tasker et Node-RED peuvent tous deux publier et souscrire à des topics MQTT pour échanger des données.</text:p>
            </text:list-item>
          </text:list>
        </text:list-item>
        <text:list-item>
          <text:p text:style-name="P21"><text:span text:style-name="Strong_20_Emphasis">Adresse IP locale</text:span> :</text:p>
          <text:list>
            <text:list-item>
              <text:p text:style-name="P21"><text:soft-page-break/>À la maison, utilisez l'adresse IP fixe de PhVSmart si les deux smartphones sont sur le même réseau Wi-Fi.</text:p>
            </text:list-item>
            <text:list-item>
              <text:p text:style-name="P21">En extérieur, utilisez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21"><text:span text:style-name="Strong_20_Emphasis">Partage de connexion internet</text:span> :</text:p>
          <text:list>
            <text:list-item>
              <text:p text:style-name="P21">Si PhVSmart partage sa connexion internet, DoroPhone peut se connecter au hotspot et utiliser l'adresse IP locale pour communiquer via MQTT ou HTTP.</text:p>
            </text:list-item>
          </text:list>
        </text:list-item>
      </text:list>
      <text:p text:style-name="Horizontal_20_Line"/>
      <text:h text:style-name="Heading_20_3" text:outline-level="3"><text:bookmark-start text:name="__RefHeading___Toc5053_2657471997"/><text:span text:style-name="Strong_20_Emphasis"><text:s/>Mode Autonome ou Pilotage Distant</text:span><text:bookmark-end text:name="__RefHeading___Toc5053_2657471997"/></text:h>
      <text:h text:style-name="Heading_20_4" text:outline-level="4"><text:bookmark-start text:name="__RefHeading___Toc5055_2657471997"/><text:span text:style-name="Strong_20_Emphasis">Connexion distante via RPI</text:span><text:bookmark-end text:name="__RefHeading___Toc5055_2657471997"/></text:h>
      <text:list text:style-name="L7">
        <text:list-item>
          <text:p text:style-name="P22"><text:span text:style-name="Strong_20_Emphasis">Serveur RPI</text:span> :</text:p>
          <text:list>
            <text:list-item>
              <text:p text:style-name="P22">Le RPI peut héberger un broker MQTT public (sécurisé avec un mot de passe et TLS) pour permettre le pilotage à distance.</text:p>
            </text:list-item>
            <text:list-item>
              <text:p text:style-name="P22">Node-RED sur le RPI peut générer une interface de pilotage accessible via une adresse IP publique (ou un domaine dynamique comme DuckDNS).</text:p>
            </text:list-item>
          </text:list>
        </text:list-item>
        <text:list-item>
          <text:p text:style-name="P22"><text:span text:style-name="Strong_20_Emphasis">PhVSmart avec carte SIM</text:span> :</text:p>
          <text:list>
            <text:list-item>
              <text:p text:style-name="P22">PhVSmart peut se connecter au broker MQTT public hébergé sur le RPI pour envoyer et recevoir des données.</text:p>
            </text:list-item>
            <text:list-item>
              <text:p text:style-name="P22">Si vous souhaitez éviter de consommer votre forfait internet, utilisez une connexion Wi-Fi disponible (par exemple, dans un lieu public) ou limitez les échanges de données à des commandes essentielles.</text:p>
            </text:list-item>
          </text:list>
        </text:list-item>
      </text:list>
      <text:h text:style-name="P23" text:outline-level="3"><text:bookmark-start text:name="__RefHeading___Toc5057_2657471997"/>Alimentation <text:bookmark-end text:name="__RefHeading___Toc5057_2657471997"/></text:h>
      <text:list text:continue-list="list1778816020" text:style-name="L3">
        <text:list-item>
          <text:list>
            <text:list-item>
              <text:p text:style-name="P24">Hub alimenté pour le smartphone embarqué (échange de données et alimentation à vérifier – cf annexe – <text:span text:style-name="T2">Si retenu on utilisera si possible une alimentation dédiée.</text:span></text:p>
            </text:list-item>
            <text:list-item>
              <text:p text:style-name="P25">Robot / moteurs et carte electronique partage d’une batterie avec convertisseur ad’hoc notamment séparé l’alimentation des moteurs de la carte.</text:p>
            </text:list-item>
          </text:list>
        </text:list-item>
      </text:list>
      <text:p text:style-name="P10"/>
      <text:h text:style-name="P9" text:outline-level="2"><text:bookmark-start text:name="__RefHeading___Toc2775_2657471997"/>Schémas d’organisation<text:bookmark-end text:name="__RefHeading___Toc2775_2657471997"/></text:h>
      <text:p text:style-name="P10"/>
      <text:h text:style-name="P26" text:outline-level="4"><text:bookmark-start text:name="__RefHeading___Toc936_2657471997"/><text:span text:style-name="Strong_20_Emphasis">Cas a - Mode Local : Utilisation de deux smartphones</text:span><text:bookmark-end text:name="__RefHeading___Toc936_2657471997"/></text:h>
      <text:h text:style-name="P26" text:outline-level="4"><text:bookmark-start text:name="__RefHeading___Toc938_2657471997"/><text:span text:style-name="Strong_20_Emphasis">Cas a-1 : Pilotage par Joystick Bluetooth</text:span><text:bookmark-end text:name="__RefHeading___Toc938_2657471997"/></text:h>
      <text:list text:style-name="L8">
        <text:list-item>
          <text:p text:style-name="P27"><text:span text:style-name="Strong_20_Emphasis">Connexion USB avec Arduino</text:span> :</text:p>
          <text:list>
            <text:list-item>
              <text:p text:style-name="P27"><text:soft-page-break/>Tasker ne peut pas directement ouvrir le port USB pour communiquer avec l'Arduino. Cependant, vous pouvez utiliser une application tierce comme <text:span text:style-name="Strong_20_Emphasis">Serial USB Terminal</text:span> ou une application personnalisée en Python (via Termux) pour lire les données de l'Arduino via USB.</text:p>
            </text:list-item>
            <text:list-item>
              <text:p text:style-name="P27">Node-RED peut être utilisé pour gérer les données de l'Arduino via un flux spécifique. Vous pouvez installer un node comme <text:span text:style-name="Strong_20_Emphasis">node-red-contrib-serialport</text:span> pour lire les données du port USB.</text:p>
            </text:list-item>
          </text:list>
        </text:list-item>
        <text:list-item>
          <text:p text:style-name="P27"><text:span text:style-name="Strong_20_Emphasis">Joystick Bluetooth</text:span> :</text:p>
          <text:list>
            <text:list-item>
              <text:p text:style-name="P27">Si vous utilisez un joystick Bluetooth, vous pouvez écrire un script Python (exécutable via Termux) pour intercepter les données du joystick et les envoyer à Tasker ou Node-RED via MQTT ou HTTP.</text:p>
            </text:list-item>
            <text:list-item>
              <text:p text:style-name="P27">Node-RED peut être utilisé pour traiter les données du joystick et les transformer en commandes pour le robot.</text:p>
            </text:list-item>
          </text:list>
        </text:list-item>
      </text:list>
      <text:h text:style-name="P26" text:outline-level="4" text:is-list-header="true"><text:bookmark-start text:name="__RefHeading___Toc940_2657471997"/><text:span text:style-name="Strong_20_Emphasis">Cas a-2 : Pilotage via un second smartphone (PhVSmart)</text:span><text:bookmark-end text:name="__RefHeading___Toc940_2657471997"/></text:h>
      <text:list text:style-name="L9">
        <text:list-item>
          <text:p text:style-name="P28"><text:span text:style-name="Strong_20_Emphasis">Échange de données via MQTT</text:span> :</text:p>
          <text:list>
            <text:list-item>
              <text:p text:style-name="P28">Pour les échanges locaux entre les deux smartphones, vous pouvez installer un broker MQTT local (comme Mosquitto) sur l'un des smartphones (DoroPhone ou PhVSmart).</text:p>
            </text:list-item>
            <text:list-item>
              <text:p text:style-name="P28">Utilisez une adresse IP locale (par exemple, <text:span text:style-name="Source_20_Text">192.168.x.x</text:span> si les smartphones sont connectés via Wi-Fi direct ou un hotspot).</text:p>
            </text:list-item>
            <text:list-item>
              <text:p text:style-name="P28">Tasker et Node-RED peuvent tous deux publier et souscrire à des topics MQTT pour échanger des données.</text:p>
            </text:list-item>
          </text:list>
        </text:list-item>
        <text:list-item>
          <text:p text:style-name="P28"><text:span text:style-name="Strong_20_Emphasis">Adresse IP locale</text:span> :</text:p>
          <text:list>
            <text:list-item>
              <text:p text:style-name="P28">À la maison, utilisez l'adresse IP fixe de PhVSmart si les deux smartphones sont sur le même réseau Wi-Fi.</text:p>
            </text:list-item>
            <text:list-item>
              <text:p text:style-name="P28">En extérieur, utilisez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28"><text:span text:style-name="Strong_20_Emphasis">Partage de connexion internet</text:span> :</text:p>
          <text:list>
            <text:list-item>
              <text:p text:style-name="P28">Si PhVSmart partage sa connexion internet, DoroPhone peut se connecter au hotspot et utiliser l'adresse IP locale pour communiquer via MQTT ou HTTP.</text:p>
            </text:list-item>
          </text:list>
        </text:list-item>
      </text:list>
      <text:p text:style-name="P29"/>
      <text:h text:style-name="P19" text:outline-level="3"><text:bookmark-start text:name="__RefHeading___Toc942_2657471997"/><text:span text:style-name="Strong_20_Emphasis">Cas b - Mode Autonome ou Pilotage Distant</text:span><text:bookmark-end text:name="__RefHeading___Toc942_2657471997"/></text:h>
      <text:h text:style-name="P26" text:outline-level="4"><text:bookmark-start text:name="__RefHeading___Toc944_2657471997"/><text:span text:style-name="Strong_20_Emphasis">Connexion distante via RPI</text:span><text:bookmark-end text:name="__RefHeading___Toc944_2657471997"/></text:h>
      <text:list text:style-name="L10">
        <text:list-item>
          <text:p text:style-name="P30"><text:span text:style-name="Strong_20_Emphasis">Serveur RPI</text:span> :</text:p>
          <text:list>
            <text:list-item>
              <text:p text:style-name="P30"><text:soft-page-break/>Le RPI peut héberger un broker MQTT public (sécurisé avec un mot de passe et TLS) pour permettre le pilotage à distance.</text:p>
            </text:list-item>
            <text:list-item>
              <text:p text:style-name="P30">Node-RED sur le RPI peut générer une interface de pilotage accessible via une adresse IP publique (ou un domaine dynamique comme DuckDNS).</text:p>
            </text:list-item>
          </text:list>
        </text:list-item>
        <text:list-item>
          <text:p text:style-name="P30"><text:span text:style-name="Strong_20_Emphasis">PhVSmart avec carte SIM</text:span> :</text:p>
          <text:list>
            <text:list-item>
              <text:p text:style-name="P30">PhVSmart peut se connecter au broker MQTT public hébergé sur le RPI pour envoyer et recevoir des données.</text:p>
            </text:list-item>
            <text:list-item>
              <text:p text:style-name="P30">Si vous souhaitez éviter de consommer votre forfait internet, utilisez une connexion Wi-Fi disponible (par exemple, dans un lieu public) ou limitez les échanges de données à des commandes essentielles.</text:p>
            </text:list-item>
          </text:list>
        </text:list-item>
      </text:list>
      <text:p text:style-name="P31"><text:span text:style-name="T3"><draw:frame draw:style-name="fr1" draw:name="Cadre1" text:anchor-type="as-char" draw:z-index="0"><draw:text-box fo:min-height="0.041cm" fo:min-width="0.041cm"><text:h text:style-name="P32" text:outline-level="1"><text:bookmark-start text:name="__RefHeading___Toc928_2657471997"/>Etape Préparation des Smartphones (android)<text:bookmark-end text:name="__RefHeading___Toc928_2657471997"/></text:h></draw:text-box></draw:frame></text:span><text:span text:style-name="T3"><text:line-break/></text:span></text:p>
      <text:h text:style-name="P9" text:outline-level="2"><text:bookmark-start text:name="__RefHeading___Toc946_2657471997"/>Configuration des smartphones<text:bookmark-end text:name="__RefHeading___Toc946_2657471997"/></text:h>
      <text:h text:style-name="P9" text:outline-level="2"><text:bookmark-start text:name="__RefHeading___Toc948_2657471997"/>Logiciels à installer<text:bookmark-end text:name="__RefHeading___Toc948_2657471997"/></text:h>
      <text:h text:style-name="P33" text:outline-level="2"><text:bookmark-start text:name="__RefHeading___Toc950_2657471997"/>Automatisation Communication Robot / Pilote <text:bookmark-end text:name="__RefHeading___Toc950_2657471997"/></text:h>
      <text:h text:style-name="P34" text:outline-level="1" text:is-list-header="true"><draw:frame draw:style-name="fr1" draw:name="Cadre2" text:anchor-type="as-char" draw:z-index="1"><draw:text-box fo:min-height="0.041cm" fo:min-width="0.041cm"><text:p text:style-name="P35">Liaison SmartXiaomi – SmartDoro</text:p></draw:text-box></draw:frame></text:h>
      <text:p text:style-name="P36"/>
      <text:p text:style-name="P37"><text:span text:style-name="T4"><draw:frame draw:style-name="fr2" draw:name="Cadre3" text:anchor-type="as-char" draw:z-index="2"><draw:text-box fo:min-height="0.041cm" fo:min-width="0.041cm"><text:h text:style-name="P38" text:outline-level="3">Tableau</text:h></draw:text-box></draw:frame></text:span><text:span text:style-name="T4"><text:s/>des étapes de la liaison</text:span></text:p>
      <text:p text:style-name="P10"/>
      <text:h text:style-name="P39" text:outline-level="1"><text:bookmark-start text:name="__RefHeading___Toc954_2657471997"/>Annexes<text:bookmark-end text:name="__RefHeading___Toc954_2657471997"/></text:h>
      <text:h text:style-name="P9" text:outline-level="2"><text:bookmark-start text:name="__RefHeading___Toc956_2657471997"/>Tasker &amp; Node-red : choix <text:s/>et articulation <text:bookmark-end text:name="__RefHeading___Toc956_2657471997"/></text:h>
      <text:h text:style-name="Heading_20_3" text:outline-level="3"><text:bookmark-start text:name="__RefHeading___Toc4846_2657471997"/>Comparaison des caractéristiques :<text:bookmark-end text:name="__RefHeading___Toc4846_2657471997"/></text:h>
      <text:h text:style-name="Heading_20_4" text:outline-level="4"><text:bookmark-start text:name="__RefHeading___Toc4848_2657471997"/>Vitesse<text:bookmark-end text:name="__RefHeading___Toc4848_2657471997"/></text:h>
      <text:list text:style-name="L11">
        <text:list-item>
          <text:p text:style-name="P40"><text:span text:style-name="Strong_20_Emphasis">Tasker</text:span> : Tasker est une application Android conçue pour automatiser des tâches sur un appareil mobile. Elle est optimisée pour fonctionner sur des appareils Android et utilise des mécanismes natifs pour exécuter des scènes et des actions. La vitesse d'exécution est généralement rapide, surtout pour des tâches locales sur l'appareil.</text:p>
        </text:list-item>
        <text:list-item>
          <text:p text:style-name="P40"><text:span text:style-name="Strong_20_Emphasis">Node-RED</text:span> : Node-RED est un outil de flux de travail basé sur Node.js, souvent utilisé pour l'IoT et l'automatisation. Il est plus polyvalent mais peut être légèrement plus lent que Tasker pour des tâches locales, car il repose sur un environnement JavaScript et peut nécessiter des communications réseau même pour des actions locales.</text:p>
        </text:list-item>
      </text:list>
      <text:h text:style-name="P41" text:outline-level="4" text:is-list-header="true"><text:bookmark-start text:name="__RefHeading___Toc960_2657471997 Copie 1"/><text:span text:style-name="Strong_20_Emphasis">Consommation de RAM</text:span><text:bookmark-end text:name="__RefHeading___Toc960_2657471997 Copie 1"/></text:h>
      <text:list text:style-name="L12">
        <text:list-item>
          <text:p text:style-name="P42"><text:span text:style-name="Strong_20_Emphasis"><text:span text:style-name="T5">Tasker</text:span></text:span><text:span text:style-name="T5"> : Tasker est relativement léger en termes de consommation de mémoire, car il est conçu pour fonctionner sur des appareils mobiles avec des ressources limitées. La consommation de RAM dépend du nombre de scènes et de profils actifs, mais elle reste généralement faible.</text:span></text:p>
        </text:list-item>
        <text:list-item>
          <text:p text:style-name="P43"><text:span text:style-name="Strong_20_Emphasis">Node-RED</text:span> : Node-RED, étant basé sur Node.js, peut consommer plus de mémoire, surtout si vous avez de nombreux flux et nodes actifs. Il est plus adapté pour des environnements où la mémoire n'est pas un problème, comme sur un Raspberry Pi ou un serveur.</text:p>
        </text:list-item>
      </text:list>
      <text:h text:style-name="P44" text:outline-level="4" text:is-list-header="true"><text:bookmark-start text:name="__RefHeading___Toc962_2657471997"/>3. <text:span text:style-name="Strong_20_Emphasis">Bande passante</text:span><text:bookmark-end text:name="__RefHeading___Toc962_2657471997"/></text:h>
      <text:list text:style-name="L13">
        <text:list-item>
          <text:p text:style-name="P45"><text:span text:style-name="Strong_20_Emphasis">Tasker</text:span> : Tasker utilise principalement des protocoles locaux pour communiquer avec les capteurs et les actionneurs. Les protocoles courants incluent HTTP, MQTT, et des intents Android. La consommation de bande passante est généralement faible, sauf si vous utilisez des tâches qui nécessitent des communications réseau intensives.</text:p>
        </text:list-item>
        <text:list-item>
          <text:p text:style-name="P45"><text:span text:style-name="Strong_20_Emphasis">Node-RED</text:span> : Node-RED peut utiliser une variété de protocoles, y compris MQTT, HTTP, WebSockets, etc. La consommation de bande passante dépend des flux que vous configurez. Si vous avez des flux qui nécessitent des communications fréquentes avec des serveurs distants, la consommation de bande passante peut être plus élevée.</text:p>
        </text:list-item>
      </text:list>
      <text:h text:style-name="P44" text:outline-level="4" text:is-list-header="true"><text:bookmark-start text:name="__RefHeading___Toc964_2657471997"/>4. <text:span text:style-name="Strong_20_Emphasis">Protocoles utilisés dans Tasker</text:span><text:bookmark-end text:name="__RefHeading___Toc964_2657471997"/></text:h>
      <text:list text:continue-list="list495354011" text:style-name="L4">
        <text:list-item>
          <text:p text:style-name="P46"><text:span text:style-name="Strong_20_Emphasis">HTTP/HTTPS</text:span> : Pour les requêtes web et les API REST.</text:p>
        </text:list-item>
        <text:list-item>
          <text:p text:style-name="P46"><text:span text:style-name="Strong_20_Emphasis">MQTT</text:span> : Pour la communication avec des brokers MQTT, souvent utilisé dans l'IoT.</text:p>
        </text:list-item>
        <text:list-item>
          <text:p text:style-name="P46"><text:span text:style-name="Strong_20_Emphasis">Intents Android</text:span> : Pour la communication entre applications Android.</text:p>
        </text:list-item>
        <text:list-item>
          <text:p text:style-name="P46"><text:span text:style-name="Strong_20_Emphasis">Bluetooth</text:span> : Pour la communication avec des périphériques Bluetooth.</text:p>
        </text:list-item>
        <text:list-item>
          <text:p text:style-name="P46"><text:span text:style-name="Strong_20_Emphasis">TCP/UDP</text:span> : Pour des communications réseau directes.</text:p>
          <text:list>
            <text:list-item>
              <text:list>
                <text:list-item>
                  <text:h text:style-name="P47" text:outline-level="3"><text:soft-page-break/><text:span text:style-name="Strong_20_Emphasis"/></text:h>
                </text:list-item>
              </text:list>
            </text:list-item>
          </text:list>
        </text:list-item>
      </text:list>
      <text:h text:style-name="P9" text:outline-level="2"><text:bookmark-start text:name="__RefHeading___Toc968_2657471997"/>Broker MQTT<text:bookmark-end text:name="__RefHeading___Toc968_2657471997"/></text:h>
      <text:h text:style-name="P44" text:outline-level="4"><text:bookmark-start text:name="__RefHeading___Toc970_2657471997"/><text:span text:style-name="Strong_20_Emphasis">1. Comment installer un broker MQTT local sur un smartphone ?</text:span><text:bookmark-end text:name="__RefHeading___Toc970_2657471997"/></text:h>
      <text:list text:style-name="L14">
        <text:list-item>
          <text:p text:style-name="P48">Utilisez <text:span text:style-name="Strong_20_Emphasis">Termux</text:span> pour installer Mosquitto (broker MQTT) sur DoroPhone ou PhVSmart.</text:p>
          <text:p text:style-name="P49">pkg update</text:p>
          <text:p text:style-name="P50">pkg install mosquitto</text:p>
        </text:list-item>
        <text:list-item>
          <text:p text:style-name="P48">Configurez Mosquitto pour écouter sur une adresse IP locale (par exemple, <text:span text:style-name="Source_20_Text">192.168.x.x</text:span>).</text:p>
        </text:list-item>
      </text:list>
      <text:h text:style-name="P9" text:outline-level="2"><text:bookmark-start text:name="__RefHeading___Toc972_2657471997"/><text:span text:style-name="Strong_20_Emphasis"><text:span text:style-name="T6">G</text:span></text:span><text:span text:style-name="Strong_20_Emphasis">érer les adresses IP locales et publiques ?</text:span><text:bookmark-end text:name="__RefHeading___Toc972_2657471997"/></text:h>
      <text:list text:style-name="L15">
        <text:list-item>
          <text:p text:style-name="P51"><text:span text:style-name="Strong_20_Emphasis">En local</text:span> :</text:p>
          <text:list>
            <text:list-item>
              <text:p text:style-name="P51">Utilisez Wi-Fi Direct ou un hotspot pour connecter les deux smartphones.</text:p>
            </text:list-item>
            <text:list-item>
              <text:p text:style-name="P51">Les adresses IP locales seront attribuées automatiquement (par exemple, <text:span text:style-name="Source_20_Text">192.168.43.x</text:span> pour un hotspot Android).</text:p>
            </text:list-item>
          </text:list>
        </text:list-item>
        <text:list-item>
          <text:p text:style-name="P51"><text:span text:style-name="Strong_20_Emphasis">À distance</text:span> :</text:p>
          <text:list>
            <text:list-item>
              <text:p text:style-name="P51">Utilisez l'adresse IP publique du RPI (ou un domaine dynamique comme DuckDNS) pour accéder au serveur Node-RED et au broker MQTT.</text:p>
            </text:list-item>
            <text:list-item>
              <text:p text:style-name="P52"/>
            </text:list-item>
          </text:list>
        </text:list-item>
      </text:list>
      <text:h text:style-name="Heading_20_2" text:outline-level="2"><text:bookmark-start text:name="__RefHeading___Toc4850_2657471997"/>Alimentation électrique<text:bookmark-end text:name="__RefHeading___Toc4850_2657471997"/></text:h>
      <text:h text:style-name="Heading_20_4" text:outline-level="4"><text:bookmark-start text:name="__RefHeading___Toc4852_2657471997"/>Smartphone <text:span text:style-name="T7">avec hub alimenté</text:span><text:bookmark-end text:name="__RefHeading___Toc4852_2657471997"/></text:h>
      <text:p text:style-name="P53">La connexion USB permet l'échange de données, mais <text:span text:style-name="Strong_20_Emphasis">ne recharge pas</text:span> le smartphone. </text:p>
      <text:p text:style-name="P7"><text:span text:style-name="T1">utiliser une solution externe (hub USB alimenté <text:s/></text:span><text:span text:style-name="T8">via la batterie du robot avec protection, ou powerbank dédié).</text:span></text:p>
      <text:h text:style-name="Heading_20_5" text:outline-level="5"><text:bookmark-start text:name="__RefHeading___Toc4854_2657471997"/><text:span text:style-name="Strong_20_Emphasis">Stabilité améliorée</text:span> :<text:bookmark-end text:name="__RefHeading___Toc4854_2657471997"/></text:h>
      <text:list xml:id="list2125661140" text:style-name="L16">
        <text:list-item>
          <text:list>
            <text:list-item>
              <text:p text:style-name="P54">Un hub USB alimenté fournit une alimentation stable à l'Arduino, ce qui peut éviter les problèmes de sous-alimentation ou de perturbations électriques.</text:p>
            </text:list-item>
            <text:list-item>
              <text:p text:style-name="P54">Cela garantit une communication USB plus fiable entre l'Arduino et le smartphone.</text:p>
            </text:list-item>
          </text:list>
        </text:list-item>
      </text:list>
      <text:h text:style-name="Heading_20_5" text:outline-level="5"><text:bookmark-start text:name="__RefHeading___Toc4856_2657471997"/><text:span text:style-name="Strong_20_Emphasis">Compatibilité</text:span> :<text:bookmark-end text:name="__RefHeading___Toc4856_2657471997"/></text:h>
      <text:list text:continue-numbering="true" text:style-name="L16">
        <text:list-item>
          <text:list>
            <text:list-item>
              <text:p text:style-name="P54">Si le smartphone supporte l'USB On-The-Go (OTG), il peut communiquer avec l'Arduino via le hub sans problème.</text:p>
            </text:list-item>
            <text:list-item>
              <text:p text:style-name="P54">Le hub agit comme un intermédiaire transparent pour les données.</text:p>
            </text:list-item>
          </text:list>
        </text:list-item>
      </text:list>
      <text:h text:style-name="Heading_20_4" text:outline-level="4" text:is-list-header="true"/>
      <text:h text:style-name="Heading_20_5" text:outline-level="5"><text:bookmark-start text:name="__RefHeading___Toc4858_2657471997"/><text:span text:style-name="Strong_20_Emphasis">Complexité accrue</text:span> :<text:bookmark-end text:name="__RefHeading___Toc4858_2657471997"/></text:h>
      <text:list text:style-name="L17">
        <text:list-item>
          <text:list>
            <text:list-item>
              <text:p text:style-name="P55">L'ajout d'un hub introduit un point de défaillance supplémentaire (câbles, ports, etc.).</text:p>
            </text:list-item>
            <text:list-item>
              <text:p text:style-name="P55">Si le hub est de mauvaise qualité, il peut causer des interruptions de communication ou des erreurs de transmission.</text:p>
            </text:list-item>
          </text:list>
        </text:list-item>
      </text:list>
      <text:h text:style-name="P56" text:outline-level="2"><text:bookmark-start text:name="__RefHeading___Toc4860_2657471997"/>Node-red / structure des flows<text:bookmark-end text:name="__RefHeading___Toc4860_2657471997"/></text:h>
      <text:h text:style-name="Heading_20_3" text:outline-level="3"><text:bookmark-start text:name="__RefHeading___Toc4862_2657471997"/>Utiliser plusieurs flows :<text:line-break/><text:span text:style-name="Strong_20_Emphasis">Amélioration des performances</text:span> :<text:bookmark-end text:name="__RefHeading___Toc4862_2657471997"/></text:h>
      <text:list text:style-name="L18">
        <text:list-item>
          <text:list>
            <text:list-item>
              <text:p text:style-name="P57">Un flow trop volumineux peut ralentir Node-RED, car il doit charger et traiter un grand nombre de nodes.</text:p>
            </text:list-item>
            <text:list-item>
              <text:p text:style-name="P57">Diviser le flow en plusieurs sous-flows permet de réduire la charge de travail et d'améliorer la réactivité.</text:p>
            </text:list-item>
          </text:list>
        </text:list-item>
        <text:list-item>
          <text:p text:style-name="P57"><text:span text:style-name="Strong_20_Emphasis">Lisibilité et maintenance</text:span> :</text:p>
          <text:list>
            <text:list-item>
              <text:p text:style-name="P57">Un flow de 1200 lignes est difficile à lire et à déboguer.</text:p>
            </text:list-item>
            <text:list-item>
              <text:p text:style-name="P57">Diviser le flow en sous-flows thématiques (par exemple, un flow pour les capteurs, un flow pour le pilotage, etc.) rend le projet plus clair.</text:p>
            </text:list-item>
          </text:list>
        </text:list-item>
        <text:list-item>
          <text:p text:style-name="P57"><text:span text:style-name="Strong_20_Emphasis">Modularité</text:span> :</text:p>
          <text:list>
            <text:list-item>
              <text:p text:style-name="P57">Vous pouvez activer ou désactiver des flows en fonction des besoins, ce qui est utile pour des modes de fonctionnement différents (local, distant, autonome, etc.).</text:p>
            </text:list-item>
          </text:list>
        </text:list-item>
      </text:list>
      <text:h text:style-name="P58" text:outline-level="3"><text:bookmark-start text:name="__RefHeading___Toc4864_2657471997"/><text:soft-page-break/><text:span text:style-name="Strong_20_Emphasis">Changer de flows en fonction des besoins </text:span><text:bookmark-end text:name="__RefHeading___Toc4864_2657471997"/></text:h>
      <text:h text:style-name="Heading_20_4" text:outline-level="4"><text:bookmark-start text:name="__RefHeading___Toc4866_2657471997"/><text:span text:style-name="Strong_20_Emphasis">. Activer/désactiver des flows</text:span><text:bookmark-end text:name="__RefHeading___Toc4866_2657471997"/></text:h>
      <text:list text:style-name="L19">
        <text:list-item>
          <text:p text:style-name="P59">Node-RED permet d'activer ou de désactiver des flows entiers.</text:p>
        </text:list-item>
        <text:list-item>
          <text:p text:style-name="P59"><text:span text:style-name="Strong_20_Emphasis">Étapes</text:span> :</text:p>
          <text:list>
            <text:list-item>
              <text:p text:style-name="P59">Cliquez sur le menu du flow (icône en haut à droite de l'onglet).</text:p>
            </text:list-item>
            <text:list-item>
              <text:p text:style-name="P59">Sélectionnez <text:span text:style-name="Strong_20_Emphasis">"Disable Flow"</text:span> pour désactiver un flow.</text:p>
            </text:list-item>
            <text:list-item>
              <text:p text:style-name="P59">Sélectionnez <text:span text:style-name="Strong_20_Emphasis">"Enable Flow"</text:span> pour le réactiver.</text:p>
            </text:list-item>
          </text:list>
        </text:list-item>
      </text:list>
      <text:h text:style-name="Heading_20_4" text:outline-level="4" text:is-list-header="true"><text:bookmark-start text:name="__RefHeading___Toc4868_2657471997"/><text:span text:style-name="Strong_20_Emphasis">b. Utiliser des contextes globaux ou des variables</text:span><text:bookmark-end text:name="__RefHeading___Toc4868_2657471997"/></text:h>
      <text:list text:style-name="L20">
        <text:list-item>
          <text:p text:style-name="P60">Vous pouvez utiliser des variables globales ou des contextes pour déterminer quel flow doit être actif.</text:p>
        </text:list-item>
        <text:list-item>
          <text:p text:style-name="P60"><text:span text:style-name="Strong_20_Emphasis">Exemple</text:span> :</text:p>
          <text:list>
            <text:list-item>
              <text:p text:style-name="P60">Créez une variable globale <text:span text:style-name="Source_20_Text">mode</text:span> qui peut prendre les valeurs <text:span text:style-name="Source_20_Text">local</text:span>, <text:span text:style-name="Source_20_Text">distant</text:span>, ou <text:span text:style-name="Source_20_Text">autonome</text:span>.</text:p>
            </text:list-item>
            <text:list-item>
              <text:p text:style-name="P60">Utilisez un node <text:span text:style-name="Strong_20_Emphasis">Switch</text:span> pour rediriger les données vers le flow approprié en fonction de la valeur de <text:span text:style-name="Source_20_Text">mode</text:span>.</text:p>
            </text:list-item>
          </text:list>
        </text:list-item>
      </text:list>
      <text:h text:style-name="Heading_20_4" text:outline-level="4" text:is-list-header="true"><text:bookmark-start text:name="__RefHeading___Toc4870_2657471997"/><text:span text:style-name="Strong_20_Emphasis">c. Utiliser des messages MQTT pour changer de mode</text:span><text:bookmark-end text:name="__RefHeading___Toc4870_2657471997"/></text:h>
      <text:list text:style-name="L21">
        <text:list-item>
          <text:p text:style-name="P61">Vous pouvez envoyer un message MQTT pour activer ou désactiver des flows.</text:p>
        </text:list-item>
        <text:list-item>
          <text:p text:style-name="P61"><text:span text:style-name="Strong_20_Emphasis">Exemple</text:span> :</text:p>
          <text:list>
            <text:list-item>
              <text:p text:style-name="P61">Créez un topic MQTT <text:span text:style-name="Source_20_Text">robot/mode</text:span> avec des valeurs comme <text:span text:style-name="Source_20_Text">local</text:span>, <text:span text:style-name="Source_20_Text">distant</text:span>, ou <text:span text:style-name="Source_20_Text">autonome</text:span>.</text:p>
            </text:list-item>
            <text:list-item>
              <text:p text:style-name="P61">Utilisez un node <text:span text:style-name="Strong_20_Emphasis">Function</text:span> pour activer/désactiver les flows en fonction du message reçu.</text:p>
            </text:list-item>
          </text:list>
        </text:list-item>
      </text:list>
      <text:p text:style-name="P62"/>
      <text:h text:style-name="P63" text:outline-level="3"><text:bookmark-start text:name="__RefHeading___Toc4872_2657471997"/><text:span text:style-name="Strong_20_Emphasis">4. Exemple pratique</text:span><text:bookmark-end text:name="__RefHeading___Toc4872_2657471997"/></text:h>
      <text:h text:style-name="Heading_20_4" text:outline-level="4"><text:bookmark-start text:name="__RefHeading___Toc4874_2657471997"/><text:span text:style-name="Strong_20_Emphasis">Scénario</text:span> :<text:bookmark-end text:name="__RefHeading___Toc4874_2657471997"/></text:h>
      <text:list text:style-name="L22">
        <text:list-item>
          <text:p text:style-name="P64">Vous avez trois flows : <text:span text:style-name="Source_20_Text">Flow_Capteurs</text:span>, <text:span text:style-name="Source_20_Text">Flow_Pilotage</text:span>, et <text:span text:style-name="Source_20_Text">Flow_Autonome</text:span>.</text:p>
        </text:list-item>
        <text:list-item>
          <text:p text:style-name="P64">Vous souhaitez activer <text:span text:style-name="Source_20_Text">Flow_Pilotage</text:span> en mode local et <text:span text:style-name="Source_20_Text">Flow_Autonome</text:span> en mode autonome.</text:p>
        </text:list-item>
      </text:list>
      <text:h text:style-name="Heading_20_4" text:outline-level="4" text:is-list-header="true"><text:bookmark-start text:name="__RefHeading___Toc4876_2657471997"/><text:span text:style-name="Strong_20_Emphasis">Étapes</text:span> :<text:bookmark-end text:name="__RefHeading___Toc4876_2657471997"/></text:h>
      <text:list text:style-name="L23">
        <text:list-item>
          <text:p text:style-name="P65">Créez une variable globale <text:span text:style-name="Source_20_Text">mode</text:span> avec la valeur par défaut <text:span text:style-name="Source_20_Text">local</text:span>.</text:p>
        </text:list-item>
        <text:list-item>
          <text:p text:style-name="P65">Dans le flow principal, utilisez un node <text:span text:style-name="Strong_20_Emphasis">Switch</text:span> pour rediriger les données vers <text:span text:style-name="Source_20_Text">Flow_Pilotage</text:span> ou <text:span text:style-name="Source_20_Text">Flow_Autonome</text:span> en fonction de la valeur de <text:span text:style-name="Source_20_Text">mode</text:span>.</text:p>
        </text:list-item>
        <text:list-item>
          <text:p text:style-name="P65"><text:soft-page-break/>Utilisez un node <text:span text:style-name="Strong_20_Emphasis">Inject</text:span> ou un message MQTT pour changer la valeur de <text:span text:style-name="Source_20_Text">mode</text:span> (par exemple, <text:span text:style-name="Source_20_Text">local</text:span> ou <text:span text:style-name="Source_20_Text">autonome</text:span>).</text:p>
        </text:list-item>
        <text:list-item>
          <text:p text:style-name="P65">Activez/désactivez les flows en fonction de la valeur de <text:span text:style-name="Source_20_Text">mode</text:span> (via un node <text:span text:style-name="Strong_20_Emphasis">Function</text:span> ou manuellement).</text:p>
        </text:list-item>
      </text:list>
      <text:p text:style-name="P62"/>
      <text:h text:style-name="P63" text:outline-level="3"><text:bookmark-start text:name="__RefHeading___Toc4878_2657471997"/><text:span text:style-name="Strong_20_Emphasis">5. Bonnes pratiques</text:span><text:bookmark-end text:name="__RefHeading___Toc4878_2657471997"/></text:h>
      <text:list text:style-name="L24">
        <text:list-item>
          <text:p text:style-name="P66"><text:span text:style-name="Strong_20_Emphasis">Nommez clairement les flows et les sous-flows</text:span> : Cela facilite la maintenance et la compréhension.</text:p>
        </text:list-item>
        <text:list-item>
          <text:p text:style-name="P66"><text:span text:style-name="Strong_20_Emphasis">Documentez les flows</text:span> : Ajoutez des commentaires et des annotations pour expliquer le fonctionnement de chaque flow.</text:p>
        </text:list-item>
        <text:list-item>
          <text:p text:style-name="P66"><text:span text:style-name="Strong_20_Emphasis">Testez chaque flow indépendamment</text:span> : Assurez-vous que chaque flow fonctionne correctement avant de les connecter.</text:p>
        </text:list-item>
        <text:list-item>
          <text:p text:style-name="P66"><text:span text:style-name="Strong_20_Emphasis">Utilisez des liens entre flows</text:span> : Cela permet de garder les flows modulaires et réutilisables.</text:p>
        </text:list-item>
      </text:list>
      <text:p text:style-name="P67"/>
      <text:h text:style-name="P68" text:outline-level="3"><text:bookmark-start text:name="__RefHeading___Toc6719_2657471997"/>Initialisation de la liaison <text:s/>entre smartphones – Prépartion des smartphones<text:bookmark-end text:name="__RefHeading___Toc6719_2657471997"/></text:h>
      <text:p text:style-name="P69">Srce / IA blu</text:p>
      <text:p text:style-name="P70">J'ai deux smartphones Doro et Xiaomi. Le doro sera embarqué sur un robot mobile et le xiaomi devra pouvoir le controler et partager sa connexion html avec lui. Une fois allumé le doro, il faudra prendre le contrôle du doro par ssh et lancer node-red.</text:p>
      <text:p text:style-name="P71">Pour réaliser ce que vous souhaitez faire, voici les étapes générales que vous devrez suivre. Notez que les détails spécifiques peuvent varier en fonction des modèles exacts de vos appareils et des versions des logiciels que vous utilisez.</text:p>
      <text:h text:style-name="P72" text:outline-level="3"><text:bookmark-start text:name="__RefHeading___Toc6721_2657471997"/>Étape 1: Préparer le Doro<text:bookmark-end text:name="__RefHeading___Toc6721_2657471997"/></text:h>
      <text:list text:style-name="L25">
        <text:list-item>
          <text:p text:style-name="P73"><text:span text:style-name="Strong_20_Emphasis">Rooter le Doro (si nécessaire):</text:span> Pour avoir un contrôle complet sur le Doro, vous pourriez avoir besoin de le rooter. Cela dépend de ce que vous voulez faire exactement avec Node-RED et SSH.</text:p>
        </text:list-item>
        <text:list-item>
          <text:p text:style-name="P73"><text:span text:style-name="Strong_20_Emphasis">Installer un système d'exploitation personnalisé (optionnel):</text:span> Si le Doro ne supporte pas nativement SSH ou Node-RED, vous pourriez envisager d'installer un système d'exploitation personnalisé comme LineageOS, si disponible pour votre modèle.</text:p>
        </text:list-item>
        <text:list-item>
          <text:p text:style-name="P73"><text:span text:style-name="Strong_20_Emphasis">Installer SSH Server:</text:span> Installez un serveur SSH sur le Doro. Vous pouvez utiliser des applications comme <text:span text:style-name="Source_20_Text">SSH Server</text:span> ou <text:span text:style-name="Source_20_Text">Dropbear</text:span> si vous êtes rooté.</text:p>
        </text:list-item>
        <text:list-item>
          <text:p text:style-name="P73"><text:span text:style-name="Strong_20_Emphasis">Installer Node-RED:</text:span> Suivez les instructions officielles pour installer Node-RED sur un appareil Android. Cela pourrait nécessiter l'installation de Node.js d'abord.</text:p>
        </text:list-item>
      </text:list>
      <text:h text:style-name="P72" text:outline-level="3" text:is-list-header="true"><text:bookmark-start text:name="__RefHeading___Toc6723_2657471997"/>Étape 2: Configurer le partage de connexion Internet<text:bookmark-end text:name="__RefHeading___Toc6723_2657471997"/></text:h>
      <text:list text:style-name="L26">
        <text:list-item>
          <text:p text:style-name="P74"><text:span text:style-name="Strong_20_Emphasis">Activer le partage de connexion sur le Xiaomi:</text:span> Allez dans les paramètres de connexion et activez le point d'accès Wi-Fi ou le partage de connexion USB.</text:p>
        </text:list-item>
        <text:list-item>
          <text:p text:style-name="P74"><text:span text:style-name="Strong_20_Emphasis">Connecter le Doro au réseau du Xiaomi:</text:span> Sur le Doro, connectez-vous au réseau Wi-Fi créé par le Xiaomi ou connectez-vous via USB si vous utilisez ce mode de partage.</text:p>
        </text:list-item>
      </text:list>
      <text:h text:style-name="P72" text:outline-level="3" text:is-list-header="true"><text:bookmark-start text:name="__RefHeading___Toc6725_2657471997"/>Étape 3: Prendre le contrôle du Doro via SSH<text:bookmark-end text:name="__RefHeading___Toc6725_2657471997"/></text:h>
      <text:list text:style-name="L27">
        <text:list-item>
          <text:p text:style-name="P75"><text:span text:style-name="Strong_20_Emphasis">Trouver l'adresse IP du Doro:</text:span> Vous pouvez trouver l'adresse IP du Doro dans les paramètres réseau ou en utilisant une application de scan réseau sur le Xiaomi.</text:p>
        </text:list-item>
        <text:list-item>
          <text:p text:style-name="P75"><text:span text:style-name="Strong_20_Emphasis">Se connecter via SSH:</text:span> Utilisez une application SSH sur le Xiaomi (comme Termux ou JuiceSSH) pour vous connecter au Doro. La commande sera quelque chose comme <text:span text:style-name="Source_20_Text">ssh utilisateur@adresse_ip_du_doro</text:span>.</text:p>
        </text:list-item>
        <text:list-item>
          <text:p text:style-name="P75"><text:span text:style-name="Strong_20_Emphasis">Lancer Node-RED:</text:span> Une fois connecté, vous pouvez lancer Node-RED en entrant la commande appropriée, probablement <text:span text:style-name="Source_20_Text">node-red</text:span>.</text:p>
        </text:list-item>
      </text:list>
      <text:h text:style-name="P72" text:outline-level="3" text:is-list-header="true"><text:bookmark-start text:name="__RefHeading___Toc6727_2657471997"/>Étape 4: Automatiser le processus<text:bookmark-end text:name="__RefHeading___Toc6727_2657471997"/></text:h>
      <text:p text:style-name="P76">Pour automatiser le lancement de Node-RED au démarrage du Doro, vous pourriez:</text:p>
      <text:list text:style-name="L28">
        <text:list-item>
          <text:p text:style-name="P77"><text:soft-page-break/><text:span text:style-name="Strong_20_Emphasis">Créer un script de démarrage:</text:span> Sur Android, cela peut être fait en utilisant des applications comme Tasker ou en ajoutant des scripts dans le dossier <text:span text:style-name="Source_20_Text">init.d</text:span> si vous êtes rooté et que votre système le supporte.</text:p>
        </text:list-item>
        <text:list-item>
          <text:p text:style-name="P77"><text:span text:style-name="Strong_20_Emphasis">Utiliser une application de gestion de services:</text:span> Il existe des applications qui peuvent lancer des services ou des scripts au démarrage.</text:p>
        </text:list-item>
      </text:list>
      <text:h text:style-name="P72" text:outline-level="3" text:is-list-header="true"><text:bookmark-start text:name="__RefHeading___Toc6729_2657471997"/>Sécurité<text:bookmark-end text:name="__RefHeading___Toc6729_2657471997"/></text:h>
      <text:list text:style-name="L29">
        <text:list-item>
          <text:p text:style-name="P78"><text:span text:style-name="Strong_20_Emphasis">Changer les mots de passe par défaut:</text:span> Assurez-vous que tous les mots de passe par défaut sont changés pour des mots de passes forts.</text:p>
        </text:list-item>
        <text:list-item>
          <text:p text:style-name="P78"><text:span text:style-name="Strong_20_Emphasis">Utiliser des clés SSH:</text:span> Pour une sécurité accrue, utilisez l'authentification par clé SSH au lieu des mots de passe.</text:p>
        </text:list-item>
      </text:list>
      <text:p text:style-name="P76">Ces étapes devraient vous permettre de contrôler le Doro via SSH depuis le Xiaomi et de partager la connexion Internet entre les deux appareils.</text:p>
      <text:p text:style-name="P71">J'ai lancer mon prompt avant d'avoir fini. Les deux smartphones ont tasker installé, termux avec le plug in termux:tasker pour pouvoir lancer des scripts depuis ce dernier, comme par exemple pour activer node-red. Ma première étape sera de définir sur le tasker de doro une tâche et des actions pour automatiser la connexion au partage de connexion du xiaomi, récupéré son ip de connexion, ouvrir termux et le ssh, avant d'ouvrir Node-red. Peut tu me décrire les étapes en mode verbeux ?</text:p>
      <text:p text:style-name="P71">Bien sûr ! Voici une description détaillée des étapes pour configurer Tasker sur le Doro afin d'automatiser la connexion au partage de connexion du Xiaomi, récupérer l'adresse IP, ouvrir Termux, établir une connexion SSH, et lancer Node-RED. Nous allons décomposer cela en plusieurs tâches et actions dans Tasker.</text:p>
      <text:p text:style-name="P79"/>
      <text:h text:style-name="P72" text:outline-level="3"><text:bookmark-start text:name="__RefHeading___Toc6731_2657471997"/><text:span text:style-name="Strong_20_Emphasis">Étape 1 : Préparer Termux et Tasker sur le Doro</text:span><text:bookmark-end text:name="__RefHeading___Toc6731_2657471997"/></text:h>
      <text:list text:style-name="L30">
        <text:list-item>
          <text:p text:style-name="P80"><text:span text:style-name="Strong_20_Emphasis">Installer Termux et le plugin Termux:Tasker :</text:span></text:p>
          <text:list>
            <text:list-item>
              <text:p text:style-name="P80">Assurez-vous que Termux et le plugin Termux:Tasker sont installés sur le Doro.</text:p>
            </text:list-item>
            <text:list-item>
              <text:p text:style-name="P80">Accordez les permissions nécessaires à Termux pour exécuter des scripts en arrière-plan.</text:p>
            </text:list-item>
          </text:list>
        </text:list-item>
        <text:list-item>
          <text:p text:style-name="P80"><text:span text:style-name="Strong_20_Emphasis">Créer un script dans Termux pour lancer Node-RED :</text:span></text:p>
          <text:list>
            <text:list-item>
              <text:p text:style-name="P80">Ouvrez Termux sur le Doro.</text:p>
            </text:list-item>
            <text:list-item>
              <text:p text:style-name="P80">Créez un script (par exemple, <text:span text:style-name="Source_20_Text">start_node_red.sh</text:span>) avec la commande pour lancer Node-RED :</text:p>
              <text:p text:style-name="P81">bash</text:p>
              <text:p text:style-name="P80">Copy</text:p>
              <text:p text:style-name="P82">#!/bin/bash</text:p>
              <text:p text:style-name="P83">node-red</text:p>
            </text:list-item>
            <text:list-item>
              <text:p text:style-name="P80">Rendez le script exécutable :</text:p>
              <text:p text:style-name="P81"><text:soft-page-break/>bash</text:p>
              <text:p text:style-name="P80">Copy</text:p>
              <text:p text:style-name="P84">chmod +x start_node_red.sh</text:p>
            </text:list-item>
          </text:list>
        </text:list-item>
        <text:list-item>
          <text:p text:style-name="P80"><text:span text:style-name="Strong_20_Emphasis">Configurer Termux:Tasker pour exécuter le script :</text:span></text:p>
          <text:list>
            <text:list-item>
              <text:p text:style-name="P80">Dans Termux, allez dans le dossier <text:span text:style-name="Source_20_Text">~/.termux/tasker/</text:span>.</text:p>
            </text:list-item>
            <text:list-item>
              <text:p text:style-name="P80">Créez un fichier (par exemple, <text:span text:style-name="Source_20_Text">node_red_task</text:span>) et ajoutez-y la commande pour exécuter le script :</text:p>
              <text:p text:style-name="P81">bash</text:p>
              <text:p text:style-name="P80">Copy</text:p>
              <text:p text:style-name="P84">bash /chemin/vers/start_node_red.sh</text:p>
            </text:list-item>
            <text:list-item>
              <text:p text:style-name="P80">Remplacez <text:span text:style-name="Source_20_Text">/chemin/vers/</text:span> par le chemin réel du script.</text:p>
            </text:list-item>
          </text:list>
        </text:list-item>
      </text:list>
      <text:p text:style-name="P79"/>
      <text:h text:style-name="P72" text:outline-level="3"><text:bookmark-start text:name="__RefHeading___Toc6733_2657471997"/><text:span text:style-name="Strong_20_Emphasis">Étape 2 : Configurer Tasker sur le Doro</text:span><text:bookmark-end text:name="__RefHeading___Toc6733_2657471997"/></text:h>
      <text:list text:style-name="L31">
        <text:list-item>
          <text:p text:style-name="P85"><text:span text:style-name="Strong_20_Emphasis">Créer un profil pour détecter le démarrage du Doro :</text:span></text:p>
          <text:list>
            <text:list-item>
              <text:p text:style-name="P85">Ouvrez Tasker.</text:p>
            </text:list-item>
            <text:list-item>
              <text:p text:style-name="P85">Allez dans l'onglet <text:span text:style-name="Strong_20_Emphasis">Profils</text:span> et cliquez sur <text:span text:style-name="Strong_20_Emphasis">+</text:span> pour créer un nouveau profil.</text:p>
            </text:list-item>
            <text:list-item>
              <text:p text:style-name="P85">Sélectionnez <text:span text:style-name="Strong_20_Emphasis">État</text:span> &gt; <text:span text:style-name="Strong_20_Emphasis">Système</text:span> &gt; <text:span text:style-name="Strong_20_Emphasis">Démarrage de l'appareil</text:span>.</text:p>
            </text:list-item>
            <text:list-item>
              <text:p text:style-name="P85">Cela déclenchera la tâche que nous allons créer lorsque le Doro sera allumé.</text:p>
            </text:list-item>
          </text:list>
        </text:list-item>
        <text:list-item>
          <text:p text:style-name="P85"><text:span text:style-name="Strong_20_Emphasis">Créer une tâche pour automatiser la connexion au partage de connexion du Xiaomi :</text:span></text:p>
          <text:list>
            <text:list-item>
              <text:p text:style-name="P85">Après avoir créé le profil, Tasker vous demandera de créer une nouvelle tâche. Nommez-la (par exemple, <text:span text:style-name="Source_20_Text">Connexion_Xiaomi</text:span>).</text:p>
            </text:list-item>
            <text:list-item>
              <text:p text:style-name="P85">Ajoutez les actions suivantes :</text:p>
              <text:p text:style-name="P85"><text:span text:style-name="Strong_20_Emphasis">a. Activer le Wi-Fi :</text:span></text:p>
              <text:list>
                <text:list-item>
                  <text:p text:style-name="P85"><text:span text:style-name="Strong_20_Emphasis">Action</text:span> &gt; <text:span text:style-name="Strong_20_Emphasis">Réseau</text:span> &gt; <text:span text:style-name="Strong_20_Emphasis">Wi-Fi</text:span> &gt; <text:span text:style-name="Strong_20_Emphasis">Activer</text:span>.</text:p>
                </text:list-item>
                <text:list-item>
                  <text:p text:style-name="P85">Assurez-vous que le Wi-Fi est activé pour se connecter au partage de connexion du Xiaomi.</text:p>
                </text:list-item>
              </text:list>
              <text:p text:style-name="P85"><text:span text:style-name="Strong_20_Emphasis">b. Se connecter au réseau Wi-Fi du Xiaomi :</text:span></text:p>
              <text:list text:continue-numbering="true">
                <text:list-item>
                  <text:p text:style-name="P85"><text:span text:style-name="Strong_20_Emphasis">Action</text:span> &gt; <text:span text:style-name="Strong_20_Emphasis">Réseau</text:span> &gt; <text:span text:style-name="Strong_20_Emphasis">Wi-Fi</text:span> &gt; <text:span text:style-name="Strong_20_Emphasis">Se connecter</text:span>.</text:p>
                </text:list-item>
                <text:list-item>
                  <text:p text:style-name="P85">Sélectionnez le réseau Wi-Fi du Xiaomi (le nom du point d'accès) et entrez le mot de passe si nécessaire.</text:p>
                </text:list-item>
              </text:list>
              <text:p text:style-name="P85"><text:span text:style-name="Strong_20_Emphasis">c. Récupérer l'adresse IP du Doro :</text:span></text:p>
              <text:list text:continue-numbering="true">
                <text:list-item>
                  <text:p text:style-name="P85"><text:span text:style-name="Strong_20_Emphasis">Action</text:span> &gt; <text:span text:style-name="Strong_20_Emphasis">Script</text:span> &gt; <text:span text:style-name="Strong_20_Emphasis">Exécuter Shell</text:span>.</text:p>
                </text:list-item>
                <text:list-item>
                  <text:p text:style-name="P85">Utilisez la commande suivante pour récupérer l'adresse IP :</text:p>
                  <text:p text:style-name="P86"><text:soft-page-break/>bash</text:p>
                  <text:p text:style-name="P85">Copy</text:p>
                  <text:p text:style-name="P87">ip addr show wlan0 | grep "inet " | awk '{print $2}' | cut -d/ -f1</text:p>
                </text:list-item>
                <text:list-item>
                  <text:p text:style-name="P85">Stockez le résultat dans une variable Tasker (par exemple, <text:span text:style-name="Source_20_Text">%IP_DORO</text:span>).</text:p>
                </text:list-item>
              </text:list>
              <text:p text:style-name="P85"><text:span text:style-name="Strong_20_Emphasis">d. Ouvrir Termux :</text:span></text:p>
              <text:list text:continue-numbering="true">
                <text:list-item>
                  <text:p text:style-name="P85"><text:span text:style-name="Strong_20_Emphasis">Action</text:span> &gt; <text:span text:style-name="Strong_20_Emphasis">Application</text:span> &gt; <text:span text:style-name="Strong_20_Emphasis">Lancer une application</text:span>.</text:p>
                </text:list-item>
                <text:list-item>
                  <text:p text:style-name="P85">Sélectionnez Termux.</text:p>
                </text:list-item>
              </text:list>
              <text:p text:style-name="P85"><text:span text:style-name="Strong_20_Emphasis">e. Exécuter le script Termux:Tasker pour lancer Node-RED :</text:span></text:p>
              <text:list text:continue-numbering="true">
                <text:list-item>
                  <text:p text:style-name="P85"><text:span text:style-name="Strong_20_Emphasis">Action</text:span> &gt; <text:span text:style-name="Strong_20_Emphasis">Plugin</text:span> &gt; <text:span text:style-name="Strong_20_Emphasis">Termux:Tasker </text:span>.</text:p>
                </text:list-item>
                <text:list-item>
                  <text:p text:style-name="P85">Sélectionnez le fichier de script que vous avez créé (<text:span text:style-name="Source_20_Text">node_red_task</text:span>).</text:p>
                </text:list-item>
              </text:list>
            </text:list-item>
          </text:list>
        </text:list-item>
        <text:list-item>
          <text:p text:style-name="P85"><text:span text:style-name="Strong_20_Emphasis">Tester la tâche :</text:span></text:p>
          <text:list>
            <text:list-item>
              <text:p text:style-name="P85">Exécutez la tâche manuellement pour vérifier que tout fonctionne correctement :</text:p>
              <text:list>
                <text:list-item>
                  <text:p text:style-name="P85">Le Wi-Fi s'active et se connecte au Xiaomi.</text:p>
                </text:list-item>
                <text:list-item>
                  <text:p text:style-name="P85">L'adresse IP est récupérée et stockée.</text:p>
                </text:list-item>
                <text:list-item>
                  <text:p text:style-name="P85">Termux s'ouvre et lance Node-RED.</text:p>
                </text:list-item>
              </text:list>
            </text:list-item>
          </text:list>
        </text:list-item>
      </text:list>
      <text:p text:style-name="P79"/>
      <text:h text:style-name="P72" text:outline-level="3"><text:bookmark-start text:name="__RefHeading___Toc6735_2657471997"/><text:span text:style-name="Strong_20_Emphasis">Étape 3 : Configurer Tasker sur le Xiaomi</text:span><text:bookmark-end text:name="__RefHeading___Toc6735_2657471997"/></text:h>
      <text:list text:style-name="L32">
        <text:list-item>
          <text:p text:style-name="P88"><text:span text:style-name="Strong_20_Emphasis">Créer un profil pour activer le partage de connexion :</text:span></text:p>
          <text:list>
            <text:list-item>
              <text:p text:style-name="P88">Ouvrez Tasker sur le Xiaomi.</text:p>
            </text:list-item>
            <text:list-item>
              <text:p text:style-name="P88">Créez un nouveau profil basé sur un événement (par exemple, lorsque le Xiaomi est allumé).</text:p>
            </text:list-item>
            <text:list-item>
              <text:p text:style-name="P88">Ajoutez une tâche pour activer le partage de connexion Wi-Fi ou USB.</text:p>
            </text:list-item>
          </text:list>
        </text:list-item>
        <text:list-item>
          <text:p text:style-name="P88"><text:span text:style-name="Strong_20_Emphasis">Partager l'adresse IP du Doro (optionnel) :</text:span></text:p>
          <text:list>
            <text:list-item>
              <text:p text:style-name="P88">Si vous souhaitez que le Xiaomi récupère l'adresse IP du Doro, vous pouvez utiliser une action HTTP ou une notification pour envoyer l'adresse IP au Xiaomi.</text:p>
            </text:list-item>
          </text:list>
        </text:list-item>
      </text:list>
      <text:p text:style-name="P79"/>
      <text:h text:style-name="P72" text:outline-level="3"><text:bookmark-start text:name="__RefHeading___Toc6737_2657471997"/><text:span text:style-name="Strong_20_Emphasis">Étape 4 : Automatiser la connexion SSH depuis le Xiaomi</text:span><text:bookmark-end text:name="__RefHeading___Toc6737_2657471997"/></text:h>
      <text:list text:style-name="L33">
        <text:list-item>
          <text:p text:style-name="P89"><text:span text:style-name="Strong_20_Emphasis">Créer un profil Tasker sur le Xiaomi pour se connecter au Doro :</text:span></text:p>
          <text:list>
            <text:list-item>
              <text:p text:style-name="P89">Créez un profil basé sur un événement (par exemple, lorsque le Xiaomi est connecté au même réseau que le Doro).</text:p>
            </text:list-item>
            <text:list-item>
              <text:p text:style-name="P89"><text:soft-page-break/>Ajoutez une tâche pour lancer une application SSH (comme Termux ou JuiceSSH) et exécuter une commande SSH pour se connecter au Doro :</text:p>
              <text:p text:style-name="P90">bash</text:p>
              <text:p text:style-name="P89">Copy</text:p>
              <text:p text:style-name="P91">ssh utilisateur@%IP_DORO</text:p>
            </text:list-item>
            <text:list-item>
              <text:p text:style-name="P89">Remplacez <text:span text:style-name="Source_20_Text">utilisateur</text:span> par le nom d'utilisateur SSH du Doro.</text:p>
            </text:list-item>
          </text:list>
        </text:list-item>
        <text:list-item>
          <text:p text:style-name="P89"><text:span text:style-name="Strong_20_Emphasis">Tester la connexion SSH :</text:span></text:p>
          <text:list>
            <text:list-item>
              <text:p text:style-name="P89">Assurez-vous que la connexion SSH fonctionne correctement en utilisant l'adresse IP récupérée.</text:p>
            </text:list-item>
          </text:list>
        </text:list-item>
      </text:list>
      <text:p text:style-name="P79"/>
      <text:h text:style-name="P72" text:outline-level="3"><text:bookmark-start text:name="__RefHeading___Toc6739_2657471997"/><text:span text:style-name="Strong_20_Emphasis">Étape 5 : Affiner et déboguer</text:span><text:bookmark-end text:name="__RefHeading___Toc6739_2657471997"/></text:h>
      <text:list text:style-name="L34">
        <text:list-item>
          <text:p text:style-name="P92"><text:span text:style-name="Strong_20_Emphasis">Ajouter des délais si nécessaire :</text:span></text:p>
          <text:list>
            <text:list-item>
              <text:p text:style-name="P92">Si certaines actions prennent du temps (comme la connexion Wi-Fi), ajoutez des actions <text:span text:style-name="Strong_20_Emphasis">Attendre</text:span> dans Tasker pour laisser le temps au système de se connecter.</text:p>
            </text:list-item>
          </text:list>
        </text:list-item>
        <text:list-item>
          <text:p text:style-name="P92"><text:span text:style-name="Strong_20_Emphasis">Journaliser les étapes :</text:span></text:p>
          <text:list>
            <text:list-item>
              <text:p text:style-name="P92">Utilisez l'action <text:span text:style-name="Strong_20_Emphasis">Alerte</text:span> &gt; <text:span text:style-name="Strong_20_Emphasis">Flash</text:span> dans Tasker pour afficher des messages de débogage (par exemple, "Connexion Wi-Fi activée", "Adresse IP récupérée : %IP_DORO").</text:p>
            </text:list-item>
          </text:list>
        </text:list-item>
        <text:list-item>
          <text:p text:style-name="P92"><text:span text:style-name="Strong_20_Emphasis">Tester l'automatisation complète :</text:span></text:p>
          <text:list>
            <text:list-item>
              <text:p text:style-name="P92">Redémarrez le Doro et vérifiez que tout fonctionne automatiquement :</text:p>
              <text:list>
                <text:list-item>
                  <text:p text:style-name="P92">Connexion au Xiaomi.</text:p>
                </text:list-item>
                <text:list-item>
                  <text:p text:style-name="P92">Récupération de l'adresse IP.</text:p>
                </text:list-item>
                <text:list-item>
                  <text:p text:style-name="P92">Lancement de Node-RED.</text:p>
                </text:list-item>
                <text:list-item>
                  <text:p text:style-name="P92">Connexion SSH depuis le Xiaomi.</text:p>
                </text:list-item>
              </text:list>
            </text:list-item>
          </text:list>
        </text:list-item>
      </text:list>
      <text:p text:style-name="P79"/>
      <text:p text:style-name="P76">Avec ces étapes, vous devriez pouvoir automatiser entièrement le processus de connexion et de contrôle du Doro depuis le Xiaomi. Si vous rencontrez des problèmes, n'hésitez pas à ajuster les délais ou à ajouter des actions de débogage supplémentaires dans Tasker.</text:p>
      <text:p text:style-name="P71">Peut tu me conseiller sur l'endroit ou stocker mes scripts sur mon tel</text:p>
      <text:p text:style-name="P71">Bien sûr ! Le choix de l'emplacement pour stocker vos scripts sur votre téléphone dépend de plusieurs facteurs, tels que la facilité d'accès, la sécurité, et la compatibilité avec les applications que vous utilisez (comme Termux, Tasker, etc.). Voici quelques recommandations pour stocker vos scripts de manière organisée et efficace :</text:p>
      <text:p text:style-name="P79"/>
      <text:h text:style-name="P72" text:outline-level="3"><text:bookmark-start text:name="__RefHeading___Toc6741_2657471997"/><text:soft-page-break/><text:span text:style-name="Strong_20_Emphasis">1. Stocker les scripts dans Termux</text:span><text:bookmark-end text:name="__RefHeading___Toc6741_2657471997"/></text:h>
      <text:p text:style-name="P76">Si vous utilisez Termux pour exécuter vos scripts, il est logique de les stocker dans l'environnement de Termux lui-même.</text:p>
      <text:h text:style-name="Heading_20_4" text:outline-level="4"><text:bookmark-start text:name="__RefHeading___Toc6743_2657471997"/><text:span text:style-name="Strong_20_Emphasis">Emplacement recommandé :</text:span><text:bookmark-end text:name="__RefHeading___Toc6743_2657471997"/></text:h>
      <text:list text:style-name="L35">
        <text:list-item>
          <text:p text:style-name="P93"><text:span text:style-name="Strong_20_Emphasis">Dossier personnel de Termux :</text:span> <text:span text:style-name="Source_20_Text">~/</text:span></text:p>
          <text:list>
            <text:list-item>
              <text:p text:style-name="P93">Par défaut, Termux a accès à son propre système de fichiers, isolé du reste du téléphone. Vous pouvez stocker vos scripts dans le dossier personnel (<text:span text:style-name="Source_20_Text">~</text:span>) ou dans un sous-dossier dédié (par exemple, <text:span text:style-name="Source_20_Text">~/scripts</text:span>).</text:p>
            </text:list-item>
            <text:list-item>
              <text:p text:style-name="P93">Exemple :</text:p>
              <text:p text:style-name="P94">bash</text:p>
              <text:p text:style-name="P93">Copy</text:p>
              <text:p text:style-name="P95">mkdir ~/scripts</text:p>
              <text:p text:style-name="P96">nano ~/scripts/mon_script.sh</text:p>
            </text:list-item>
          </text:list>
        </text:list-item>
      </text:list>
      <text:h text:style-name="Heading_20_4" text:outline-level="4" text:is-list-header="true"><text:bookmark-start text:name="__RefHeading___Toc6745_2657471997"/><text:span text:style-name="Strong_20_Emphasis">Avantages :</text:span><text:bookmark-end text:name="__RefHeading___Toc6745_2657471997"/></text:h>
      <text:list text:style-name="L36">
        <text:list-item>
          <text:p text:style-name="P97">Facile à gérer depuis Termux.</text:p>
        </text:list-item>
        <text:list-item>
          <text:p text:style-name="P97">Compatible avec les commandes Unix et les outils de Termux.</text:p>
        </text:list-item>
        <text:list-item>
          <text:p text:style-name="P97">Pas besoin de permissions spéciales pour accéder aux fichiers.</text:p>
        </text:list-item>
      </text:list>
      <text:h text:style-name="Heading_20_4" text:outline-level="4" text:is-list-header="true"><text:bookmark-start text:name="__RefHeading___Toc6747_2657471997"/><text:span text:style-name="Strong_20_Emphasis">Inconvénients :</text:span><text:bookmark-end text:name="__RefHeading___Toc6747_2657471997"/></text:h>
      <text:list text:style-name="L37">
        <text:list-item>
          <text:p text:style-name="P98">Les scripts ne sont pas accessibles directement depuis d'autres applications Android (sauf via Termux:Tasker ).</text:p>
        </text:list-item>
      </text:list>
      <text:p text:style-name="P79"/>
      <text:h text:style-name="P72" text:outline-level="3"><text:bookmark-start text:name="__RefHeading___Toc6749_2657471997"/><text:span text:style-name="Strong_20_Emphasis">2. Stocker les scripts dans le stockage interne du téléphone</text:span><text:bookmark-end text:name="__RefHeading___Toc6749_2657471997"/></text:h>
      <text:p text:style-name="P76">Si vous souhaitez que vos scripts soient accessibles depuis d'autres applications (comme Tasker), vous pouvez les stocker dans le stockage interne du téléphone.</text:p>
      <text:h text:style-name="Heading_20_4" text:outline-level="4"><text:bookmark-start text:name="__RefHeading___Toc6751_2657471997"/><text:span text:style-name="Strong_20_Emphasis">Emplacement recommandé :</text:span><text:bookmark-end text:name="__RefHeading___Toc6751_2657471997"/></text:h>
      <text:list text:style-name="L38">
        <text:list-item>
          <text:p text:style-name="P99"><text:span text:style-name="Strong_20_Emphasis">Dossier dédié dans le stockage interne :</text:span> <text:span text:style-name="Source_20_Text">/storage/emulated/0/scripts/</text:span></text:p>
          <text:list>
            <text:list-item>
              <text:p text:style-name="P99">Créez un dossier dédié (par exemple, <text:span text:style-name="Source_20_Text">scripts</text:span>) dans le stockage interne de votre téléphone.</text:p>
            </text:list-item>
            <text:list-item>
              <text:p text:style-name="P99">Exemple :</text:p>
              <text:p text:style-name="P100">bash</text:p>
              <text:p text:style-name="P99">Copy</text:p>
              <text:p text:style-name="P101">mkdir /storage/emulated/0/scripts</text:p>
              <text:p text:style-name="P102">nano /storage/emulated/0/scripts/mon_script.sh</text:p>
            </text:list-item>
          </text:list>
        </text:list-item>
      </text:list>
      <text:h text:style-name="Heading_20_4" text:outline-level="4" text:is-list-header="true"><text:bookmark-start text:name="__RefHeading___Toc6753_2657471997"/><text:soft-page-break/><text:span text:style-name="Strong_20_Emphasis">Avantages :</text:span><text:bookmark-end text:name="__RefHeading___Toc6753_2657471997"/></text:h>
      <text:list text:style-name="L39">
        <text:list-item>
          <text:p text:style-name="P103">Accessible depuis toutes les applications Android (Tasker, Termux, etc.).</text:p>
        </text:list-item>
        <text:list-item>
          <text:p text:style-name="P103">Facile à sauvegarder ou à transférer vers un autre appareil.</text:p>
        </text:list-item>
      </text:list>
      <text:h text:style-name="Heading_20_4" text:outline-level="4" text:is-list-header="true"><text:bookmark-start text:name="__RefHeading___Toc6755_2657471997"/><text:span text:style-name="Strong_20_Emphasis">Inconvénients :</text:span><text:bookmark-end text:name="__RefHeading___Toc6755_2657471997"/></text:h>
      <text:list text:style-name="L40">
        <text:list-item>
          <text:p text:style-name="P104">Nécessite des permissions pour accéder au stockage (Termux doit demander l'autorisation d'accéder aux fichiers).</text:p>
        </text:list-item>
        <text:list-item>
          <text:p text:style-name="P104">Moins sécurisé, car les fichiers sont accessibles par d'autres applications.</text:p>
        </text:list-item>
      </text:list>
      <text:p text:style-name="P79"/>
      <text:h text:style-name="P72" text:outline-level="3"><text:bookmark-start text:name="__RefHeading___Toc6757_2657471997"/><text:span text:style-name="Strong_20_Emphasis">3. Stocker les scripts dans un dossier synchronisé (cloud ou syncthing)</text:span><text:bookmark-end text:name="__RefHeading___Toc6757_2657471997"/></text:h>
      <text:p text:style-name="P76">Si vous travaillez sur plusieurs appareils ou souhaitez avoir des sauvegardes automatiques, vous pouvez stocker vos scripts dans un dossier synchronisé avec un service cloud (comme Nextcloud, Google Drive, etc.) ou un outil de synchronisation comme Syncthing.</text:p>
      <text:h text:style-name="Heading_20_4" text:outline-level="4"><text:bookmark-start text:name="__RefHeading___Toc6759_2657471997"/><text:span text:style-name="Strong_20_Emphasis">Emplacement recommandé :</text:span><text:bookmark-end text:name="__RefHeading___Toc6759_2657471997"/></text:h>
      <text:list text:style-name="L41">
        <text:list-item>
          <text:p text:style-name="P105"><text:span text:style-name="Strong_20_Emphasis">Dossier synchronisé :</text:span> <text:span text:style-name="Source_20_Text">/storage/emulated/0/cloud/scripts/</text:span></text:p>
          <text:list>
            <text:list-item>
              <text:p text:style-name="P105">Configurez votre service de synchronisation pour synchroniser un dossier spécifique (par exemple, <text:span text:style-name="Source_20_Text">cloud/scripts</text:span>).</text:p>
            </text:list-item>
          </text:list>
        </text:list-item>
      </text:list>
      <text:h text:style-name="Heading_20_4" text:outline-level="4" text:is-list-header="true"><text:bookmark-start text:name="__RefHeading___Toc6761_2657471997"/><text:span text:style-name="Strong_20_Emphasis">Avantages :</text:span><text:bookmark-end text:name="__RefHeading___Toc6761_2657471997"/></text:h>
      <text:list text:style-name="L42">
        <text:list-item>
          <text:p text:style-name="P106">Sauvegarde automatique des scripts.</text:p>
        </text:list-item>
        <text:list-item>
          <text:p text:style-name="P106">Accessible sur plusieurs appareils.</text:p>
        </text:list-item>
        <text:list-item>
          <text:p text:style-name="P106">Facile à partager avec d'autres utilisateurs.</text:p>
        </text:list-item>
      </text:list>
      <text:h text:style-name="Heading_20_4" text:outline-level="4" text:is-list-header="true"><text:bookmark-start text:name="__RefHeading___Toc6763_2657471997"/><text:span text:style-name="Strong_20_Emphasis">Inconvénients :</text:span><text:bookmark-end text:name="__RefHeading___Toc6763_2657471997"/></text:h>
      <text:list text:style-name="L43">
        <text:list-item>
          <text:p text:style-name="P107">Nécessite une connexion Internet pour la synchronisation.</text:p>
        </text:list-item>
        <text:list-item>
          <text:p text:style-name="P107">Peut être moins rapide que le stockage local.</text:p>
        </text:list-item>
      </text:list>
      <text:p text:style-name="P79"/>
      <text:h text:style-name="P72" text:outline-level="3"><text:bookmark-start text:name="__RefHeading___Toc6765_2657471997"/><text:span text:style-name="Strong_20_Emphasis">4. Stocker les scripts dans un dépôt Git</text:span><text:bookmark-end text:name="__RefHeading___Toc6765_2657471997"/></text:h>
      <text:p text:style-name="P76">Si vous travaillez sur des scripts complexes ou que vous souhaitez versionner vos fichiers, vous pouvez utiliser Git pour gérer vos scripts.</text:p>
      <text:h text:style-name="Heading_20_4" text:outline-level="4"><text:bookmark-start text:name="__RefHeading___Toc6767_2657471997"/><text:span text:style-name="Strong_20_Emphasis">Emplacement recommandé :</text:span><text:bookmark-end text:name="__RefHeading___Toc6767_2657471997"/></text:h>
      <text:list text:style-name="L44">
        <text:list-item>
          <text:p text:style-name="P108"><text:span text:style-name="Strong_20_Emphasis">Dépôt Git local :</text:span> <text:span text:style-name="Source_20_Text">~/scripts/</text:span></text:p>
          <text:list>
            <text:list-item>
              <text:p text:style-name="P108">Initialisez un dépôt Git dans un dossier dédié (par exemple, <text:span text:style-name="Source_20_Text">~/scripts</text:span>).</text:p>
            </text:list-item>
            <text:list-item>
              <text:p text:style-name="P108">Exemple :</text:p>
              <text:p text:style-name="P109"><text:soft-page-break/>bash</text:p>
              <text:p text:style-name="P108">Copy</text:p>
              <text:p text:style-name="P110">mkdir ~/scripts</text:p>
              <text:p text:style-name="P110">cd ~/scripts</text:p>
              <text:p text:style-name="P110">git init</text:p>
              <text:p text:style-name="P110">nano mon_script.sh</text:p>
              <text:p text:style-name="P110">git add mon_script.sh</text:p>
              <text:p text:style-name="P111">git commit -m "Ajout du script initial"</text:p>
            </text:list-item>
          </text:list>
        </text:list-item>
      </text:list>
      <text:h text:style-name="Heading_20_4" text:outline-level="4" text:is-list-header="true"><text:bookmark-start text:name="__RefHeading___Toc6769_2657471997"/><text:span text:style-name="Strong_20_Emphasis">Avantages :</text:span><text:bookmark-end text:name="__RefHeading___Toc6769_2657471997"/></text:h>
      <text:list text:style-name="L45">
        <text:list-item>
          <text:p text:style-name="P112">Versionnement des scripts.</text:p>
        </text:list-item>
        <text:list-item>
          <text:p text:style-name="P112">Facile à synchroniser avec un dépôt distant (GitHub, GitLab, etc.).</text:p>
        </text:list-item>
        <text:list-item>
          <text:p text:style-name="P112">Idéal pour les projets complexes.</text:p>
        </text:list-item>
      </text:list>
      <text:h text:style-name="Heading_20_4" text:outline-level="4" text:is-list-header="true"><text:bookmark-start text:name="__RefHeading___Toc6771_2657471997"/><text:span text:style-name="Strong_20_Emphasis">Inconvénients :</text:span><text:bookmark-end text:name="__RefHeading___Toc6771_2657471997"/></text:h>
      <text:list text:style-name="L46">
        <text:list-item>
          <text:p text:style-name="P113">Nécessite une connaissance de Git.</text:p>
        </text:list-item>
        <text:list-item>
          <text:p text:style-name="P113">Moins adapté pour des scripts simples.</text:p>
        </text:list-item>
      </text:list>
      <text:p text:style-name="P79"/>
      <text:h text:style-name="P72" text:outline-level="3"><text:bookmark-start text:name="__RefHeading___Toc6773_2657471997"/><text:span text:style-name="Strong_20_Emphasis">5. Stocker les scripts dans Tasker (pour les petits scripts)</text:span><text:bookmark-end text:name="__RefHeading___Toc6773_2657471997"/></text:h>
      <text:p text:style-name="P76">Si vos scripts sont très courts (quelques lignes), vous pouvez les intégrer directement dans Tasker en utilisant l'action <text:span text:style-name="Strong_20_Emphasis">Exécuter Shell</text:span>.</text:p>
      <text:h text:style-name="Heading_20_4" text:outline-level="4"><text:bookmark-start text:name="__RefHeading___Toc6775_2657471997"/><text:span text:style-name="Strong_20_Emphasis">Avantages :</text:span><text:bookmark-end text:name="__RefHeading___Toc6775_2657471997"/></text:h>
      <text:list text:style-name="L47">
        <text:list-item>
          <text:p text:style-name="P114">Pas besoin de gérer des fichiers externes.</text:p>
        </text:list-item>
        <text:list-item>
          <text:p text:style-name="P114">Facile à modifier directement dans Tasker.</text:p>
        </text:list-item>
      </text:list>
      <text:h text:style-name="Heading_20_4" text:outline-level="4" text:is-list-header="true"><text:bookmark-start text:name="__RefHeading___Toc6777_2657471997"/><text:span text:style-name="Strong_20_Emphasis">Inconvénients :</text:span><text:bookmark-end text:name="__RefHeading___Toc6777_2657471997"/></text:h>
      <text:list text:style-name="L48">
        <text:list-item>
          <text:p text:style-name="P115">Moins pratique pour les scripts longs ou complexes.</text:p>
        </text:list-item>
        <text:list-item>
          <text:p text:style-name="P115">Pas de versionnement ou de sauvegarde automatique.</text:p>
        </text:list-item>
      </text:list>
      <text:p text:style-name="P79"/>
      <text:h text:style-name="P72" text:outline-level="3"><text:bookmark-start text:name="__RefHeading___Toc6779_2657471997"/><text:span text:style-name="Strong_20_Emphasis">Recommandation finale</text:span><text:bookmark-end text:name="__RefHeading___Toc6779_2657471997"/></text:h>
      <text:p text:style-name="P76">Pour votre cas d'utilisation (scripts utilisés avec Termux et Tasker), voici ce que je recommande :</text:p>
      <text:list text:style-name="L49">
        <text:list-item>
          <text:p text:style-name="P116"><text:span text:style-name="Strong_20_Emphasis">Stockez vos scripts dans un dossier dédié dans le stockage interne</text:span> (par exemple, <text:span text:style-name="Source_20_Text">/storage/emulated/0/scripts/</text:span>).</text:p>
          <text:list>
            <text:list-item>
              <text:p text:style-name="P116">Cela permet un accès facile depuis Termux et Tasker.</text:p>
            </text:list-item>
            <text:list-item>
              <text:p text:style-name="P116">Vous pouvez utiliser Termux pour créer et éditer les scripts, et Tasker pour les exécuter via Termux:Tasker .</text:p>
            </text:list-item>
          </text:list>
        </text:list-item>
        <text:list-item>
          <text:p text:style-name="P116"><text:span text:style-name="Strong_20_Emphasis">Utilisez Git pour versionner vos scripts</text:span> si vous travaillez sur des projets complexes.</text:p>
        </text:list-item>
        <text:list-item>
          <text:p text:style-name="P116"><text:soft-page-break/><text:span text:style-name="Strong_20_Emphasis">Synchronisez le dossier de scripts avec un service cloud</text:span> pour avoir des sauvegardes automatiques.</text:p>
        </text:list-item>
      </text:list>
      <text:p text:style-name="P76">Exemple de structure de dossier :</text:p>
      <text:p text:style-name="P76">Copy</text:p>
      <text:p text:style-name="P117">/storage/emulated/0/scripts/</text:p>
      <text:p text:style-name="P117">├── node_red.sh</text:p>
      <text:p text:style-name="P117">├── connect_wifi.sh</text:p>
      <text:p text:style-name="P118">└── backup_scripts/</text:p>
      <text:p text:style-name="P76">N'oubliez pas de rendre vos scripts exécutables avec la commande :</text:p>
      <text:p text:style-name="P119">bash</text:p>
      <text:p text:style-name="P76">Copy</text:p>
      <text:p text:style-name="P118">chmod +x /storage/emulated/0/scripts/mon_script.sh</text:p>
      <text:p text:style-name="P76">Avec cette organisation, vous aurez un système flexible, sécurisé et facile à gérer. 😊</text:p>
      <text:p text:style-name="P71">Etape 1 pt 3 se fait sur termux pas sur tasker il me semble ? - Dans tasker je ne trouve pas "Système &gt; Démarrage de l'appareil."</text:p>
      <text:p text:style-name="P71">Vous avez tout à fait raison ! L'étape 1, partie 3 (récupérer l'adresse IP) doit être effectuée dans Termux, et non dans Tasker. De plus, il semble que l'option <text:span text:style-name="Strong_20_Emphasis">"Système &gt; Démarrage de l'appareil"</text:span> ne soit pas disponible dans votre version de Tasker ou que vous ne l'ayez pas trouvée. Je vais clarifier et corriger ces points pour vous.</text:p>
      <text:p text:style-name="P79"/>
      <text:h text:style-name="P72" text:outline-level="3"><text:bookmark-start text:name="__RefHeading___Toc6781_2657471997"/><text:span text:style-name="Strong_20_Emphasis">Correction de l'étape 1, partie 3 : Récupérer l'adresse IP dans Termux</text:span><text:bookmark-end text:name="__RefHeading___Toc6781_2657471997"/></text:h>
      <text:p text:style-name="P76">Pour récupérer l'adresse IP du Doro, vous devez utiliser Termux. Voici comment procéder :</text:p>
      <text:list text:style-name="L50">
        <text:list-item>
          <text:p text:style-name="P120"><text:span text:style-name="Strong_20_Emphasis">Ouvrir Termux sur le Doro.</text:span></text:p>
        </text:list-item>
        <text:list-item>
          <text:p text:style-name="P120"><text:span text:style-name="Strong_20_Emphasis">Créer un script pour récupérer l'adresse IP :</text:span></text:p>
          <text:list>
            <text:list-item>
              <text:p text:style-name="P120">Utilisez la commande suivante pour créer un script (par exemple, <text:span text:style-name="Source_20_Text">get_ip.sh</text:span>) :</text:p>
              <text:p text:style-name="P121">bash</text:p>
              <text:p text:style-name="P120">Copy</text:p>
              <text:p text:style-name="P122">nano ~/get_ip.sh</text:p>
            </text:list-item>
            <text:list-item>
              <text:p text:style-name="P120">Ajoutez ce contenu au script :</text:p>
              <text:p text:style-name="P121">bash</text:p>
              <text:p text:style-name="P120">Copy</text:p>
              <text:p text:style-name="P123">#!/bin/bash</text:p>
              <text:p text:style-name="P123">IP=$(ip addr show wlan0 | grep "inet " | awk '{print $2}' | cut -d/ -f1)</text:p>
              <text:p text:style-name="P122">echo $IP</text:p>
            </text:list-item>
            <text:list-item>
              <text:p text:style-name="P120">Enregistrez et quittez (<text:span text:style-name="Source_20_Text">CTRL + O</text:span> pour enregistrer, <text:span text:style-name="Source_20_Text">CTRL + X</text:span> pour quitter).</text:p>
            </text:list-item>
            <text:list-item>
              <text:p text:style-name="P120"><text:soft-page-break/>Rendez le script exécutable :</text:p>
              <text:p text:style-name="P121">bash</text:p>
              <text:p text:style-name="P120">Copy</text:p>
              <text:p text:style-name="P122">chmod +x ~/get_ip.sh</text:p>
            </text:list-item>
          </text:list>
        </text:list-item>
        <text:list-item>
          <text:p text:style-name="P120"><text:span text:style-name="Strong_20_Emphasis">Tester le script :</text:span></text:p>
          <text:list>
            <text:list-item>
              <text:p text:style-name="P120">Exécutez le script pour vérifier qu'il fonctionne :</text:p>
              <text:p text:style-name="P121">bash</text:p>
              <text:p text:style-name="P120">Copy</text:p>
              <text:p text:style-name="P122">~/get_ip.sh</text:p>
            </text:list-item>
            <text:list-item>
              <text:p text:style-name="P120">Il devrait afficher l'adresse IP du Doro.</text:p>
            </text:list-item>
          </text:list>
        </text:list-item>
        <text:list-item>
          <text:p text:style-name="P120"><text:span text:style-name="Strong_20_Emphasis">Utiliser ce script dans Tasker :</text:span></text:p>
          <text:list>
            <text:list-item>
              <text:p text:style-name="P120">Dans Tasker, utilisez l'action <text:span text:style-name="Strong_20_Emphasis">Plugin &gt; Termux:Tasker </text:span>pour exécuter ce script et stocker le résultat dans une variable Tasker (par exemple, <text:span text:style-name="Source_20_Text">%IP_DORO</text:span>).</text:p>
            </text:list-item>
          </text:list>
        </text:list-item>
      </text:list>
      <text:p text:style-name="P79"/>
      <text:h text:style-name="P72" text:outline-level="3"><text:bookmark-start text:name="__RefHeading___Toc6783_2657471997"/><text:span text:style-name="Strong_20_Emphasis">Correction de l'étape 2 : Détecter le démarrage de l'appareil dans Tasker</text:span><text:bookmark-end text:name="__RefHeading___Toc6783_2657471997"/></text:h>
      <text:p text:style-name="P76">Si vous ne trouvez pas l'option <text:span text:style-name="Strong_20_Emphasis">"Système &gt; Démarrage de l'appareil"</text:span>, voici une alternative pour déclencher une tâche au démarrage du Doro :</text:p>
      <text:list text:style-name="L51">
        <text:list-item>
          <text:p text:style-name="P124"><text:span text:style-name="Strong_20_Emphasis">Utiliser l'événement "État &gt; Alimentation &gt; Alimentation branchée" :</text:span></text:p>
          <text:list>
            <text:list-item>
              <text:p text:style-name="P124">Créez un nouveau profil dans Tasker.</text:p>
            </text:list-item>
            <text:list-item>
              <text:p text:style-name="P124">Sélectionnez <text:span text:style-name="Strong_20_Emphasis">État &gt; Alimentation &gt; Alimentation branchée</text:span>.</text:p>
            </text:list-item>
            <text:list-item>
              <text:p text:style-name="P124">Cela peut servir de déclencheur lorsque le Doro est allumé et branché (si c'est le cas pour votre robot mobile).</text:p>
            </text:list-item>
          </text:list>
        </text:list-item>
        <text:list-item>
          <text:p text:style-name="P124"><text:span text:style-name="Strong_20_Emphasis">Utiliser l'événement "État &gt; Variable &gt; %BOOT" :</text:span></text:p>
          <text:list>
            <text:list-item>
              <text:p text:style-name="P124">Tasker dispose d'une variable système <text:span text:style-name="Source_20_Text">%BOOT</text:span> qui est définie au démarrage de l'appareil.</text:p>
            </text:list-item>
            <text:list-item>
              <text:p text:style-name="P124">Créez un profil avec <text:span text:style-name="Strong_20_Emphasis">État &gt; Variable &gt; %BOOT</text:span> et définissez la condition pour qu'elle corresponde à <text:span text:style-name="Source_20_Text">true</text:span>.</text:p>
            </text:list-item>
          </text:list>
        </text:list-item>
        <text:list-item>
          <text:p text:style-name="P124"><text:span text:style-name="Strong_20_Emphasis">Utiliser l'événement "Événement &gt; Système &gt; Démarrage de l'appareil" (si disponible) :</text:span></text:p>
          <text:list>
            <text:list-item>
              <text:p text:style-name="P124">Si cette option est disponible dans votre version de Tasker, utilisez-la directement.</text:p>
            </text:list-item>
          </text:list>
        </text:list-item>
        <text:list-item>
          <text:p text:style-name="P124"><text:span text:style-name="Strong_20_Emphasis">Utiliser une application tierce pour détecter le démarrage :</text:span></text:p>
          <text:list>
            <text:list-item>
              <text:p text:style-name="P124">Si aucune des options ci-dessus ne fonctionne, vous pouvez utiliser une application tierce comme <text:span text:style-name="Strong_20_Emphasis">AutoTools</text:span> ou <text:span text:style-name="Strong_20_Emphasis">MacroDroid</text:span> pour détecter le démarrage et déclencher une tâche Tasker.</text:p>
            </text:list-item>
          </text:list>
        </text:list-item>
      </text:list>
      <text:p text:style-name="P79"><text:soft-page-break/></text:p>
      <text:h text:style-name="P72" text:outline-level="3"><text:bookmark-start text:name="__RefHeading___Toc6785_2657471997"/><text:span text:style-name="Strong_20_Emphasis">Étape révisée : Configuration de Tasker pour le démarrage</text:span><text:bookmark-end text:name="__RefHeading___Toc6785_2657471997"/></text:h>
      <text:p text:style-name="P76">Voici comment configurer Tasker pour exécuter vos actions au démarrage du Doro :</text:p>
      <text:list text:style-name="L52">
        <text:list-item>
          <text:p text:style-name="P125"><text:span text:style-name="Strong_20_Emphasis">Créer un profil pour détecter le démarrage :</text:span></text:p>
          <text:list>
            <text:list-item>
              <text:p text:style-name="P125">Utilisez l'une des méthodes ci-dessus (par exemple, <text:span text:style-name="Strong_20_Emphasis">État &gt; Alimentation &gt; Alimentation branchée</text:span> ou <text:span text:style-name="Strong_20_Emphasis">État &gt; Variable &gt; %BOOT</text:span>).</text:p>
            </text:list-item>
          </text:list>
        </text:list-item>
        <text:list-item>
          <text:p text:style-name="P125"><text:span text:style-name="Strong_20_Emphasis">Créer une tâche pour exécuter les actions :</text:span></text:p>
          <text:list>
            <text:list-item>
              <text:p text:style-name="P125">Ajoutez les actions suivantes à la tâche :</text:p>
              <text:list>
                <text:list-item>
                  <text:p text:style-name="P125"><text:span text:style-name="Strong_20_Emphasis">Activer le Wi-Fi</text:span> (si nécessaire).</text:p>
                </text:list-item>
                <text:list-item>
                  <text:p text:style-name="P125"><text:span text:style-name="Strong_20_Emphasis">Se connecter au réseau Wi-Fi du Xiaomi</text:span>.</text:p>
                </text:list-item>
                <text:list-item>
                  <text:p text:style-name="P125"><text:span text:style-name="Strong_20_Emphasis">Exécuter le script Termux pour récupérer l'adresse IP</text:span> (via Termux:Tasker ).</text:p>
                </text:list-item>
                <text:list-item>
                  <text:p text:style-name="P125"><text:span text:style-name="Strong_20_Emphasis">Ouvrir Termux</text:span>.</text:p>
                </text:list-item>
                <text:list-item>
                  <text:p text:style-name="P125"><text:span text:style-name="Strong_20_Emphasis">Lancer Node-RED</text:span> (via Termux:Tasker ).</text:p>
                </text:list-item>
              </text:list>
            </text:list-item>
          </text:list>
        </text:list-item>
        <text:list-item>
          <text:p text:style-name="P125"><text:span text:style-name="Strong_20_Emphasis">Tester la configuration :</text:span></text:p>
          <text:list>
            <text:list-item>
              <text:p text:style-name="P125">Redémarrez le Doro et vérifiez que les actions s'exécutent automatiquement.</text:p>
            </text:list-item>
          </text:list>
        </text:list-item>
      </text:list>
      <text:p text:style-name="P79"/>
      <text:h text:style-name="P72" text:outline-level="3"><text:bookmark-start text:name="__RefHeading___Toc6787_2657471997"/><text:span text:style-name="Strong_20_Emphasis">Exemple de tâche Tasker</text:span><text:bookmark-end text:name="__RefHeading___Toc6787_2657471997"/></text:h>
      <text:p text:style-name="P76">Voici un exemple de tâche Tasker pour automatiser le processus :</text:p>
      <text:list text:style-name="L53">
        <text:list-item>
          <text:p text:style-name="P126"><text:span text:style-name="Strong_20_Emphasis">Activer le Wi-Fi :</text:span></text:p>
          <text:list>
            <text:list-item>
              <text:p text:style-name="P126"><text:span text:style-name="Strong_20_Emphasis">Action</text:span> &gt; <text:span text:style-name="Strong_20_Emphasis">Réseau</text:span> &gt; <text:span text:style-name="Strong_20_Emphasis">Wi-Fi</text:span> &gt; <text:span text:style-name="Strong_20_Emphasis">Activer</text:span>.</text:p>
            </text:list-item>
          </text:list>
        </text:list-item>
        <text:list-item>
          <text:p text:style-name="P126"><text:span text:style-name="Strong_20_Emphasis">Se connecter au réseau Wi-Fi du Xiaomi :</text:span></text:p>
          <text:list>
            <text:list-item>
              <text:p text:style-name="P126"><text:span text:style-name="Strong_20_Emphasis">Action</text:span> &gt; <text:span text:style-name="Strong_20_Emphasis">Réseau</text:span> &gt; <text:span text:style-name="Strong_20_Emphasis">Wi-Fi</text:span> &gt; <text:span text:style-name="Strong_20_Emphasis">Se connecter</text:span>.</text:p>
            </text:list-item>
            <text:list-item>
              <text:p text:style-name="P126">Sélectionnez le réseau Wi-Fi du Xiaomi et entrez le mot de passe.</text:p>
            </text:list-item>
          </text:list>
        </text:list-item>
        <text:list-item>
          <text:p text:style-name="P126"><text:span text:style-name="Strong_20_Emphasis">Exécuter le script Termux pour récupérer l'adresse IP :</text:span></text:p>
          <text:list>
            <text:list-item>
              <text:p text:style-name="P126"><text:span text:style-name="Strong_20_Emphasis">Action</text:span> &gt; <text:span text:style-name="Strong_20_Emphasis">Plugin</text:span> &gt; <text:span text:style-name="Strong_20_Emphasis">Termux:Tasker </text:span>.</text:p>
            </text:list-item>
            <text:list-item>
              <text:p text:style-name="P126">Sélectionnez le script <text:span text:style-name="Source_20_Text">get_ip.sh</text:span> et stockez le résultat dans une variable (par exemple, <text:span text:style-name="Source_20_Text">%IP_DORO</text:span>).</text:p>
            </text:list-item>
          </text:list>
        </text:list-item>
        <text:list-item>
          <text:p text:style-name="P126"><text:span text:style-name="Strong_20_Emphasis">Ouvrir Termux :</text:span></text:p>
          <text:list>
            <text:list-item>
              <text:p text:style-name="P126"><text:span text:style-name="Strong_20_Emphasis">Action</text:span> &gt; <text:span text:style-name="Strong_20_Emphasis">Application</text:span> &gt; <text:span text:style-name="Strong_20_Emphasis">Lancer une application</text:span> &gt; <text:span text:style-name="Strong_20_Emphasis">Termux</text:span>.</text:p>
            </text:list-item>
          </text:list>
        </text:list-item>
        <text:list-item>
          <text:p text:style-name="P126"><text:span text:style-name="Strong_20_Emphasis">Lancer Node-RED :</text:span></text:p>
          <text:list>
            <text:list-item>
              <text:p text:style-name="P126"><text:soft-page-break/><text:span text:style-name="Strong_20_Emphasis">Action</text:span> &gt; <text:span text:style-name="Strong_20_Emphasis">Plugin</text:span> &gt; <text:span text:style-name="Strong_20_Emphasis">Termux:Tasker </text:span>.</text:p>
            </text:list-item>
            <text:list-item>
              <text:p text:style-name="P126">Sélectionnez le script <text:span text:style-name="Source_20_Text">start_node_red.sh</text:span>.</text:p>
            </text:list-item>
          </text:list>
        </text:list-item>
      </text:list>
      <text:p text:style-name="P79"/>
      <text:p text:style-name="P76">Avec ces corrections, vous devriez pouvoir configurer Tasker et Termux pour automatiser entièrement le processus de démarrage et de contrôle du Doro. Si vous avez d'autres questions ou besoin de précisions, n'hésitez pas à demander ! 😊</text:p>
      <text:p text:style-name="P71">pt1 partie 3 cela ne marche pas, mais c'est peut-être moi qui ai fait une erreur : au lieu de ~/get_ip.sh j'ai utilisé get_ip.sh, en effet j'étais dans le repeertoire ..../0/scripts quand je l'ai créé. Je ne comprend pas pourquoi cela génére un problème. Pour le chmod je ne sait pas à quoi -x correspond (et je suis preneur pour savoir comment récupérer de l'aide en français sur les commandes).</text:p>
      <text:p text:style-name="P71">Pas de problème, je vais vous expliquer en détail ce qui a pu causer l'erreur et comment résoudre cela. Je vais également vous expliquer la commande <text:span text:style-name="Source_20_Text">chmod</text:span> et comment obtenir de l'aide en français sur les commandes Linux/Termux.</text:p>
      <text:p text:style-name="P79"/>
      <text:h text:style-name="P72" text:outline-level="3"><text:bookmark-start text:name="__RefHeading___Toc6789_2657471997"/><text:span text:style-name="Strong_20_Emphasis">Problème avec </text:span><text:span text:style-name="Strong_20_Emphasis"><text:span text:style-name="Source_20_Text">get_ip.sh</text:span></text:span><text:span text:style-name="Strong_20_Emphasis"> au lieu de </text:span><text:span text:style-name="Strong_20_Emphasis"><text:span text:style-name="Source_20_Text">~/get_ip.sh</text:span></text:span><text:bookmark-end text:name="__RefHeading___Toc6789_2657471997"/></text:h>
      <text:p text:style-name="P76">Lorsque vous utilisez simplement <text:span text:style-name="Source_20_Text">get_ip.sh</text:span> au lieu de <text:span text:style-name="Source_20_Text">~/get_ip.sh</text:span>, cela signifie que vous essayez d'exécuter un script situé dans le répertoire courant (celui où vous vous trouvez). Si vous avez créé le script dans <text:span text:style-name="Source_20_Text">/storage/emulated/0/scripts/</text:span>, vous devez soit :</text:p>
      <text:list text:style-name="L54">
        <text:list-item>
          <text:p text:style-name="P127"><text:span text:style-name="Strong_20_Emphasis">Spécifier le chemin complet</text:span> : <text:span text:style-name="Source_20_Text">~/storage/emulated/0/scripts/get_ip.sh</text:span>.</text:p>
        </text:list-item>
        <text:list-item>
          <text:p text:style-name="P127"><text:span text:style-name="Strong_20_Emphasis">Vous déplacer dans le répertoire</text:span> avant d'exécuter le script :</text:p>
          <text:p text:style-name="P128">bash</text:p>
          <text:p text:style-name="P127">Copy</text:p>
          <text:p text:style-name="P129">cd /storage/emulated/0/scripts/</text:p>
          <text:p text:style-name="P130">./get_ip.sh</text:p>
        </text:list-item>
      </text:list>
      <text:p text:style-name="P76">Le <text:span text:style-name="Source_20_Text">./</text:span> devant <text:span text:style-name="Source_20_Text">get_ip.sh</text:span> est nécessaire pour exécuter un script dans le répertoire courant. Sans cela, le système cherchera <text:span text:style-name="Source_20_Text">get_ip.sh</text:span> dans les dossiers définis par la variable <text:span text:style-name="Source_20_Text">$PATH</text:span>, ce qui ne fonctionnera pas.</text:p>
      <text:p text:style-name="P79"/>
      <text:h text:style-name="P72" text:outline-level="3"><text:bookmark-start text:name="__RefHeading___Toc6791_2657471997"/><text:span text:style-name="Strong_20_Emphasis">Explication de </text:span><text:span text:style-name="Strong_20_Emphasis"><text:span text:style-name="Source_20_Text">chmod +x</text:span></text:span><text:bookmark-end text:name="__RefHeading___Toc6791_2657471997"/></text:h>
      <text:p text:style-name="P76">La commande <text:span text:style-name="Source_20_Text">chmod</text:span> est utilisée pour modifier les permissions d'un fichier ou d'un dossier. Voici ce que signifie <text:span text:style-name="Source_20_Text">chmod +x</text:span> :</text:p>
      <text:list text:style-name="L55">
        <text:list-item>
          <text:p text:style-name="P131"><text:span text:style-name="Strong_20_Emphasis"><text:span text:style-name="Source_20_Text">chmod</text:span></text:span> : Change mode (change les permissions).</text:p>
        </text:list-item>
        <text:list-item>
          <text:p text:style-name="P131"><text:span text:style-name="Strong_20_Emphasis"><text:span text:style-name="Source_20_Text">+x</text:span></text:span> : Ajoute la permission d'exécution (<text:span text:style-name="Source_20_Text">x</text:span> pour "execute").</text:p>
        </text:list-item>
      </text:list>
      <text:p text:style-name="P76">En utilisant <text:span text:style-name="Source_20_Text">chmod +x get_ip.sh</text:span>, vous donnez au fichier <text:span text:style-name="Source_20_Text">get_ip.sh</text:span> la permission d'être exécuté comme un programme. Sans cela, vous ne pourrez pas exécuter le script directement.</text:p>
      <text:p text:style-name="P79"/>
      <text:h text:style-name="P72" text:outline-level="3"><text:bookmark-start text:name="__RefHeading___Toc6793_2657471997"/><text:soft-page-break/><text:span text:style-name="Strong_20_Emphasis">Comment obtenir de l'aide en français sur les commandes</text:span><text:bookmark-end text:name="__RefHeading___Toc6793_2657471997"/></text:h>
      <text:p text:style-name="P76">Pour obtenir de l'aide en français sur les commandes Linux/Termux, voici quelques méthodes :</text:p>
      <text:list text:style-name="L56">
        <text:list-item>
          <text:p text:style-name="P132"><text:span text:style-name="Strong_20_Emphasis">Utiliser </text:span><text:span text:style-name="Strong_20_Emphasis"><text:span text:style-name="Source_20_Text">man</text:span></text:span><text:span text:style-name="Strong_20_Emphasis"> en français :</text:span></text:p>
          <text:list>
            <text:list-item>
              <text:p text:style-name="P132">Par défaut, les pages de manuel (<text:span text:style-name="Source_20_Text">man</text:span>) sont en anglais, mais vous pouvez installer une version française.</text:p>
            </text:list-item>
            <text:list-item>
              <text:p text:style-name="P132">Dans Termux, exécutez :</text:p>
              <text:p text:style-name="P133">bash</text:p>
              <text:p text:style-name="P132">Copy</text:p>
              <text:p text:style-name="P134">pkg install manpages-fr</text:p>
            </text:list-item>
            <text:list-item>
              <text:p text:style-name="P132">Ensuite, utilisez <text:span text:style-name="Source_20_Text">man</text:span> pour consulter la documentation en français :</text:p>
              <text:p text:style-name="P133">bash</text:p>
              <text:p text:style-name="P132">Copy</text:p>
              <text:p text:style-name="P134">man chmod</text:p>
            </text:list-item>
          </text:list>
        </text:list-item>
        <text:list-item>
          <text:p text:style-name="P132"><text:span text:style-name="Strong_20_Emphasis">Utiliser </text:span><text:span text:style-name="Strong_20_Emphasis"><text:span text:style-name="Source_20_Text">--help</text:span></text:span><text:span text:style-name="Strong_20_Emphasis"> :</text:span></text:p>
          <text:list>
            <text:list-item>
              <text:p text:style-name="P132">La plupart des commandes Linux supportent l'option <text:span text:style-name="Source_20_Text">--help</text:span> pour afficher une aide rapide.</text:p>
            </text:list-item>
            <text:list-item>
              <text:p text:style-name="P132">Exemple :</text:p>
              <text:p text:style-name="P133">bash</text:p>
              <text:p text:style-name="P132">Copy</text:p>
              <text:p text:style-name="P134">chmod --help</text:p>
            </text:list-item>
          </text:list>
        </text:list-item>
        <text:list-item>
          <text:p text:style-name="P132"><text:span text:style-name="Strong_20_Emphasis">Rechercher en ligne :</text:span></text:p>
          <text:list>
            <text:list-item>
              <text:p text:style-name="P132">Vous pouvez rechercher des tutoriels en français sur des sites comme :</text:p>
              <text:list>
                <text:list-item>
                  <text:p text:style-name="P132"><text:a xlink:type="simple" xlink:href="https://doc.ubuntu-fr.org/" office:target-frame-name="_blank" xlink:show="new" text:style-name="Internet_20_link" text:visited-style-name="Visited_20_Internet_20_Link">Doc Ubuntu</text:a></text:p>
                </text:list-item>
                <text:list-item>
                  <text:p text:style-name="P132"><text:a xlink:type="simple" xlink:href="https://www.developpez.com/" office:target-frame-name="_blank" xlink:show="new" text:style-name="Internet_20_link" text:visited-style-name="Visited_20_Internet_20_Link">Developpez.com</text:a></text:p>
                </text:list-item>
                <text:list-item>
                  <text:p text:style-name="P132"><text:a xlink:type="simple" xlink:href="https://linuxfr.org/" office:target-frame-name="_blank" xlink:show="new" text:style-name="Internet_20_link" text:visited-style-name="Visited_20_Internet_20_Link">LinuxFr.org</text:a></text:p>
                </text:list-item>
              </text:list>
            </text:list-item>
          </text:list>
        </text:list-item>
        <text:list-item>
          <text:p text:style-name="P132"><text:span text:style-name="Strong_20_Emphasis">Utiliser </text:span><text:span text:style-name="Strong_20_Emphasis"><text:span text:style-name="Source_20_Text">tldr</text:span></text:span><text:span text:style-name="Strong_20_Emphasis"> :</text:span></text:p>
          <text:list>
            <text:list-item>
              <text:p text:style-name="P132"><text:span text:style-name="Source_20_Text">tldr</text:span> est un outil qui fournit des exemples concis pour les commandes courantes.</text:p>
            </text:list-item>
            <text:list-item>
              <text:p text:style-name="P132">Installez-le dans Termux :</text:p>
              <text:p text:style-name="P133">bash</text:p>
              <text:p text:style-name="P132">Copy</text:p>
              <text:p text:style-name="P134">pkg install tldr</text:p>
            </text:list-item>
            <text:list-item>
              <text:p text:style-name="P132"><text:soft-page-break/>Utilisez-le pour obtenir des exemples en anglais (malheureusement, il n'existe pas de version française officielle) :</text:p>
              <text:p text:style-name="P133">bash</text:p>
              <text:p text:style-name="P132">Copy</text:p>
              <text:p text:style-name="P134">tldr chmod</text:p>
            </text:list-item>
          </text:list>
        </text:list-item>
      </text:list>
      <text:p text:style-name="P79"/>
      <text:h text:style-name="P72" text:outline-level="3"><text:bookmark-start text:name="__RefHeading___Toc6795_2657471997"/><text:span text:style-name="Strong_20_Emphasis">Correction du script </text:span><text:span text:style-name="Strong_20_Emphasis"><text:span text:style-name="Source_20_Text">get_ip.sh</text:span></text:span><text:bookmark-end text:name="__RefHeading___Toc6795_2657471997"/></text:h>
      <text:p text:style-name="P76">Si vous avez des problèmes avec le script <text:span text:style-name="Source_20_Text">get_ip.sh</text:span>, voici une version corrigée et commentée :</text:p>
      <text:list text:style-name="L57">
        <text:list-item>
          <text:p text:style-name="P135"><text:span text:style-name="Strong_20_Emphasis">Ouvrez le script pour l'éditer :</text:span></text:p>
          <text:p text:style-name="P136">bash</text:p>
          <text:p text:style-name="P135">Copy</text:p>
          <text:p text:style-name="P137">nano /storage/emulated/0/scripts/get_ip.sh</text:p>
        </text:list-item>
        <text:list-item>
          <text:p text:style-name="P135"><text:span text:style-name="Strong_20_Emphasis">Assurez-vous que le contenu du script est correct :</text:span></text:p>
          <text:p text:style-name="P136">bash</text:p>
          <text:p text:style-name="P135">Copy</text:p>
          <text:p text:style-name="P138">#!/bin/bash</text:p>
          <text:p text:style-name="P138"># Récupère l'adresse IP de l'interface Wi-Fi (wlan0)</text:p>
          <text:p text:style-name="P138">IP=$(ip addr show wlan0 | grep "inet " | awk '{print $2}' | cut -d/ -f1)</text:p>
          <text:p text:style-name="P137">echo $IP</text:p>
        </text:list-item>
        <text:list-item>
          <text:p text:style-name="P135"><text:span text:style-name="Strong_20_Emphasis">Rendez le script exécutable :</text:span></text:p>
          <text:p text:style-name="P136">bash</text:p>
          <text:p text:style-name="P135">Copy</text:p>
          <text:p text:style-name="P137">chmod +x /storage/emulated/0/scripts/get_ip.sh</text:p>
        </text:list-item>
        <text:list-item>
          <text:p text:style-name="P135"><text:span text:style-name="Strong_20_Emphasis">Testez le script :</text:span></text:p>
          <text:p text:style-name="P136">bash</text:p>
          <text:p text:style-name="P135">Copy</text:p>
          <text:p text:style-name="P137">/storage/emulated/0/scripts/get_ip.sh</text:p>
        </text:list-item>
      </text:list>
      <text:p text:style-name="P79"/>
      <text:h text:style-name="P72" text:outline-level="3"><text:bookmark-start text:name="__RefHeading___Toc6797_2657471997"/><text:span text:style-name="Strong_20_Emphasis">Résolution des problèmes courants</text:span><text:bookmark-end text:name="__RefHeading___Toc6797_2657471997"/></text:h>
      <text:list text:style-name="L58">
        <text:list-item>
          <text:p text:style-name="P139"><text:span text:style-name="Strong_20_Emphasis">Erreur : </text:span><text:span text:style-name="Strong_20_Emphasis"><text:span text:style-name="Source_20_Text">Permission denied</text:span></text:span><text:span text:style-name="Strong_20_Emphasis"> :</text:span></text:p>
          <text:list>
            <text:list-item>
              <text:p text:style-name="P139">Cela signifie que le script n'est pas exécutable. Utilisez <text:span text:style-name="Source_20_Text">chmod +x</text:span> pour corriger cela.</text:p>
            </text:list-item>
          </text:list>
        </text:list-item>
        <text:list-item>
          <text:p text:style-name="P139"><text:span text:style-name="Strong_20_Emphasis">Erreur : </text:span><text:span text:style-name="Strong_20_Emphasis"><text:span text:style-name="Source_20_Text">No such file or directory</text:span></text:span><text:span text:style-name="Strong_20_Emphasis"> :</text:span></text:p>
          <text:list>
            <text:list-item>
              <text:p text:style-name="P139">Vérifiez que le chemin du script est correct.</text:p>
            </text:list-item>
            <text:list-item>
              <text:p text:style-name="P139"><text:soft-page-break/>Utilisez <text:span text:style-name="Source_20_Text">pwd</text:span> pour afficher le répertoire courant et <text:span text:style-name="Source_20_Text">ls</text:span> pour lister les fichiers.</text:p>
            </text:list-item>
          </text:list>
        </text:list-item>
        <text:list-item>
          <text:p text:style-name="P139"><text:span text:style-name="Strong_20_Emphasis">Erreur : </text:span><text:span text:style-name="Strong_20_Emphasis"><text:span text:style-name="Source_20_Text">wlan0: No such device</text:span></text:span><text:span text:style-name="Strong_20_Emphasis"> :</text:span></text:p>
          <text:list>
            <text:list-item>
              <text:p text:style-name="P139">Cela signifie que l'interface Wi-Fi n'est pas nommée <text:span text:style-name="Source_20_Text">wlan0</text:span>. Pour trouver le nom correct, utilisez :</text:p>
              <text:p text:style-name="P140">bash</text:p>
              <text:p text:style-name="P139">Copy</text:p>
              <text:p text:style-name="P141">ip addr show</text:p>
            </text:list-item>
            <text:list-item>
              <text:p text:style-name="P139">Cherchez l'interface correspondant à votre connexion Wi-Fi (par exemple, <text:span text:style-name="Source_20_Text">wlp2s0</text:span> ou <text:span text:style-name="Source_20_Text">eth0</text:span>).</text:p>
            </text:list-item>
          </text:list>
        </text:list-item>
      </text:list>
      <text:p text:style-name="P79"/>
      <text:h text:style-name="P72" text:outline-level="3"><text:bookmark-start text:name="__RefHeading___Toc6799_2657471997"/><text:span text:style-name="Strong_20_Emphasis">Exemple complet</text:span><text:bookmark-end text:name="__RefHeading___Toc6799_2657471997"/></text:h>
      <text:p text:style-name="P76">Voici un exemple complet pour créer, rendre exécutable et tester le script :</text:p>
      <text:list text:style-name="L59">
        <text:list-item>
          <text:p text:style-name="P142"><text:span text:style-name="Strong_20_Emphasis">Créer le script :</text:span></text:p>
          <text:p text:style-name="P143">bash</text:p>
          <text:p text:style-name="P142">Copy</text:p>
          <text:p text:style-name="P144">nano /storage/emulated/0/scripts/get_ip.sh</text:p>
        </text:list-item>
        <text:list-item>
          <text:p text:style-name="P142"><text:span text:style-name="Strong_20_Emphasis">Ajouter le contenu :</text:span></text:p>
          <text:p text:style-name="P143">bash</text:p>
          <text:p text:style-name="P142">Copy</text:p>
          <text:p text:style-name="P145">#!/bin/bash</text:p>
          <text:p text:style-name="P145">IP=$(ip addr show wlan0 | grep "inet " | awk '{print $2}' | cut -d/ -f1)</text:p>
          <text:p text:style-name="P144">echo $IP</text:p>
        </text:list-item>
        <text:list-item>
          <text:p text:style-name="P142"><text:span text:style-name="Strong_20_Emphasis">Rendre le script exécutable :</text:span></text:p>
          <text:p text:style-name="P143">bash</text:p>
          <text:p text:style-name="P142">Copy</text:p>
          <text:p text:style-name="P144">chmod +x /storage/emulated/0/scripts/get_ip.sh</text:p>
        </text:list-item>
        <text:list-item>
          <text:p text:style-name="P142"><text:span text:style-name="Strong_20_Emphasis">Tester le script :</text:span></text:p>
          <text:p text:style-name="P143">bash</text:p>
          <text:p text:style-name="P142">Copy</text:p>
          <text:p text:style-name="P144">/storage/emulated/0/scripts/get_ip.sh</text:p>
        </text:list-item>
      </text:list>
      <text:p text:style-name="P79"/>
      <text:p text:style-name="P76">Avec ces explications, vous devriez pouvoir résoudre les problèmes liés à l'exécution du script. Si vous avez d'autres questions, n'hésitez pas à demander ! 😊</text:p>
      <text:p text:style-name="P71">Je ne trouve pas le dépot pour passer man en français sur termux et pas non plus magic... qui complète ce dernier ?</text:p>
      <text:p text:style-name="P71"><text:soft-page-break/>Il semble que les dépôts pour installer les pages de manuel en français (<text:span text:style-name="Source_20_Text">manpages-fr</text:span>) ne soient pas disponibles par défaut dans Termux. Cela est dû au fait que Termux utilise un environnement minimaliste et ne dispose pas de tous les paquets disponibles sur une distribution Linux classique. Cependant, je vais vous expliquer comment contourner cela et obtenir de l'aide en français, ainsi que des alternatives pour compléter <text:span text:style-name="Source_20_Text">man</text:span>.</text:p>
      <text:p text:style-name="P79"/>
      <text:h text:style-name="P72" text:outline-level="3"><text:bookmark-start text:name="__RefHeading___Toc6801_2657471997"/><text:span text:style-name="Strong_20_Emphasis">1. Installer les pages de manuel en français</text:span><text:bookmark-end text:name="__RefHeading___Toc6801_2657471997"/></text:h>
      <text:p text:style-name="P76">Malheureusement, le paquet <text:span text:style-name="Source_20_Text">manpages-fr</text:span> n'est pas disponible dans Termux. Voici quelques alternatives :</text:p>
      <text:h text:style-name="Heading_20_4" text:outline-level="4"><text:bookmark-start text:name="__RefHeading___Toc6803_2657471997"/><text:span text:style-name="Strong_20_Emphasis">a. Utiliser un site web</text:span><text:bookmark-end text:name="__RefHeading___Toc6803_2657471997"/></text:h>
      <text:p text:style-name="P76">Vous pouvez consulter les pages de manuel en français en ligne sur des sites comme :</text:p>
      <text:list text:style-name="L60">
        <text:list-item>
          <text:p text:style-name="P146"><text:a xlink:type="simple" xlink:href="https://doc.ubuntu-fr.org/" office:target-frame-name="_blank" xlink:show="new" text:style-name="Internet_20_link" text:visited-style-name="Visited_20_Internet_20_Link">Doc Ubuntu</text:a></text:p>
        </text:list-item>
        <text:list-item>
          <text:p text:style-name="P146"><text:a xlink:type="simple" xlink:href="https://linuxcommand.org/" office:target-frame-name="_blank" xlink:show="new" text:style-name="Internet_20_link" text:visited-style-name="Visited_20_Internet_20_Link">Linux Command</text:a> (en anglais, mais très clair)</text:p>
        </text:list-item>
        <text:list-item>
          <text:p text:style-name="P146"><text:a xlink:type="simple" xlink:href="https://manpages.ubuntu.com/" office:target-frame-name="_blank" xlink:show="new" text:style-name="Internet_20_link" text:visited-style-name="Visited_20_Internet_20_Link">Manpages Ubuntu</text:a> (en anglais, mais complet)</text:p>
        </text:list-item>
      </text:list>
      <text:h text:style-name="Heading_20_4" text:outline-level="4" text:is-list-header="true"><text:bookmark-start text:name="__RefHeading___Toc6805_2657471997"/><text:span text:style-name="Strong_20_Emphasis">b. Télécharger les pages de manuel en français</text:span><text:bookmark-end text:name="__RefHeading___Toc6805_2657471997"/></text:h>
      <text:p text:style-name="P76">Si vous avez accès à un ordinateur, vous pouvez télécharger les pages de manuel en français depuis une distribution Linux (comme Ubuntu) et les transférer sur votre téléphone. Voici comment faire :</text:p>
      <text:list text:style-name="L61">
        <text:list-item>
          <text:p text:style-name="P147"><text:span text:style-name="Strong_20_Emphasis">Sur un ordinateur Linux :</text:span></text:p>
          <text:list>
            <text:list-item>
              <text:p text:style-name="P147">Installez les pages de manuel en français :</text:p>
              <text:p text:style-name="P148">bash</text:p>
              <text:p text:style-name="P147">Copy</text:p>
              <text:p text:style-name="P149">sudo apt install manpages-fr</text:p>
            </text:list-item>
            <text:list-item>
              <text:p text:style-name="P147">Copiez les fichiers de manuel depuis <text:span text:style-name="Source_20_Text">/usr/share/man/fr/</text:span> vers votre téléphone.</text:p>
            </text:list-item>
          </text:list>
        </text:list-item>
        <text:list-item>
          <text:p text:style-name="P147"><text:span text:style-name="Strong_20_Emphasis">Sur Termux :</text:span></text:p>
          <text:list>
            <text:list-item>
              <text:p text:style-name="P147">Collez les fichiers dans un dossier (par exemple, <text:span text:style-name="Source_20_Text">~/.man/fr/</text:span>).</text:p>
            </text:list-item>
            <text:list-item>
              <text:p text:style-name="P147">Configurez <text:span text:style-name="Source_20_Text">man</text:span> pour utiliser ce dossier :</text:p>
              <text:p text:style-name="P148">bash</text:p>
              <text:p text:style-name="P147">Copy</text:p>
              <text:p text:style-name="P149">export MANPATH=$HOME/.man/fr:$MANPATH</text:p>
            </text:list-item>
          </text:list>
        </text:list-item>
      </text:list>
      <text:p text:style-name="P79"/>
      <text:h text:style-name="P72" text:outline-level="3"><text:bookmark-start text:name="__RefHeading___Toc6807_2657471997"/><text:span text:style-name="Strong_20_Emphasis">2. Compléter </text:span><text:span text:style-name="Strong_20_Emphasis"><text:span text:style-name="Source_20_Text">man</text:span></text:span><text:span text:style-name="Strong_20_Emphasis"> avec </text:span><text:span text:style-name="Strong_20_Emphasis"><text:span text:style-name="Source_20_Text">tldr</text:span></text:span><text:bookmark-end text:name="__RefHeading___Toc6807_2657471997"/></text:h>
      <text:p text:style-name="P76">Si <text:span text:style-name="Source_20_Text">man</text:span> est trop détaillé ou en anglais, vous pouvez utiliser <text:span text:style-name="Source_20_Text">tldr</text:span> pour obtenir des exemples concis et pratiques. Voici comment l'installer et l'utiliser :</text:p>
      <text:list text:style-name="L62">
        <text:list-item>
          <text:p text:style-name="P150"><text:soft-page-break/><text:span text:style-name="Strong_20_Emphasis">Installer </text:span><text:span text:style-name="Strong_20_Emphasis"><text:span text:style-name="Source_20_Text">tldr</text:span></text:span><text:span text:style-name="Strong_20_Emphasis"> :</text:span></text:p>
          <text:p text:style-name="P151">bash</text:p>
          <text:p text:style-name="P150">Copy</text:p>
          <text:p text:style-name="P152">pkg install tldr</text:p>
        </text:list-item>
        <text:list-item>
          <text:p text:style-name="P150"><text:span text:style-name="Strong_20_Emphasis">Utiliser </text:span><text:span text:style-name="Strong_20_Emphasis"><text:span text:style-name="Source_20_Text">tldr</text:span></text:span><text:span text:style-name="Strong_20_Emphasis"> :</text:span></text:p>
          <text:list>
            <text:list-item>
              <text:p text:style-name="P150">Par exemple, pour obtenir des exemples sur la commande <text:span text:style-name="Source_20_Text">chmod</text:span> :</text:p>
              <text:p text:style-name="P151">bash</text:p>
              <text:p text:style-name="P150">Copy</text:p>
              <text:p text:style-name="P152">tldr chmod</text:p>
            </text:list-item>
          </text:list>
        </text:list-item>
        <text:list-item>
          <text:p text:style-name="P150"><text:span text:style-name="Strong_20_Emphasis">Mettre à jour le cache de </text:span><text:span text:style-name="Strong_20_Emphasis"><text:span text:style-name="Source_20_Text">tldr</text:span></text:span><text:span text:style-name="Strong_20_Emphasis"> :</text:span></text:p>
          <text:list>
            <text:list-item>
              <text:p text:style-name="P150">Si vous ne trouvez pas une commande, mettez à jour le cache :</text:p>
              <text:p text:style-name="P151">bash</text:p>
              <text:p text:style-name="P150">Copy</text:p>
              <text:p text:style-name="P152">tldr --update</text:p>
            </text:list-item>
          </text:list>
        </text:list-item>
      </text:list>
      <text:p text:style-name="P79"/>
      <text:h text:style-name="P72" text:outline-level="3"><text:bookmark-start text:name="__RefHeading___Toc6809_2657471997"/><text:span text:style-name="Strong_20_Emphasis">3. Utiliser </text:span><text:span text:style-name="Strong_20_Emphasis"><text:span text:style-name="Source_20_Text">--help</text:span></text:span><text:bookmark-end text:name="__RefHeading___Toc6809_2657471997"/></text:h>
      <text:p text:style-name="P76">La plupart des commandes Linux supportent l'option <text:span text:style-name="Source_20_Text">--help</text:span> pour afficher une aide rapide. Par exemple :</text:p>
      <text:p text:style-name="P119">bash</text:p>
      <text:p text:style-name="P76">Copy</text:p>
      <text:p text:style-name="P118">chmod --help</text:p>
      <text:p text:style-name="P79"/>
      <text:h text:style-name="P72" text:outline-level="3"><text:bookmark-start text:name="__RefHeading___Toc6811_2657471997"/><text:span text:style-name="Strong_20_Emphasis">4. Installer </text:span><text:span text:style-name="Strong_20_Emphasis"><text:span text:style-name="Source_20_Text">bash-completion</text:span></text:span><text:span text:style-name="Strong_20_Emphasis"> pour l'autocomplétion</text:span><text:bookmark-end text:name="__RefHeading___Toc6811_2657471997"/></text:h>
      <text:p text:style-name="P76">Si vous souhaitez activer l'autocomplétion des commandes dans Termux, vous pouvez installer <text:span text:style-name="Source_20_Text">bash-completion</text:span> :</text:p>
      <text:list text:style-name="L63">
        <text:list-item>
          <text:p text:style-name="P153"><text:span text:style-name="Strong_20_Emphasis">Installer </text:span><text:span text:style-name="Strong_20_Emphasis"><text:span text:style-name="Source_20_Text">bash-completion</text:span></text:span><text:span text:style-name="Strong_20_Emphasis"> :</text:span></text:p>
          <text:p text:style-name="P154">bash</text:p>
          <text:p text:style-name="P153">Copy</text:p>
          <text:p text:style-name="P155">pkg install bash-completion</text:p>
        </text:list-item>
        <text:list-item>
          <text:p text:style-name="P153"><text:span text:style-name="Strong_20_Emphasis">Activer l'autocomplétion :</text:span></text:p>
          <text:list>
            <text:list-item>
              <text:p text:style-name="P153">Ajoutez cette ligne à votre fichier <text:span text:style-name="Source_20_Text">~/.bashrc</text:span> :</text:p>
              <text:p text:style-name="P154">bash</text:p>
              <text:p text:style-name="P153">Copy</text:p>
              <text:p text:style-name="P155"><text:soft-page-break/>source $PREFIX/etc/profile.d/bash_completion.sh</text:p>
            </text:list-item>
            <text:list-item>
              <text:p text:style-name="P153">Rechargez le fichier :</text:p>
              <text:p text:style-name="P154">bash</text:p>
              <text:p text:style-name="P153">Copy</text:p>
              <text:p text:style-name="P155">source ~/.bashrc</text:p>
            </text:list-item>
          </text:list>
        </text:list-item>
        <text:list-item>
          <text:p text:style-name="P153"><text:span text:style-name="Strong_20_Emphasis">Utiliser l'autocomplétion :</text:span></text:p>
          <text:list>
            <text:list-item>
              <text:p text:style-name="P153">Tapez une commande partielle (par exemple, <text:span text:style-name="Source_20_Text">chmo</text:span>) et appuyez sur <text:span text:style-name="Source_20_Text">Tab</text:span> pour compléter.</text:p>
            </text:list-item>
          </text:list>
        </text:list-item>
      </text:list>
      <text:p text:style-name="P79"/>
      <text:h text:style-name="P72" text:outline-level="3"><text:bookmark-start text:name="__RefHeading___Toc6813_2657471997"/><text:span text:style-name="Strong_20_Emphasis">5. Utiliser des applications Android pour la documentation</text:span><text:bookmark-end text:name="__RefHeading___Toc6813_2657471997"/></text:h>
      <text:p text:style-name="P76">Il existe des applications Android qui fournissent des documentations en français ou des exemples de commandes. Par exemple :</text:p>
      <text:list text:style-name="L64">
        <text:list-item>
          <text:p text:style-name="P156"><text:span text:style-name="Strong_20_Emphasis">Termux Wiki</text:span> : Disponible dans le dépôt F-Droid, elle fournit des explications sur les commandes courantes.</text:p>
        </text:list-item>
        <text:list-item>
          <text:p text:style-name="P156"><text:span text:style-name="Strong_20_Emphasis">Linux Command Library</text:span> : Une application Android qui fournit des exemples de commandes (en anglais).</text:p>
        </text:list-item>
      </text:list>
      <text:p text:style-name="P79"/>
      <text:h text:style-name="P72" text:outline-level="3"><text:bookmark-start text:name="__RefHeading___Toc6815_2657471997"/><text:span text:style-name="Strong_20_Emphasis">6. Configurer Termux pour un meilleur confort</text:span><text:bookmark-end text:name="__RefHeading___Toc6815_2657471997"/></text:h>
      <text:p text:style-name="P76">Pour améliorer votre expérience avec Termux, voici quelques conseils :</text:p>
      <text:list text:style-name="L65">
        <text:list-item>
          <text:p text:style-name="P157"><text:span text:style-name="Strong_20_Emphasis">Installer </text:span><text:span text:style-name="Strong_20_Emphasis"><text:span text:style-name="Source_20_Text">nano</text:span></text:span><text:span text:style-name="Strong_20_Emphasis"> ou </text:span><text:span text:style-name="Strong_20_Emphasis"><text:span text:style-name="Source_20_Text">vim</text:span></text:span><text:span text:style-name="Strong_20_Emphasis"> pour éditer des fichiers :</text:span></text:p>
          <text:p text:style-name="P158">bash</text:p>
          <text:p text:style-name="P157">Copy</text:p>
          <text:p text:style-name="P159">pkg install nano</text:p>
          <text:p text:style-name="P157">ou</text:p>
          <text:p text:style-name="P158">bash</text:p>
          <text:p text:style-name="P157">Copy</text:p>
          <text:p text:style-name="P159">pkg install vim</text:p>
        </text:list-item>
        <text:list-item>
          <text:p text:style-name="P157"><text:span text:style-name="Strong_20_Emphasis">Utiliser </text:span><text:span text:style-name="Strong_20_Emphasis"><text:span text:style-name="Source_20_Text">curl</text:span></text:span><text:span text:style-name="Strong_20_Emphasis"> ou </text:span><text:span text:style-name="Strong_20_Emphasis"><text:span text:style-name="Source_20_Text">wget</text:span></text:span><text:span text:style-name="Strong_20_Emphasis"> pour télécharger des fichiers :</text:span></text:p>
          <text:p text:style-name="P158">bash</text:p>
          <text:p text:style-name="P157">Copy</text:p>
          <text:p text:style-name="P159">pkg install curl wget</text:p>
        </text:list-item>
        <text:list-item>
          <text:p text:style-name="P157"><text:span text:style-name="Strong_20_Emphasis">Configurer un shell plus convivial :</text:span></text:p>
          <text:list>
            <text:list-item>
              <text:p text:style-name="P157"><text:soft-page-break/>Installez <text:span text:style-name="Source_20_Text">zsh</text:span> et <text:span text:style-name="Source_20_Text">oh-my-zsh</text:span> pour un shell plus interactif :</text:p>
              <text:p text:style-name="P158">bash</text:p>
              <text:p text:style-name="P157">Copy</text:p>
              <text:p text:style-name="P160">pkg install zsh</text:p>
              <text:p text:style-name="P159">sh -c "$(curl -fsSL https://raw.githubusercontent.com/ohmyzsh/ohmyzsh/master/tools/install.sh)"</text:p>
            </text:list-item>
          </text:list>
        </text:list-item>
      </text:list>
      <text:p text:style-name="P79"/>
      <text:h text:style-name="P72" text:outline-level="3"><text:bookmark-start text:name="__RefHeading___Toc6817_2657471997"/><text:span text:style-name="Strong_20_Emphasis">Résumé des solutions</text:span><text:bookmark-end text:name="__RefHeading___Toc6817_2657471997"/></text:h>
      <text:list text:style-name="L66">
        <text:list-item>
          <text:p text:style-name="P161"><text:span text:style-name="Strong_20_Emphasis">Pages de manuel en français :</text:span> Utilisez des sites web ou transférez les pages depuis un ordinateur.</text:p>
        </text:list-item>
        <text:list-item>
          <text:p text:style-name="P161"><text:span text:style-name="Strong_20_Emphasis"><text:span text:style-name="Source_20_Text">tldr</text:span></text:span><text:span text:style-name="Strong_20_Emphasis"> :</text:span> Pour des exemples concis.</text:p>
        </text:list-item>
        <text:list-item>
          <text:p text:style-name="P161"><text:span text:style-name="Strong_20_Emphasis"><text:span text:style-name="Source_20_Text">--help</text:span></text:span><text:span text:style-name="Strong_20_Emphasis"> :</text:span> Pour une aide rapide.</text:p>
        </text:list-item>
        <text:list-item>
          <text:p text:style-name="P161"><text:span text:style-name="Strong_20_Emphasis"><text:span text:style-name="Source_20_Text">bash-completion</text:span></text:span><text:span text:style-name="Strong_20_Emphasis"> :</text:span> Pour l'autocomplétion des commandes.</text:p>
        </text:list-item>
        <text:list-item>
          <text:p text:style-name="P161"><text:span text:style-name="Strong_20_Emphasis">Applications Android :</text:span> Pour des documentations interactives.</text:p>
        </text:list-item>
      </text:list>
      <text:p text:style-name="P76">Si vous avez d'autres questions ou besoin d'aide supplémentaire, n'hésitez pas à demander ! 😊</text:p>
      <text:p text:style-name="P71">Je suis reparti sur la correction du script get ip j'ai copié tes lignes de codes "exemple complet" en partant de la racine de termux et il me dit qu'il n'a pas l'autorisation, pourtant on a fait chmod ?</text:p>
      <text:p text:style-name="P71">Si vous avez correctement utilisé <text:span text:style-name="Source_20_Text">chmod +x</text:span> mais que vous obtenez toujours une erreur de permission, cela peut être dû à plusieurs raisons. Je vais vous guider pour résoudre ce problème étape par étape.</text:p>
      <text:p text:style-name="P79"/>
      <text:h text:style-name="P72" text:outline-level="3"><text:bookmark-start text:name="__RefHeading___Toc6819_2657471997"/><text:span text:style-name="Strong_20_Emphasis">1. Vérifier les permissions du script</text:span><text:bookmark-end text:name="__RefHeading___Toc6819_2657471997"/></text:h>
      <text:p text:style-name="P76">Assurez-vous que le script a bien les permissions d'exécution. Voici comment vérifier :</text:p>
      <text:list text:style-name="L67">
        <text:list-item>
          <text:p text:style-name="P162"><text:span text:style-name="Strong_20_Emphasis">Lister les permissions du fichier :</text:span></text:p>
          <text:p text:style-name="P163">bash</text:p>
          <text:p text:style-name="P162">Copy</text:p>
          <text:p text:style-name="P164">ls -l /storage/emulated/0/scripts/get_ip.sh</text:p>
          <text:p text:style-name="P162">Vous devriez voir quelque chose comme :</text:p>
          <text:p text:style-name="P162">Copy</text:p>
          <text:p text:style-name="P164">-rwxr-xr-x 1 u0_a123 u0_a123 123 Oct 10 12:34 /storage/emulated/0/scripts/get_ip.sh</text:p>
          <text:list>
            <text:list-item>
              <text:p text:style-name="P162">Le <text:span text:style-name="Source_20_Text">x</text:span> dans <text:span text:style-name="Source_20_Text">-rwxr-xr-x</text:span> signifie que le fichier est exécutable.</text:p>
            </text:list-item>
          </text:list>
        </text:list-item>
        <text:list-item>
          <text:p text:style-name="P162"><text:span text:style-name="Strong_20_Emphasis">Si les permissions ne sont pas correctes, réappliquez </text:span><text:span text:style-name="Strong_20_Emphasis"><text:span text:style-name="Source_20_Text">chmod</text:span></text:span><text:span text:style-name="Strong_20_Emphasis"> :</text:span></text:p>
          <text:p text:style-name="P163">bash</text:p>
          <text:p text:style-name="P162"><text:soft-page-break/>Copy</text:p>
          <text:p text:style-name="P164">chmod +x /storage/emulated/0/scripts/get_ip.sh</text:p>
        </text:list-item>
      </text:list>
      <text:p text:style-name="P79"/>
      <text:h text:style-name="P72" text:outline-level="3"><text:bookmark-start text:name="__RefHeading___Toc6821_2657471997"/><text:span text:style-name="Strong_20_Emphasis">2. Vérifier le chemin du script</text:span><text:bookmark-end text:name="__RefHeading___Toc6821_2657471997"/></text:h>
      <text:p text:style-name="P76">Si vous exécutez le script depuis un autre répertoire, vous devez spécifier le chemin complet ou vous déplacer dans le répertoire contenant le script.</text:p>
      <text:list text:style-name="L68">
        <text:list-item>
          <text:p text:style-name="P165"><text:span text:style-name="Strong_20_Emphasis">Exécuter le script avec le chemin complet :</text:span></text:p>
          <text:p text:style-name="P166">bash</text:p>
          <text:p text:style-name="P165">Copy</text:p>
          <text:p text:style-name="P167">/storage/emulated/0/scripts/get_ip.sh</text:p>
        </text:list-item>
        <text:list-item>
          <text:p text:style-name="P165"><text:span text:style-name="Strong_20_Emphasis">Se déplacer dans le répertoire du script :</text:span></text:p>
          <text:p text:style-name="P166">bash</text:p>
          <text:p text:style-name="P165">Copy</text:p>
          <text:p text:style-name="P168">cd /storage/emulated/0/scripts/</text:p>
          <text:p text:style-name="P167">./get_ip.sh</text:p>
        </text:list-item>
      </text:list>
      <text:p text:style-name="P79"/>
      <text:h text:style-name="P72" text:outline-level="3"><text:bookmark-start text:name="__RefHeading___Toc6823_2657471997"/><text:span text:style-name="Strong_20_Emphasis">3. Vérifier les permissions du répertoire</text:span><text:bookmark-end text:name="__RefHeading___Toc6823_2657471997"/></text:h>
      <text:p text:style-name="P76">Les permissions du répertoire contenant le script peuvent également empêcher l'exécution. Voici comment vérifier :</text:p>
      <text:list text:style-name="L69">
        <text:list-item>
          <text:p text:style-name="P169"><text:span text:style-name="Strong_20_Emphasis">Lister les permissions du répertoire :</text:span></text:p>
          <text:p text:style-name="P170">bash</text:p>
          <text:p text:style-name="P169">Copy</text:p>
          <text:p text:style-name="P171">ls -ld /storage/emulated/0/scripts/</text:p>
          <text:p text:style-name="P169">Vous devriez voir quelque chose comme :</text:p>
          <text:p text:style-name="P169">Copy</text:p>
          <text:p text:style-name="P171">drwxr-xr-x 2 u0_a123 u0_a123 4096 Oct 10 12:34 /storage/emulated/0/scripts/</text:p>
          <text:list>
            <text:list-item>
              <text:p text:style-name="P169">Le <text:span text:style-name="Source_20_Text">x</text:span> dans <text:span text:style-name="Source_20_Text">drwxr-xr-x</text:span> signifie que le répertoire est accessible.</text:p>
            </text:list-item>
          </text:list>
        </text:list-item>
        <text:list-item>
          <text:p text:style-name="P169"><text:span text:style-name="Strong_20_Emphasis">Si les permissions ne sont pas correctes, modifiez-les :</text:span></text:p>
          <text:p text:style-name="P170">bash</text:p>
          <text:p text:style-name="P169">Copy</text:p>
          <text:p text:style-name="P171">chmod +x /storage/emulated/0/scripts/</text:p>
        </text:list-item>
      </text:list>
      <text:p text:style-name="P79"/>
      <text:h text:style-name="P72" text:outline-level="3"><text:bookmark-start text:name="__RefHeading___Toc6825_2657471997"/><text:soft-page-break/><text:span text:style-name="Strong_20_Emphasis">4. Vérifier le système de fichiers</text:span><text:bookmark-end text:name="__RefHeading___Toc6825_2657471997"/></text:h>
      <text:p text:style-name="P76">Le stockage interne d'Android (<text:span text:style-name="Source_20_Text">/storage/emulated/0/</text:span>) est souvent monté avec des restrictions pour des raisons de sécurité. Termux ne peut pas exécuter directement des scripts situés sur ce système de fichiers. Voici comment contourner cela :</text:p>
      <text:list text:style-name="L70">
        <text:list-item>
          <text:p text:style-name="P172"><text:span text:style-name="Strong_20_Emphasis">Copier le script dans l'environnement de Termux :</text:span></text:p>
          <text:p text:style-name="P173">bash</text:p>
          <text:p text:style-name="P172">Copy</text:p>
          <text:p text:style-name="P174">cp /storage/emulated/0/scripts/get_ip.sh ~/get_ip.sh</text:p>
          <text:p text:style-name="P175">chmod +x ~/get_ip.sh</text:p>
        </text:list-item>
        <text:list-item>
          <text:p text:style-name="P172"><text:span text:style-name="Strong_20_Emphasis">Exécuter le script depuis l'environnement de Termux :</text:span></text:p>
          <text:p text:style-name="P173">bash</text:p>
          <text:p text:style-name="P172">Copy</text:p>
          <text:p text:style-name="P175">~/get_ip.sh</text:p>
        </text:list-item>
      </text:list>
      <text:p text:style-name="P79"/>
      <text:h text:style-name="P72" text:outline-level="3"><text:bookmark-start text:name="__RefHeading___Toc6827_2657471997"/><text:span text:style-name="Strong_20_Emphasis">5. Vérifier les erreurs spécifiques</text:span><text:bookmark-end text:name="__RefHeading___Toc6827_2657471997"/></text:h>
      <text:p text:style-name="P76">Si vous obtenez toujours une erreur, partagez le message exact que vous voyez. Voici quelques erreurs courantes et leurs solutions :</text:p>
      <text:h text:style-name="Heading_20_4" text:outline-level="4"><text:bookmark-start text:name="__RefHeading___Toc6829_2657471997"/><text:span text:style-name="Strong_20_Emphasis">a. Erreur : </text:span><text:span text:style-name="Strong_20_Emphasis"><text:span text:style-name="Source_20_Text">Permission denied</text:span></text:span><text:bookmark-end text:name="__RefHeading___Toc6829_2657471997"/></text:h>
      <text:list text:style-name="L71">
        <text:list-item>
          <text:p text:style-name="P176">Cela signifie que le script n'est pas exécutable ou que le répertoire n'est pas accessible.</text:p>
        </text:list-item>
        <text:list-item>
          <text:p text:style-name="P176">Solution : Réappliquez <text:span text:style-name="Source_20_Text">chmod +x</text:span> sur le script et vérifiez les permissions du répertoire.</text:p>
        </text:list-item>
      </text:list>
      <text:h text:style-name="Heading_20_4" text:outline-level="4" text:is-list-header="true"><text:bookmark-start text:name="__RefHeading___Toc6831_2657471997"/><text:span text:style-name="Strong_20_Emphasis">b. Erreur : </text:span><text:span text:style-name="Strong_20_Emphasis"><text:span text:style-name="Source_20_Text">No such file or directory</text:span></text:span><text:bookmark-end text:name="__RefHeading___Toc6831_2657471997"/></text:h>
      <text:list text:style-name="L72">
        <text:list-item>
          <text:p text:style-name="P177">Cela signifie que le chemin du script est incorrect.</text:p>
        </text:list-item>
        <text:list-item>
          <text:p text:style-name="P177">Solution : Vérifiez le chemin avec <text:span text:style-name="Source_20_Text">ls</text:span> et utilisez le chemin complet.</text:p>
        </text:list-item>
      </text:list>
      <text:h text:style-name="Heading_20_4" text:outline-level="4" text:is-list-header="true"><text:bookmark-start text:name="__RefHeading___Toc6833_2657471997"/><text:span text:style-name="Strong_20_Emphasis">c. Erreur : </text:span><text:span text:style-name="Strong_20_Emphasis"><text:span text:style-name="Source_20_Text">wlan0: No such device</text:span></text:span><text:bookmark-end text:name="__RefHeading___Toc6833_2657471997"/></text:h>
      <text:list text:style-name="L73">
        <text:list-item>
          <text:p text:style-name="P178">Cela signifie que l'interface Wi-Fi n'est pas nommée <text:span text:style-name="Source_20_Text">wlan0</text:span>.</text:p>
        </text:list-item>
        <text:list-item>
          <text:p text:style-name="P178">Solution : Trouvez le nom correct de l'interface avec :</text:p>
          <text:p text:style-name="P179">bash</text:p>
          <text:p text:style-name="P178">Copy</text:p>
          <text:p text:style-name="P180">ip addr show</text:p>
          <text:p text:style-name="P178">Cherchez une interface comme <text:span text:style-name="Source_20_Text">wlp2s0</text:span> ou <text:span text:style-name="Source_20_Text">eth0</text:span> et modifiez le script en conséquence.</text:p>
        </text:list-item>
      </text:list>
      <text:p text:style-name="P79"/>
      <text:h text:style-name="P72" text:outline-level="3"><text:bookmark-start text:name="__RefHeading___Toc6835_2657471997"/><text:span text:style-name="Strong_20_Emphasis">6. Exemple complet corrigé</text:span><text:bookmark-end text:name="__RefHeading___Toc6835_2657471997"/></text:h>
      <text:p text:style-name="P76">Voici un exemple complet pour créer, rendre exécutable et tester le script :</text:p>
      <text:list text:style-name="L74">
        <text:list-item>
          <text:p text:style-name="P181"><text:soft-page-break/><text:span text:style-name="Strong_20_Emphasis">Créer le script :</text:span></text:p>
          <text:p text:style-name="P182">bash</text:p>
          <text:p text:style-name="P181">Copy</text:p>
          <text:p text:style-name="P183">nano /storage/emulated/0/scripts/get_ip.sh</text:p>
        </text:list-item>
        <text:list-item>
          <text:p text:style-name="P181"><text:span text:style-name="Strong_20_Emphasis">Ajouter le contenu :</text:span></text:p>
          <text:p text:style-name="P182">bash</text:p>
          <text:p text:style-name="P181">Copy</text:p>
          <text:p text:style-name="P184">#!/bin/bash</text:p>
          <text:p text:style-name="P184">IP=$(ip addr show wlan0 | grep "inet " | awk '{print $2}' | cut -d/ -f1)</text:p>
          <text:p text:style-name="P183">echo $IP</text:p>
        </text:list-item>
        <text:list-item>
          <text:p text:style-name="P181"><text:span text:style-name="Strong_20_Emphasis">Rendre le script exécutable :</text:span></text:p>
          <text:p text:style-name="P182">bash</text:p>
          <text:p text:style-name="P181">Copy</text:p>
          <text:p text:style-name="P183">chmod +x /storage/emulated/0/scripts/get_ip.sh</text:p>
        </text:list-item>
        <text:list-item>
          <text:p text:style-name="P181"><text:span text:style-name="Strong_20_Emphasis">Copier le script dans l'environnement de Termux :</text:span></text:p>
          <text:p text:style-name="P182">bash</text:p>
          <text:p text:style-name="P181">Copy</text:p>
          <text:p text:style-name="P184">cp /storage/emulated/0/scripts/get_ip.sh ~/get_ip.sh</text:p>
          <text:p text:style-name="P183">chmod +x ~/get_ip.sh</text:p>
        </text:list-item>
        <text:list-item>
          <text:p text:style-name="P181"><text:span text:style-name="Strong_20_Emphasis">Tester le script :</text:span></text:p>
          <text:p text:style-name="P182">bash</text:p>
          <text:p text:style-name="P181">Copy</text:p>
          <text:p text:style-name="P183">~/get_ip.sh</text:p>
        </text:list-item>
      </text:list>
      <text:p text:style-name="P79"/>
      <text:h text:style-name="P72" text:outline-level="3"><text:bookmark-start text:name="__RefHeading___Toc6837_2657471997"/><text:span text:style-name="Strong_20_Emphasis">7. Utiliser Tasker pour exécuter le script</text:span><text:bookmark-end text:name="__RefHeading___Toc6837_2657471997"/></text:h>
      <text:p text:style-name="P76">Si vous utilisez Tasker pour exécuter ce script, assurez-vous que :</text:p>
      <text:list text:style-name="L75">
        <text:list-item>
          <text:p text:style-name="P185"><text:span text:style-name="Strong_20_Emphasis">Termux:Tasker est configuré correctement.</text:span></text:p>
        </text:list-item>
        <text:list-item>
          <text:p text:style-name="P185"><text:span text:style-name="Strong_20_Emphasis">Le chemin du script dans Tasker est correct.</text:span></text:p>
        </text:list-item>
        <text:list-item>
          <text:p text:style-name="P185"><text:span text:style-name="Strong_20_Emphasis">Les permissions de Termux sont accordées pour accéder au stockage.</text:span></text:p>
        </text:list-item>
      </text:list>
      <text:p text:style-name="P79"/>
      <text:p text:style-name="P76">Avec ces étapes, vous devriez pouvoir exécuter votre script sans problème. Si vous rencontrez encore des difficultés, partagez le message d'erreur exact, et je vous aiderai à le résoudre ! 😊</text:p>
      <text:p text:style-name="P71">Cela a fini par marché mais j'aimerai que tu m'explique retrospectivement pourquoi : Je te copie pour chaque étape depuis 1.1 ce qu'il m'a donné : ~ $ ls -l /storage/emulated/0/scripts/get_ip.sh -rw-rw----. 1 root everybody 94 Feb 18 11:02 /storage/emulated/0/scripts/get_ip.sh ~ $ chmod +x <text:soft-page-break/>/storage/emulated/0/scripts/get_ip.sh ~ $ ls -l /storage/emulated/0/scripts/get_ip.sh -rw-rw----. 1 root everybody 94 Feb 18 11:02 /storage/emulated/0/scripts/get_ip.sh (-&gt; là j'avais pas X) ~ $ ls -ld /storage/emulated/0/scripts/ drwxrwx---. 2 root everybody 4096 Feb 18 11:02 /storage/emulated/0/scripts/ ~ $ cp /storage/emulated/0/scripts/get_ip.sh ~/get_ip.sh (-&gt; là c'est ce qui a débloqué la situation, mais je ne comprend pas pourquoi ?) ~ $ chmod +x ~/get_ip.sh ~ $ ~/get_ip.sh 192.168.1.12</text:p>
      <text:p text:style-name="P71">The server is busy. Please try again later.</text:p>
      <text:p text:style-name="P71">J'ai persu mon dossier /storage/emulated/0/scripts/get_ip.sh. Lorsque j'essai depuis mon pc avec putty, j"accède bien pourtant à mon smartphone</text:p>
      <text:p text:style-name="P71">Si vous avez perdu accès à votre dossier <text:span text:style-name="Source_20_Text">/storage/emulated/0/scripts/get_ip.sh</text:span> mais que vous pouvez toujours accéder à votre smartphone via SSH avec PuTTY, cela signifie que le problème est probablement lié aux permissions ou à la configuration de Termux sur votre téléphone. Voici comment résoudre ce problème étape par étape.</text:p>
      <text:p text:style-name="P79"/>
      <text:h text:style-name="P72" text:outline-level="3"><text:bookmark-start text:name="__RefHeading___Toc6839_2657471997"/><text:span text:style-name="Strong_20_Emphasis">1. Vérifier l'accès au dossier depuis SSH</text:span><text:bookmark-end text:name="__RefHeading___Toc6839_2657471997"/></text:h>
      <text:p text:style-name="P76">Si vous pouvez accéder à votre smartphone via SSH avec PuTTY, vérifiez si vous pouvez accéder au dossier <text:span text:style-name="Source_20_Text">/storage/emulated/0/scripts/</text:span> depuis la session SSH.</text:p>
      <text:list text:style-name="L76">
        <text:list-item>
          <text:p text:style-name="P186"><text:span text:style-name="Strong_20_Emphasis">Se connecter via SSH :</text:span></text:p>
          <text:list>
            <text:list-item>
              <text:p text:style-name="P186">Utilisez PuTTY pour vous connecter à l'adresse IP de votre smartphone.</text:p>
            </text:list-item>
            <text:list-item>
              <text:p text:style-name="P186">Connectez-vous avec votre nom d'utilisateur et mot de passe.</text:p>
            </text:list-item>
          </text:list>
        </text:list-item>
        <text:list-item>
          <text:p text:style-name="P186"><text:span text:style-name="Strong_20_Emphasis">Vérifier l'accès au dossier :</text:span></text:p>
          <text:list>
            <text:list-item>
              <text:p text:style-name="P186">Essayez de lister le contenu du dossier :</text:p>
              <text:p text:style-name="P187">bash</text:p>
              <text:p text:style-name="P186">Copy</text:p>
              <text:p text:style-name="P188">ls -l /storage/emulated/0/scripts/</text:p>
            </text:list-item>
            <text:list-item>
              <text:p text:style-name="P186">Si vous obtenez une erreur comme <text:span text:style-name="Source_20_Text">Permission denied</text:span>, cela signifie que les permissions du dossier ou du système de fichiers sont restrictives.</text:p>
            </text:list-item>
          </text:list>
        </text:list-item>
      </text:list>
      <text:p text:style-name="P79"/>
      <text:h text:style-name="P72" text:outline-level="3"><text:bookmark-start text:name="__RefHeading___Toc6841_2657471997"/><text:span text:style-name="Strong_20_Emphasis">2. Comprendre les permissions sur </text:span><text:span text:style-name="Strong_20_Emphasis"><text:span text:style-name="Source_20_Text">/storage/emulated/0/</text:span></text:span><text:bookmark-end text:name="__RefHeading___Toc6841_2657471997"/></text:h>
      <text:p text:style-name="P76">Le dossier <text:span text:style-name="Source_20_Text">/storage/emulated/0/</text:span> est le stockage interne d'Android. Par défaut, les applications (y compris Termux) ont un accès restreint à ce dossier pour des raisons de sécurité. Voici ce que vous devez savoir :</text:p>
      <text:list text:style-name="L77">
        <text:list-item>
          <text:p text:style-name="P189"><text:span text:style-name="Strong_20_Emphasis">Accès via Termux :</text:span></text:p>
          <text:list>
            <text:list-item>
              <text:p text:style-name="P189">Termux peut accéder à <text:span text:style-name="Source_20_Text">/storage/emulated/0/</text:span> via un lien symbolique dans son environnement : <text:span text:style-name="Source_20_Text">~/storage/shared/</text:span>.</text:p>
            </text:list-item>
            <text:list-item>
              <text:p text:style-name="P189"><text:soft-page-break/>Pour accéder à votre dossier, utilisez :</text:p>
              <text:p text:style-name="P190">bash</text:p>
              <text:p text:style-name="P189">Copy</text:p>
              <text:p text:style-name="P191">cd ~/storage/shared/scripts/</text:p>
            </text:list-item>
          </text:list>
        </text:list-item>
        <text:list-item>
          <text:p text:style-name="P189"><text:span text:style-name="Strong_20_Emphasis">Accès via SSH :</text:span></text:p>
          <text:list>
            <text:list-item>
              <text:p text:style-name="P189">Si vous êtes connecté en tant qu'utilisateur normal, vous n'aurez pas les permissions nécessaires pour accéder directement à <text:span text:style-name="Source_20_Text">/storage/emulated/0/</text:span>.</text:p>
            </text:list-item>
            <text:list-item>
              <text:p text:style-name="P189">Vous devrez peut-être utiliser <text:span text:style-name="Source_20_Text">sudo</text:span> ou exécuter des commandes en tant qu'utilisateur root.</text:p>
            </text:list-item>
          </text:list>
        </text:list-item>
      </text:list>
      <text:p text:style-name="P79"/>
      <text:h text:style-name="P72" text:outline-level="3"><text:bookmark-start text:name="__RefHeading___Toc6843_2657471997"/><text:span text:style-name="Strong_20_Emphasis">3. Accéder au dossier via Termux</text:span><text:bookmark-end text:name="__RefHeading___Toc6843_2657471997"/></text:h>
      <text:p text:style-name="P76">Si vous ne pouvez pas accéder au dossier depuis SSH, essayez de le faire directement depuis Termux sur votre téléphone.</text:p>
      <text:list text:style-name="L78">
        <text:list-item>
          <text:p text:style-name="P192"><text:span text:style-name="Strong_20_Emphasis">Ouvrir Termux.</text:span></text:p>
        </text:list-item>
        <text:list-item>
          <text:p text:style-name="P192"><text:span text:style-name="Strong_20_Emphasis">Accéder au dossier :</text:span></text:p>
          <text:p text:style-name="P193">bash</text:p>
          <text:p text:style-name="P192">Copy</text:p>
          <text:p text:style-name="P194">cd ~/storage/shared/scripts/</text:p>
        </text:list-item>
        <text:list-item>
          <text:p text:style-name="P192"><text:span text:style-name="Strong_20_Emphasis">Vérifier le contenu :</text:span></text:p>
          <text:p text:style-name="P193">bash</text:p>
          <text:p text:style-name="P192">Copy</text:p>
          <text:p text:style-name="P194">ls -l</text:p>
        </text:list-item>
      </text:list>
      <text:p text:style-name="P79"/>
      <text:h text:style-name="P72" text:outline-level="3"><text:bookmark-start text:name="__RefHeading___Toc6845_2657471997"/><text:span text:style-name="Strong_20_Emphasis">4. Résoudre les problèmes de permissions</text:span><text:bookmark-end text:name="__RefHeading___Toc6845_2657471997"/></text:h>
      <text:p text:style-name="P76">Si vous ne pouvez toujours pas accéder au dossier, voici comment résoudre les problèmes de permissions :</text:p>
      <text:h text:style-name="Heading_20_4" text:outline-level="4"><text:bookmark-start text:name="__RefHeading___Toc6847_2657471997"/><text:span text:style-name="Strong_20_Emphasis">a. Vérifier les permissions du dossier :</text:span><text:bookmark-end text:name="__RefHeading___Toc6847_2657471997"/></text:h>
      <text:list text:style-name="L79">
        <text:list-item>
          <text:p text:style-name="P195"><text:span text:style-name="Strong_20_Emphasis">Depuis Termux ou SSH :</text:span></text:p>
          <text:p text:style-name="P196">bash</text:p>
          <text:p text:style-name="P195">Copy</text:p>
          <text:p text:style-name="P197">ls -ld /storage/emulated/0/scripts/</text:p>
          <text:list>
            <text:list-item>
              <text:p text:style-name="P195">Vous devriez voir quelque chose comme :</text:p>
              <text:p text:style-name="P195">Copy</text:p>
              <text:p text:style-name="P197"><text:soft-page-break/>drwxr-xr-x 2 u0_a123 u0_a123 4096 Oct 10 12:34 /storage/emulated/0/scripts/</text:p>
            </text:list-item>
            <text:list-item>
              <text:p text:style-name="P195">Si les permissions ne sont pas correctes, modifiez-les :</text:p>
              <text:p text:style-name="P196">bash</text:p>
              <text:p text:style-name="P195">Copy</text:p>
              <text:p text:style-name="P197">chmod 755 /storage/emulated/0/scripts/</text:p>
            </text:list-item>
          </text:list>
        </text:list-item>
      </text:list>
      <text:h text:style-name="Heading_20_4" text:outline-level="4" text:is-list-header="true"><text:bookmark-start text:name="__RefHeading___Toc6849_2657471997"/><text:span text:style-name="Strong_20_Emphasis">b. Vérifier les permissions du script :</text:span><text:bookmark-end text:name="__RefHeading___Toc6849_2657471997"/></text:h>
      <text:list text:style-name="L80">
        <text:list-item>
          <text:p text:style-name="P198"><text:span text:style-name="Strong_20_Emphasis">Depuis Termux ou SSH :</text:span></text:p>
          <text:p text:style-name="P199">bash</text:p>
          <text:p text:style-name="P198">Copy</text:p>
          <text:p text:style-name="P200">ls -l /storage/emulated/0/scripts/get_ip.sh</text:p>
          <text:list>
            <text:list-item>
              <text:p text:style-name="P198">Vous devriez voir quelque chose comme :</text:p>
              <text:p text:style-name="P198">Copy</text:p>
              <text:p text:style-name="P200">-rwxr-xr-x 1 u0_a123 u0_a123 123 Oct 10 12:34 /storage/emulated/0/scripts/get_ip.sh</text:p>
            </text:list-item>
            <text:list-item>
              <text:p text:style-name="P198">Si les permissions ne sont pas correctes, modifiez-les :</text:p>
              <text:p text:style-name="P199">bash</text:p>
              <text:p text:style-name="P198">Copy</text:p>
              <text:p text:style-name="P200">chmod +x /storage/emulated/0/scripts/get_ip.sh</text:p>
            </text:list-item>
          </text:list>
        </text:list-item>
      </text:list>
      <text:h text:style-name="Heading_20_4" text:outline-level="4" text:is-list-header="true"><text:bookmark-start text:name="__RefHeading___Toc6851_2657471997"/><text:span text:style-name="Strong_20_Emphasis">c. Utiliser </text:span><text:span text:style-name="Strong_20_Emphasis"><text:span text:style-name="Source_20_Text">sudo</text:span></text:span><text:span text:style-name="Strong_20_Emphasis"> (si disponible) :</text:span><text:bookmark-end text:name="__RefHeading___Toc6851_2657471997"/></text:h>
      <text:p text:style-name="P76">Si vous avez accès à <text:span text:style-name="Source_20_Text">sudo</text:span>, vous pouvez essayer d'accéder au dossier en tant que root :</text:p>
      <text:p text:style-name="P119">bash</text:p>
      <text:p text:style-name="P76">Copy</text:p>
      <text:p text:style-name="P118">sudo ls -l /storage/emulated/0/scripts/</text:p>
      <text:p text:style-name="P79"/>
      <text:h text:style-name="P72" text:outline-level="3"><text:bookmark-start text:name="__RefHeading___Toc6853_2657471997"/><text:span text:style-name="Strong_20_Emphasis">5. Déplacer le script dans l'environnement de Termux</text:span><text:bookmark-end text:name="__RefHeading___Toc6853_2657471997"/></text:h>
      <text:p text:style-name="P76">Si les permissions du système de fichiers vous empêchent d'accéder au dossier, déplacez le script dans l'environnement de Termux.</text:p>
      <text:list text:style-name="L81">
        <text:list-item>
          <text:p text:style-name="P201"><text:span text:style-name="Strong_20_Emphasis">Copier le script :</text:span></text:p>
          <text:p text:style-name="P202">bash</text:p>
          <text:p text:style-name="P201">Copy</text:p>
          <text:p text:style-name="P203">cp /storage/emulated/0/scripts/get_ip.sh ~/get_ip.sh</text:p>
        </text:list-item>
        <text:list-item>
          <text:p text:style-name="P201"><text:span text:style-name="Strong_20_Emphasis">Rendre le script exécutable :</text:span></text:p>
          <text:p text:style-name="P202"><text:soft-page-break/>bash</text:p>
          <text:p text:style-name="P201">Copy</text:p>
          <text:p text:style-name="P203">chmod +x ~/get_ip.sh</text:p>
        </text:list-item>
        <text:list-item>
          <text:p text:style-name="P201"><text:span text:style-name="Strong_20_Emphasis">Tester le script :</text:span></text:p>
          <text:p text:style-name="P202">bash</text:p>
          <text:p text:style-name="P201">Copy</text:p>
          <text:p text:style-name="P203">~/get_ip.sh</text:p>
        </text:list-item>
      </text:list>
      <text:p text:style-name="P79"/>
      <text:h text:style-name="P72" text:outline-level="3"><text:bookmark-start text:name="__RefHeading___Toc6855_2657471997"/><text:span text:style-name="Strong_20_Emphasis">6. Utiliser Tasker pour exécuter le script</text:span><text:bookmark-end text:name="__RefHeading___Toc6855_2657471997"/></text:h>
      <text:p text:style-name="P76">Si vous utilisez Tasker pour exécuter ce script, assurez-vous que :</text:p>
      <text:list text:style-name="L82">
        <text:list-item>
          <text:p text:style-name="P204"><text:span text:style-name="Strong_20_Emphasis">Termux:Tasker est configuré correctement.</text:span></text:p>
        </text:list-item>
        <text:list-item>
          <text:p text:style-name="P204"><text:span text:style-name="Strong_20_Emphasis">Le chemin du script dans Tasker est correct.</text:span></text:p>
        </text:list-item>
        <text:list-item>
          <text:p text:style-name="P204"><text:span text:style-name="Strong_20_Emphasis">Les permissions de Termux sont accordées pour accéder au stockage.</text:span></text:p>
        </text:list-item>
      </text:list>
      <text:p text:style-name="P79"/>
      <text:h text:style-name="P72" text:outline-level="3"><text:bookmark-start text:name="__RefHeading___Toc6857_2657471997"/><text:span text:style-name="Strong_20_Emphasis">7. Vérifier les erreurs spécifiques</text:span><text:bookmark-end text:name="__RefHeading___Toc6857_2657471997"/></text:h>
      <text:p text:style-name="P76">Si vous obtenez toujours une erreur, partagez le message exact que vous voyez. Voici quelques erreurs courantes et leurs solutions :</text:p>
      <text:h text:style-name="Heading_20_4" text:outline-level="4"><text:bookmark-start text:name="__RefHeading___Toc6859_2657471997"/><text:span text:style-name="Strong_20_Emphasis">a. Erreur : </text:span><text:span text:style-name="Strong_20_Emphasis"><text:span text:style-name="Source_20_Text">Permission denied</text:span></text:span><text:bookmark-end text:name="__RefHeading___Toc6859_2657471997"/></text:h>
      <text:list text:style-name="L83">
        <text:list-item>
          <text:p text:style-name="P205">Cela signifie que le script n'est pas exécutable ou que le répertoire n'est pas accessible.</text:p>
        </text:list-item>
        <text:list-item>
          <text:p text:style-name="P205">Solution : Réappliquez <text:span text:style-name="Source_20_Text">chmod +x</text:span> sur le script et vérifiez les permissions du répertoire.</text:p>
        </text:list-item>
      </text:list>
      <text:h text:style-name="Heading_20_4" text:outline-level="4" text:is-list-header="true"><text:bookmark-start text:name="__RefHeading___Toc6861_2657471997"/><text:span text:style-name="Strong_20_Emphasis">b. Erreur : </text:span><text:span text:style-name="Strong_20_Emphasis"><text:span text:style-name="Source_20_Text">No such file or directory</text:span></text:span><text:bookmark-end text:name="__RefHeading___Toc6861_2657471997"/></text:h>
      <text:list text:style-name="L84">
        <text:list-item>
          <text:p text:style-name="P206">Cela signifie que le chemin du script est incorrect.</text:p>
        </text:list-item>
        <text:list-item>
          <text:p text:style-name="P206">Solution : Vérifiez le chemin avec <text:span text:style-name="Source_20_Text">ls</text:span> et utilisez le chemin complet.</text:p>
        </text:list-item>
      </text:list>
      <text:h text:style-name="Heading_20_4" text:outline-level="4" text:is-list-header="true"><text:bookmark-start text:name="__RefHeading___Toc6863_2657471997"/><text:span text:style-name="Strong_20_Emphasis">c. Erreur : </text:span><text:span text:style-name="Strong_20_Emphasis"><text:span text:style-name="Source_20_Text">wlan0: No such device</text:span></text:span><text:bookmark-end text:name="__RefHeading___Toc6863_2657471997"/></text:h>
      <text:list text:style-name="L85">
        <text:list-item>
          <text:p text:style-name="P207">Cela signifie que l'interface Wi-Fi n'est pas nommée <text:span text:style-name="Source_20_Text">wlan0</text:span>.</text:p>
        </text:list-item>
        <text:list-item>
          <text:p text:style-name="P207">Solution : Trouvez le nom correct de l'interface avec :</text:p>
          <text:p text:style-name="P208">bash</text:p>
          <text:p text:style-name="P207">Copy</text:p>
          <text:p text:style-name="P209">ip addr show</text:p>
          <text:p text:style-name="P207">Cherchez une interface comme <text:span text:style-name="Source_20_Text">wlp2s0</text:span> ou <text:span text:style-name="Source_20_Text">eth0</text:span> et modifiez le script en conséquence.</text:p>
        </text:list-item>
      </text:list>
      <text:p text:style-name="P79"/>
      <text:p text:style-name="P76"><text:soft-page-break/>Avec ces étapes, vous devriez pouvoir récupérer l'accès à votre script et résoudre les problèmes de permissions. Si vous avez d'autres questions ou besoin d'aide supplémentaire, n'hésitez pas à demander ! 😊</text:p>
      <text:p text:style-name="P71">Mon souci n'est pas pour l'instant un problème de droit, je n'arrive plus à trouver le chemin que j'utilisai cd ~/storage/shared/scripts/ ou cd storage/shared/scripts/,...</text:p>
      <text:p text:style-name="P71">The server is busy. Please try again later.</text:p>
      <text:p text:style-name="P71">Depuis la racine si je fais : ~/get_ip.sh cela marche, mais je ne connais pas le chemin pour l'atteindre et ajouter au même endroit des scripts ?</text:p>
      <text:p text:style-name="P71">The server is busy. Please try again later.</text:p>
      <text:p text:style-name="P210">New chat</text:p>
      <text:p text:style-name="P69"/>
      <text:p text:style-name="P69"/>
      <text:h text:style-name="P211" text:outline-level="1"><text:bookmark-start text:name="__RefHeading___Toc6865_2657471997"/>Annexe 2<text:bookmark-end text:name="__RefHeading___Toc6865_2657471997"/></text:h>
      <text:p text:style-name="Text_20_body"/>
      <text:p text:style-name="P212">Zz nouvelle numérotation</text:p>
      <text:p text:style-name="P212"/>
      <text:h text:style-name="Heading_20_1" text:outline-level="1"><text:bookmark-start text:name="__RefHeading___Toc6867_2657471997"/>Connexion SSH automatisé entre Windows et un smartphones<text:bookmark-end text:name="__RefHeading___Toc6867_2657471997"/></text:h>
      <text:p text:style-name="Text_20_body"><text:span text:style-name="T9">S</text:span>cript batch (<text:span text:style-name="Source_20_Text">.bat</text:span>) pour Windows qui tentera de se connecter en SSH à ton smartphone sous Termux. Il utilise l'IP locale <text:span text:style-name="Source_20_Text">192.168.1.13</text:span> par défaut, mais si cela échoue, il récupérera l'IP distante via Termux. </text:p>
      <text:h text:style-name="Heading_20_3" text:outline-level="3"><text:bookmark-start text:name="__RefHeading___Toc6869_2657471997"/><text:span text:style-name="Strong_20_Emphasis">Pourquoi il me demande toujours mon password ?</text:span><text:bookmark-end text:name="__RefHeading___Toc6869_2657471997"/></text:h>
      <text:p text:style-name="Text_20_body">Le <text:span text:style-name="Source_20_Text">.bat</text:span> lance <text:span text:style-name="Strong_20_Emphasis">une connexion SSH standard</text:span>, et tu n’as pas encore <text:span text:style-name="Strong_20_Emphasis">activé l’authentification par clé SSH</text:span>.</text:p>
      <text:p text:style-name="Text_20_body"><text:span text:style-name="Strong_20_Emphasis">Solution :</text:span> Ajouter ta clé publique sur Termux pour une connexion <text:span text:style-name="Strong_20_Emphasis">sans mot de passe</text:span> :</text:p>
      <text:p text:style-name="Text_20_body"/>
      <text:p text:style-name="Text_20_body"/>
      <text:h text:style-name="P213" text:outline-level="1"><text:bookmark-start text:name="__RefHeading___Toc6871_2657471997"/>Struc<text:bookmark-end text:name="__RefHeading___Toc6871_2657471997"/></text:h>
      <text:h text:style-name="P214" text:outline-level="1"><text:bookmark-start text:name="__RefHeading___Toc6873_2657471997"/><text:span text:style-name="T10">struc</text:span>ture des pt Bat (équivallent de sh mais pour windows)<text:bookmark-end text:name="__RefHeading___Toc6873_2657471997"/></text:h>
      <text:p text:style-name="P215">Si pb de caractère : Mets cette ligne en haut de ton <text:span text:style-name="Source_20_Text">.bat</text:span> pour forcer l’encodage UTF-8 :</text:p>
      <text:p text:style-name="P216">chcp 65001 &gt;nul</text:p>
      <text:p text:style-name="Text_20_body"><text:span text:style-name="Strong_20_Emphasis">📌 Pourquoi il me demande toujours mon password ?</text:span></text:p>
      <text:p text:style-name="Text_20_body"><text:span text:style-name="Strong_20_Emphasis"/></text:p>
      <text:p text:style-name="Text_20_body"><text:span text:style-name="Strong_20_Emphasis">Le .bat lance une connexion SSH standard, et tu n’as pas encore activé l’authentification par clé SSH.</text:span></text:p>
      <text:p text:style-name="Text_20_body"><text:span text:style-name="Strong_20_Emphasis"/></text:p>
      <text:p text:style-name="Text_20_body"><text:span text:style-name="Strong_20_Emphasis">Solution : Ajouter ta clé publique sur Termux pour une connexion sans mot de passe :</text:span></text:p>
      <text:p text:style-name="P217"><text:span text:style-name="Strong_20_Emphasis"><text:span text:style-name="T11"/></text:span></text:p>
      <text:p text:style-name="P217"><text:span text:style-name="Strong_20_Emphasis"><text:span text:style-name="T11">mkdir -p ~/.ssh</text:span></text:span></text:p>
      <text:p text:style-name="P217"><text:span text:style-name="Strong_20_Emphasis"><text:span text:style-name="T11">cat ~/../usr/etc/ssh/ssh_host_ed25519_key.pub &gt;&gt; ~/.ssh/authorized_keys</text:span></text:span></text:p>
      <text:p text:style-name="P217"><text:span text:style-name="Strong_20_Emphasis"><text:span text:style-name="T11">chmod 600 ~/.ssh/authorized_keys</text:span></text:span></text:p>
      <text:p text:style-name="P217"><text:span text:style-name="Strong_20_Emphasis"><text:span text:style-name="T11"/></text:span></text:p>
      <text:p text:style-name="Text_20_body"><text:span text:style-name="Strong_20_Emphasis">Puis sur Windows, tape :</text:span></text:p>
      <text:p text:style-name="P217"><text:span text:style-name="Strong_20_Emphasis"><text:span text:style-name="T11"/></text:span></text:p>
      <text:p text:style-name="P217"><text:span text:style-name="Strong_20_Emphasis"><text:span text:style-name="T11">ssh u0_a234@192.168.1.13 -p 8022</text:span></text:span></text:p>
      <text:h text:style-name="P68" text:outline-level="3"><text:bookmark-start text:name="__RefHeading___Toc6875_2657471997"/>Faire un pont entre la carte electronique et le smartphones<text:bookmark-end text:name="__RefHeading___Toc6875_2657471997"/></text:h>
      <text:p text:style-name="P212">Blu IA</text:p>
      <text:p text:style-name="P218"><text:span text:style-name="T12">Après plusieurs échec dans la recherche d’une application qui face la reception sur le smartphone et le transfert vers node-red ou tasker, ainsi que pour un traitement du pont sous termux (problème de droit non résolu, j’ai choisis <text:s/>une liaison via une application qui passe le problème des droits du téléphone pour récupérer les données de la carte :</text:span><text:span text:style-name="T13"> </text:span><text:span text:style-name="T14">l’application TCP UART Transparent Bridge</text:span> </text:p>
      <text:p text:style-name="P219">Quelques solutions explorés  avant: </text:p>
      <text:list text:style-name="L86">
        <text:list-item>
          <text:p text:style-name="P220"><text:span text:style-name="Strong_20_Emphasis">OTG USB Serial2Websocket</text:span> <text:span text:style-name="Source_20_Text">websocket in</text:span> dans Node-RED.</text:p>
        </text:list-item>
        <text:list-item>
          <text:p text:style-name="P220"><text:span text:style-name="Strong_20_Emphasis">MQTT </text:span><text:span text:style-name="Strong_20_Emphasis"><text:span text:style-name="T12">avec </text:span></text:span><text:s/><text:span text:style-name="Emphasis">USB Serial Port IoT Gateway</text:span>.</text:p>
        </text:list-item>
        <text:list-item>
          <text:p text:style-name="P220"><text:span text:style-name="Strong_20_Emphasis"><text:s/>TCP/Telnet</text:span>, <text:span text:style-name="Emphasis">USB Serial Telnet Server</text:span> </text:p>
        </text:list-item>
        <text:list-item>
          <text:p text:style-name="P220">…..</text:p>
        </text:list-item>
      </text:list>
      <text:h text:style-name="Heading_20_4" text:outline-level="4"><text:bookmark-start text:name="__RefHeading___Toc6877_2657471997"/>Paramétrage de l’application et modif / version antérieure de Node-red<text:bookmark-end text:name="__RefHeading___Toc6877_2657471997"/></text:h>
      <text:h text:style-name="Heading_20_5" text:outline-level="5"><text:bookmark-start text:name="__RefHeading___Toc6879_2657471997"/><text:span text:style-name="Strong_20_Emphasis">📌 Configuration de l’application TCP UART Transparent Bridge</text:span><text:bookmark-end text:name="__RefHeading___Toc6879_2657471997"/></text:h>
      <text:p text:style-name="P221">1️⃣ <text:span text:style-name="Strong_20_Emphasis">Vitesse série</text:span> : 9600 bauds (si c'est ce que ton Arduino utilise).<text:line-break/>2️⃣ <text:span text:style-name="Strong_20_Emphasis">Mode serveur</text:span> : Il faut que l’application <text:span text:style-name="Strong_20_Emphasis">écoute</text:span> sur un port pour que Node-RED s’y connecte.</text:p>
      <text:list text:style-name="L87">
        <text:list-item>
          <text:p text:style-name="P222"><text:span text:style-name="Strong_20_Emphasis">Adresse IP du smartphone</text:span> : <text:span text:style-name="Strong_20_Emphasis">192.168.1.13</text:span></text:p>
        </text:list-item>
        <text:list-item>
          <text:p text:style-name="P223"><text:span text:style-name="Strong_20_Emphasis">Port TCP</text:span> : <text:span text:style-name="Strong_20_Emphasis">8080</text:span> (ou autre si configuré dans l’application).</text:p>
        </text:list-item>
      </text:list>
      <text:p text:style-name="P221">💡 <text:span text:style-name="Strong_20_Emphasis">Vérifie que le smartphone et Node-RED sont sur le même réseau Wi-Fi.</text:span></text:p>
      <text:p text:style-name="P224"/>
      <text:h text:style-name="Heading_20_5" text:outline-level="5"><text:bookmark-start text:name="__RefHeading___Toc6881_2657471997"/><text:span text:style-name="Strong_20_Emphasis">📌 Configuration dans Node-RED</text:span><text:bookmark-end text:name="__RefHeading___Toc6881_2657471997"/></text:h>
      <text:p text:style-name="P221"><text:span text:style-name="Strong_20_Emphasis">❌ N’utilise pas </text:span><text:span text:style-name="Strong_20_Emphasis"><text:span text:style-name="Source_20_Text">serial in</text:span></text:span><text:span text:style-name="Strong_20_Emphasis">, car tu n’accèdes plus directement au port USB.</text:span><text:line-break/><text:span text:style-name="Strong_20_Emphasis">✅ Utilise </text:span><text:span text:style-name="Strong_20_Emphasis"><text:span text:style-name="Source_20_Text">TCP in</text:span></text:span><text:span text:style-name="Strong_20_Emphasis"> pour écouter le flux de données.</text:span></text:p>
      <text:list text:style-name="L88">
        <text:list-item>
          <text:list>
            <text:list-item>
              <text:list>
                <text:list-item>
                  <text:list>
                    <text:list-item>
                      <text:h text:style-name="P225" text:outline-level="4"><text:bookmark-start text:name="__RefHeading___Toc6883_2657471997"/><text:span text:style-name="Strong_20_Emphasis">Ajout du nœud TCP dans Node-RED</text:span><text:bookmark-end text:name="__RefHeading___Toc6883_2657471997"/></text:h>
                    </text:list-item>
                  </text:list>
                </text:list-item>
              </text:list>
            </text:list-item>
          </text:list>
        </text:list-item>
      </text:list>
      <text:list text:style-name="L89">
        <text:list-item>
          <text:p text:style-name="P226">Ouvre <text:span text:style-name="Strong_20_Emphasis">Node-RED</text:span> sur ton smartphone (<text:span text:style-name="Source_20_Text">192.168.1.13:1880</text:span>).</text:p>
        </text:list-item>
        <text:list-item>
          <text:p text:style-name="P226">Ajoute un nœud <text:span text:style-name="Strong_20_Emphasis"><text:span text:style-name="Source_20_Text">tcp in</text:span></text:span>.</text:p>
        </text:list-item>
        <text:list-item>
          <text:p text:style-name="P226"><text:span text:style-name="Strong_20_Emphasis">Configuration du nœud </text:span><text:span text:style-name="Strong_20_Emphasis"><text:span text:style-name="Source_20_Text">tcp in</text:span></text:span> :</text:p>
          <text:list>
            <text:list-item>
              <text:p text:style-name="P226"><text:span text:style-name="Strong_20_Emphasis">Mode</text:span> : Client</text:p>
            </text:list-item>
            <text:list-item>
              <text:p text:style-name="P226"><text:span text:style-name="Strong_20_Emphasis">Adresse</text:span> : <text:span text:style-name="Source_20_Text">192.168.1.13</text:span> (IP de l’application sur ton smartphone)</text:p>
            </text:list-item>
            <text:list-item>
              <text:p text:style-name="P226"><text:span text:style-name="Strong_20_Emphasis">Port</text:span> : <text:span text:style-name="Source_20_Text">8080</text:span> (le port défini dans l’application)</text:p>
            </text:list-item>
            <text:list-item>
              <text:p text:style-name="P226"><text:span text:style-name="Strong_20_Emphasis">Type de connexion</text:span> : <text:span text:style-name="Source_20_Text">Stream</text:span> (permet un flux continu)</text:p>
            </text:list-item>
          </text:list>
        </text:list-item>
        <text:list-item>
          <text:p text:style-name="P227">Ajoute un <text:span text:style-name="Strong_20_Emphasis">nœud </text:span><text:span text:style-name="Strong_20_Emphasis"><text:span text:style-name="Source_20_Text">debug</text:span></text:span> (<text:span text:style-name="Source_20_Text">msg.payload</text:span>) pour voir les données.</text:p>
        </text:list-item>
      </text:list>
      <text:p text:style-name="P224"/>
      <text:h text:style-name="Heading_20_5" text:outline-level="5"><text:bookmark-start text:name="__RefHeading___Toc6885_2657471997"/><text:span text:style-name="Strong_20_Emphasis">📌 Résumé</text:span><text:bookmark-end text:name="__RefHeading___Toc6885_2657471997"/></text:h>
      <text:list text:style-name="L90">
        <text:list-item>
          <text:p text:style-name="P228"><text:span text:style-name="Strong_20_Emphasis">Arduino</text:span> → Envoie les données en <text:span text:style-name="Strong_20_Emphasis">Serial USB</text:span></text:p>
        </text:list-item>
        <text:list-item>
          <text:p text:style-name="P228"><text:soft-page-break/><text:span text:style-name="Strong_20_Emphasis">TCP UART Transparent Bridge</text:span> → Convertit <text:span text:style-name="Strong_20_Emphasis">USB ↔ TCP</text:span></text:p>
        </text:list-item>
        <text:list-item>
          <text:p text:style-name="P229"><text:span text:style-name="Strong_20_Emphasis">Node-RED (</text:span><text:span text:style-name="Strong_20_Emphasis"><text:span text:style-name="Source_20_Text">tcp in</text:span></text:span><text:span text:style-name="Strong_20_Emphasis">)</text:span> → Récupère les données sur <text:span text:style-name="Strong_20_Emphasis">192.168.1.13:8080</text:span></text:p>
        </text:list-item>
      </text:list>
      <text:p text:style-name="P221">✅ <text:span text:style-name="Strong_20_Emphasis">Aucun changement dans le code Arduino !</text:span><text:line-break/>✅ <text:span text:style-name="Strong_20_Emphasis">Juste changer </text:span><text:span text:style-name="Strong_20_Emphasis"><text:span text:style-name="Source_20_Text">serial in</text:span></text:span><text:span text:style-name="Strong_20_Emphasis"> en </text:span><text:span text:style-name="Strong_20_Emphasis"><text:span text:style-name="Source_20_Text">tcp in</text:span></text:span><text:span text:style-name="Strong_20_Emphasis"> dans Node-RED !</text:span></text:p>
      <text:p text:style-name="P212"/>
      <text:p text:style-name="P212">Communication</text:p>
      <text:h text:style-name="P211" text:outline-level="1"><text:bookmark-start text:name="__RefHeading___Toc6887_2657471997"/>Connexion SSH automatique depuis windows – synthèse<text:bookmark-end text:name="__RefHeading___Toc6887_2657471997"/></text:h>
      <text:p text:style-name="P230">IA chat GPT – Automatiser detection</text:p>
      <text:h text:style-name="P231" text:outline-level="3" text:is-list-header="true"><text:bookmark-start text:name="__RefHeading___Toc6889_2657471997"/><text:span text:style-name="Strong_20_Emphasis">📌 Étape 1 : Configurer Termux pour le SSH</text:span><text:bookmark-end text:name="__RefHeading___Toc6889_2657471997"/></text:h>
      <text:p text:style-name="P232"><text:span text:style-name="Strong_20_Emphasis">1️⃣ Installer et configurer le serveur SSH sur Termux</text:span></text:p>
      <text:p text:style-name="P232"><text:span text:style-name="Strong_20_Emphasis"/></text:p>
      <text:p text:style-name="P232"><text:span text:style-name="Strong_20_Emphasis">pkg update &amp;&amp; pkg upgrade -y</text:span></text:p>
      <text:p text:style-name="P232"><text:span text:style-name="Strong_20_Emphasis">pkg install openssh -y</text:span></text:p>
      <text:p text:style-name="P232"><text:span text:style-name="Strong_20_Emphasis">sshd</text:span></text:p>
      <text:p text:style-name="P232"><text:span text:style-name="Strong_20_Emphasis"/></text:p>
      <text:p text:style-name="P232"><text:span text:style-name="Strong_20_Emphasis">Vérifier qu'il tourne bien :</text:span></text:p>
      <text:p text:style-name="P232"><text:span text:style-name="Strong_20_Emphasis"/></text:p>
      <text:p text:style-name="P232"><text:span text:style-name="Strong_20_Emphasis">ps aux | grep sshd</text:span></text:p>
      <text:p text:style-name="P232"><text:span text:style-name="Strong_20_Emphasis"/></text:p>
      <text:p text:style-name="P232"><text:span text:style-name="Strong_20_Emphasis">📌 Si pas actif, démarre-le :</text:span></text:p>
      <text:p text:style-name="P232"><text:span text:style-name="Strong_20_Emphasis"/></text:p>
      <text:p text:style-name="P232"><text:span text:style-name="Strong_20_Emphasis">sshd</text:span></text:p>
      <text:p text:style-name="P232"><text:span text:style-name="Strong_20_Emphasis"/></text:p>
      <text:p text:style-name="P232"><text:span text:style-name="Strong_20_Emphasis">📌 Étape 2 : Récupérer dynamiquement l’IP du smartphone</text:span></text:p>
      <text:p text:style-name="P232"><text:span text:style-name="Strong_20_Emphasis">1️⃣ Créer un fichier contenant l’IP actuelle</text:span></text:p>
      <text:p text:style-name="P232"><text:span text:style-name="Strong_20_Emphasis"/></text:p>
      <text:p text:style-name="P232"><text:span text:style-name="Strong_20_Emphasis">Dans Termux :</text:span></text:p>
      <text:p text:style-name="P232"><text:span text:style-name="Strong_20_Emphasis"/></text:p>
      <text:p text:style-name="P232"><text:span text:style-name="Strong_20_Emphasis">termux-wifi-connectioninfo | jq -r '.ip' &gt; ~/current_ip.txt</text:span></text:p>
      <text:p text:style-name="P232"><text:span text:style-name="Strong_20_Emphasis"/></text:p>
      <text:p text:style-name="P232"><text:span text:style-name="Strong_20_Emphasis">Vérifier :</text:span></text:p>
      <text:p text:style-name="P232"><text:span text:style-name="Strong_20_Emphasis"/></text:p>
      <text:p text:style-name="P232"><text:span text:style-name="Strong_20_Emphasis">cat ~/current_ip.txt</text:span></text:p>
      <text:p text:style-name="P232"><text:span text:style-name="Strong_20_Emphasis"/></text:p>
      <text:p text:style-name="P232"><text:span text:style-name="Strong_20_Emphasis">2️⃣ Lancer un serveur HTTP pour partager l’IP</text:span></text:p>
      <text:p text:style-name="P232"><text:span text:style-name="Strong_20_Emphasis"/></text:p>
      <text:p text:style-name="P232"><text:soft-page-break/><text:span text:style-name="Strong_20_Emphasis">pkill -f "python -m http.server" <text:s/># Arrête les anciens processus</text:span></text:p>
      <text:p text:style-name="P232"><text:span text:style-name="Strong_20_Emphasis">python -m http.server 8080 &amp;</text:span></text:p>
      <text:p text:style-name="P232"><text:span text:style-name="Strong_20_Emphasis"/></text:p>
      <text:p text:style-name="P232"><text:span text:style-name="Strong_20_Emphasis">Vérifier qu'il tourne bien :</text:span></text:p>
      <text:p text:style-name="P232"><text:span text:style-name="Strong_20_Emphasis"/></text:p>
      <text:p text:style-name="P232"><text:span text:style-name="Strong_20_Emphasis">ps aux | grep python</text:span></text:p>
      <text:p text:style-name="P232"><text:span text:style-name="Strong_20_Emphasis"/></text:p>
      <text:p text:style-name="P232"><text:span text:style-name="Strong_20_Emphasis">Tester localement :</text:span></text:p>
      <text:p text:style-name="P232"><text:span text:style-name="Strong_20_Emphasis"/></text:p>
      <text:p text:style-name="P232"><text:span text:style-name="Strong_20_Emphasis">curl http://localhost:8080</text:span></text:p>
      <text:p text:style-name="P232"><text:span text:style-name="Strong_20_Emphasis"/></text:p>
      <text:p text:style-name="P232"><text:span text:style-name="Strong_20_Emphasis">Puis tester depuis Windows dans un navigateur :</text:span></text:p>
      <text:p text:style-name="P232"><text:span text:style-name="Strong_20_Emphasis"/></text:p>
      <text:p text:style-name="P232"><text:span text:style-name="Strong_20_Emphasis">http://192.168.1.13:8080/current_ip.txt</text:span></text:p>
      <text:p text:style-name="P232"><text:span text:style-name="Strong_20_Emphasis"/></text:p>
      <text:p text:style-name="P232"><text:span text:style-name="Strong_20_Emphasis">📌 Si erreur, ouvrir le port :</text:span></text:p>
      <text:p text:style-name="P232"><text:span text:style-name="Strong_20_Emphasis"/></text:p>
      <text:p text:style-name="P232"><text:span text:style-name="Strong_20_Emphasis">iptables -A INPUT -p tcp --dport 8080 -j ACCEPT</text:span></text:p>
      <text:p text:style-name="P232"><text:span text:style-name="Strong_20_Emphasis"/></text:p>
      <text:p text:style-name="P232"><text:span text:style-name="Strong_20_Emphasis">📌 Étape 3 : Configurer l'authentification SSH sans mot de passe</text:span></text:p>
      <text:p text:style-name="P232"><text:span text:style-name="Strong_20_Emphasis">1️⃣ Sur Windows, générer une clé SSH</text:span></text:p>
      <text:p text:style-name="P232"><text:span text:style-name="Strong_20_Emphasis"/></text:p>
      <text:p text:style-name="P232"><text:span text:style-name="Strong_20_Emphasis">Dans PowerShell :</text:span></text:p>
      <text:p text:style-name="P232"><text:span text:style-name="Strong_20_Emphasis"/></text:p>
      <text:p text:style-name="P232"><text:span text:style-name="Strong_20_Emphasis">ssh-keygen -t ed25519 -f $env:USERPROFILE\.ssh\id_rsa -N ""</text:span></text:p>
      <text:p text:style-name="P232"><text:span text:style-name="Strong_20_Emphasis"/></text:p>
      <text:p text:style-name="P232"><text:span text:style-name="Strong_20_Emphasis">2️⃣ Copier la clé publique sur Termux</text:span></text:p>
      <text:p text:style-name="P232"><text:span text:style-name="Strong_20_Emphasis"/></text:p>
      <text:p text:style-name="P232"><text:span text:style-name="Strong_20_Emphasis">Toujours dans PowerShell :</text:span></text:p>
      <text:p text:style-name="P232"><text:span text:style-name="Strong_20_Emphasis"/></text:p>
      <text:p text:style-name="P232"><text:span text:style-name="Strong_20_Emphasis">scp -P 8022 $env:USERPROFILE\.ssh\id_rsa.pub u0_a234@192.168.1.13:~</text:span></text:p>
      <text:p text:style-name="P232"><text:span text:style-name="Strong_20_Emphasis"/></text:p>
      <text:p text:style-name="P232"><text:soft-page-break/><text:span text:style-name="Strong_20_Emphasis">Puis, sur Termux :</text:span></text:p>
      <text:p text:style-name="P232"><text:span text:style-name="Strong_20_Emphasis"/></text:p>
      <text:p text:style-name="P232"><text:span text:style-name="Strong_20_Emphasis">mkdir -p ~/.ssh</text:span></text:p>
      <text:p text:style-name="P232"><text:span text:style-name="Strong_20_Emphasis">cat ~/id_rsa.pub &gt;&gt; ~/.ssh/authorized_keys</text:span></text:p>
      <text:p text:style-name="P232"><text:span text:style-name="Strong_20_Emphasis">chmod 600 ~/.ssh/authorized_keys</text:span></text:p>
      <text:p text:style-name="P232"><text:span text:style-name="Strong_20_Emphasis"/></text:p>
      <text:p text:style-name="P232"><text:span text:style-name="Strong_20_Emphasis">📌 Tester la connexion sans mot de passe :</text:span></text:p>
      <text:p text:style-name="P232"><text:span text:style-name="Strong_20_Emphasis"/></text:p>
      <text:p text:style-name="P232"><text:span text:style-name="Strong_20_Emphasis">ssh -p 8022 u0_a234@192.168.1.13</text:span></text:p>
      <text:p text:style-name="P232"><text:span text:style-name="Strong_20_Emphasis"/></text:p>
      <text:p text:style-name="P232"><text:span text:style-name="Strong_20_Emphasis">✅ Si ça marche sans demande de mot de passe, c'est validé !</text:span></text:p>
      <text:p text:style-name="P232"><text:span text:style-name="Strong_20_Emphasis">📌 Étape 4 : Automatiser la connexion avec un fichier .bat</text:span></text:p>
      <text:p text:style-name="P232"><text:span text:style-name="Strong_20_Emphasis"/></text:p>
      <text:p text:style-name="P232"><text:span text:style-name="Strong_20_Emphasis">Créer un fichier connect_termux.bat dans Windows avec ce contenu :</text:span></text:p>
      <text:p text:style-name="P232"><text:span text:style-name="Strong_20_Emphasis"/></text:p>
      <text:p text:style-name="P232"><text:span text:style-name="Strong_20_Emphasis">@echo off</text:span></text:p>
      <text:p text:style-name="P232"><text:span text:style-name="Strong_20_Emphasis">chcp 65001 &gt;nul</text:span></text:p>
      <text:p text:style-name="P232"><text:span text:style-name="Strong_20_Emphasis">set SERVER_IP=192.168.1.13</text:span></text:p>
      <text:p text:style-name="P232"><text:span text:style-name="Strong_20_Emphasis">set IP_ADDRESS=</text:span></text:p>
      <text:p text:style-name="P232"><text:span text:style-name="Strong_20_Emphasis"/></text:p>
      <text:p text:style-name="P232"><text:span text:style-name="Strong_20_Emphasis">:: Récupérer l’IP depuis le serveur HTTP du smartphone</text:span></text:p>
      <text:p text:style-name="P232"><text:span text:style-name="Strong_20_Emphasis">for /f %%i in ('curl -s http://%SERVER_IP%:8080/current_ip.txt') do set IP_ADDRESS=%%i</text:span></text:p>
      <text:p text:style-name="P232"><text:span text:style-name="Strong_20_Emphasis"/></text:p>
      <text:p text:style-name="P232"><text:span text:style-name="Strong_20_Emphasis">:: Vérification</text:span></text:p>
      <text:p text:style-name="P232"><text:span text:style-name="Strong_20_Emphasis">if "%IP_ADDRESS%"=="" (</text:span></text:p>
      <text:p text:style-name="P232"><text:span text:style-name="Strong_20_Emphasis"><text:s text:c="4"/>echo Erreur : Impossible de récupérer l'adresse IP.</text:span></text:p>
      <text:p text:style-name="P232"><text:span text:style-name="Strong_20_Emphasis"><text:s text:c="4"/>pause</text:span></text:p>
      <text:p text:style-name="P232"><text:span text:style-name="Strong_20_Emphasis"><text:s text:c="4"/>exit /b</text:span></text:p>
      <text:p text:style-name="P232"><text:span text:style-name="Strong_20_Emphasis">)</text:span></text:p>
      <text:p text:style-name="P232"><text:span text:style-name="Strong_20_Emphasis"/></text:p>
      <text:p text:style-name="P232"><text:span text:style-name="Strong_20_Emphasis">echo Connexion à %IP_ADDRESS% ...</text:span></text:p>
      <text:p text:style-name="P232"><text:soft-page-break/><text:span text:style-name="Strong_20_Emphasis">plink -ssh -P 8022 u0_a234@%IP_ADDRESS%</text:span></text:p>
      <text:p text:style-name="P232"><text:span text:style-name="Strong_20_Emphasis">pause</text:span></text:p>
      <text:p text:style-name="P232"><text:span text:style-name="Strong_20_Emphasis"/></text:p>
      <text:p text:style-name="P232"><text:span text:style-name="Strong_20_Emphasis">📌 Explication :</text:span></text:p>
      <text:p text:style-name="P232"><text:span text:style-name="Strong_20_Emphasis"/></text:p>
      <text:p text:style-name="P232"><text:span text:style-name="Strong_20_Emphasis"><text:s text:c="4"/>Active l’encodage UTF-8 pour éviter les caractères bizarres.</text:span></text:p>
      <text:p text:style-name="P232"><text:span text:style-name="Strong_20_Emphasis"><text:s text:c="4"/>Récupère l’IP du smartphone via curl et la stocke dans IP_ADDRESS.</text:span></text:p>
      <text:p text:style-name="P232"><text:span text:style-name="Strong_20_Emphasis"><text:s text:c="4"/>Vérifie si l’IP est vide → sinon, stoppe le script.</text:span></text:p>
      <text:p text:style-name="P232"><text:span text:style-name="Strong_20_Emphasis"><text:s text:c="4"/>Lance la connexion SSH via plink.</text:span></text:p>
      <text:p text:style-name="P232"><text:span text:style-name="Strong_20_Emphasis"/></text:p>
      <text:p text:style-name="P232"><text:span text:style-name="Strong_20_Emphasis">✅ Double-clique sur le .bat et tu seras connecté en SSH ! 🚀</text:span></text:p>
      <text:p text:style-name="P232"><text:span text:style-name="Strong_20_Emphasis">📌 Bonus : Relancer SSH et le serveur HTTP au démarrage de Termux</text:span></text:p>
      <text:p text:style-name="P232"><text:span text:style-name="Strong_20_Emphasis"/></text:p>
      <text:p text:style-name="P232"><text:span text:style-name="Strong_20_Emphasis">Créer un script ~/.bashrc (ou ~/.profile) et y ajouter :</text:span></text:p>
      <text:p text:style-name="P232"><text:span text:style-name="Strong_20_Emphasis"/></text:p>
      <text:p text:style-name="P232"><text:span text:style-name="Strong_20_Emphasis">sshd</text:span></text:p>
      <text:p text:style-name="P232"><text:span text:style-name="Strong_20_Emphasis">pkill -f "python -m http.server"</text:span></text:p>
      <text:p text:style-name="P232"><text:span text:style-name="Strong_20_Emphasis">python -m http.server 8080 &amp;</text:span></text:p>
      <text:p text:style-name="P232"><text:span text:style-name="Strong_20_Emphasis"/></text:p>
      <text:p text:style-name="P232"><text:span text:style-name="Strong_20_Emphasis">📌 Comme ça, tout se relance automatiquement !</text:span></text:p>
      <text:p text:style-name="P232"><text:span text:style-name="Strong_20_Emphasis">🎯 Résumé final</text:span></text:p>
      <text:p text:style-name="P232"><text:span text:style-name="Strong_20_Emphasis"/></text:p>
      <text:p text:style-name="P232"><text:span text:style-name="Strong_20_Emphasis">1️⃣ Installation et lancement de SSH sur Termux</text:span></text:p>
      <text:p text:style-name="P232"><text:span text:style-name="Strong_20_Emphasis">2️⃣ Récupération de l’IP via Termux + serveur HTTP</text:span></text:p>
      <text:p text:style-name="P232"><text:span text:style-name="Strong_20_Emphasis">3️⃣ Configuration d’une connexion SSH sans mot de passe</text:span></text:p>
      <text:p text:style-name="P232"><text:span text:style-name="Strong_20_Emphasis">4️⃣ Création d’un .bat Windows pour une connexion rapide</text:span></text:p>
      <text:p text:style-name="P232"><text:span text:style-name="Strong_20_Emphasis">5️⃣ Automatisation du serveur HTTP et SSH au démarrage</text:span></text:p>
      <text:p text:style-name="P232"><text:span text:style-name="Strong_20_Emphasis"/></text:p>
      <text:p text:style-name="P232"><text:span text:style-name="Strong_20_Emphasis">🔥</text:span></text:p>
      <text:h text:style-name="P211" text:outline-level="1"><text:bookmark-start text:name="__RefHeading___Toc6891_2657471997"/><text:span text:style-name="Strong_20_Emphasis">Termux-API</text:span><text:bookmark-end text:name="__RefHeading___Toc6891_2657471997"/></text:h>
      <text:p text:style-name="Text_20_body"><text:span text:style-name="Strong_20_Emphasis"/></text:p>
      <text:p text:style-name="P233"><text:span text:style-name="Strong_20_Emphasis"><text:span text:style-name="T15">IA chat GPT – Termux sous android (une partie du prompt</text:span></text:span></text:p>
      <text:p text:style-name="P232"><text:span text:style-name="Strong_20_Emphasis">1. Vérifier l'installation de Termux API</text:span></text:p>
      <text:p text:style-name="P232"><text:span text:style-name="Strong_20_Emphasis"/></text:p>
      <text:p text:style-name="P232"><text:span text:style-name="Strong_20_Emphasis">Assurez-vous que le package Termux:API est installé. Si ce n’est pas déjà fait, installez-le avec :</text:span></text:p>
      <text:p text:style-name="P232"><text:span text:style-name="Strong_20_Emphasis"/></text:p>
      <text:p text:style-name="P232"><text:span text:style-name="Strong_20_Emphasis">pkg install termux-api</text:span></text:p>
      <text:p text:style-name="P232"><text:span text:style-name="Strong_20_Emphasis"/></text:p>
      <text:p text:style-name="P232"><text:span text:style-name="Strong_20_Emphasis">Vérifiez également que vous avez installé l’application Termux:API depuis le Play Store ou F-Droid. C'est nécessaire pour utiliser les commandes API.</text:span></text:p>
      <text:p text:style-name="P232"><text:span text:style-name="Strong_20_Emphasis">2. Exemple de commande pour tester les capteurs</text:span></text:p>
      <text:p text:style-name="P232"><text:span text:style-name="Strong_20_Emphasis">a) Lire les données du capteur d'accéléromètre</text:span></text:p>
      <text:p text:style-name="P232"><text:span text:style-name="Strong_20_Emphasis"/></text:p>
      <text:p text:style-name="P232"><text:span text:style-name="Strong_20_Emphasis">Utilisez cette commande pour afficher les données de l’accéléromètre (mouvement du smartphone) :</text:span></text:p>
      <text:p text:style-name="P232"><text:span text:style-name="Strong_20_Emphasis"/></text:p>
      <text:p text:style-name="P232"><text:span text:style-name="Strong_20_Emphasis">termux-sensor -s accelerometer</text:span></text:p>
      <text:p text:style-name="P232"><text:span text:style-name="Strong_20_Emphasis"/></text:p>
      <text:p text:style-name="P232"><text:span text:style-name="Strong_20_Emphasis">Cela affichera un flux de données en temps réel, similaire à ceci :</text:span></text:p>
      <text:p text:style-name="P232"><text:span text:style-name="Strong_20_Emphasis"/></text:p>
      <text:p text:style-name="P232"><text:span text:style-name="Strong_20_Emphasis">{</text:span></text:p>
      <text:p text:style-name="P232"><text:span text:style-name="Strong_20_Emphasis"><text:s text:c="2"/>"accelerometer": {</text:span></text:p>
      <text:p text:style-name="P232"><text:span text:style-name="Strong_20_Emphasis"><text:s text:c="4"/>"x": 0.12,</text:span></text:p>
      <text:p text:style-name="P232"><text:span text:style-name="Strong_20_Emphasis"><text:s text:c="4"/>"y": -9.81,</text:span></text:p>
      <text:p text:style-name="P232"><text:span text:style-name="Strong_20_Emphasis"><text:s text:c="4"/>"z": 0.45</text:span></text:p>
      <text:p text:style-name="P232"><text:span text:style-name="Strong_20_Emphasis"><text:s text:c="2"/>}</text:span></text:p>
      <text:p text:style-name="P232"><text:span text:style-name="Strong_20_Emphasis">}</text:span></text:p>
      <text:p text:style-name="P232"><text:span text:style-name="Strong_20_Emphasis"/></text:p>
      <text:p text:style-name="P232"><text:span text:style-name="Strong_20_Emphasis"><text:s text:c="4"/>x, y, et z représentent les forces d'accélération sur les différents axes en m/s².</text:span></text:p>
      <text:p text:style-name="P232"><text:span text:style-name="Strong_20_Emphasis"><text:s text:c="4"/>Appuyez sur Ctrl+C pour arrêter la commande.</text:span></text:p>
      <text:p text:style-name="P232"><text:soft-page-break/><text:span text:style-name="Strong_20_Emphasis"/></text:p>
      <text:p text:style-name="P232"><text:span text:style-name="Strong_20_Emphasis">b) Liste des capteurs disponibles</text:span></text:p>
      <text:p text:style-name="P232"><text:span text:style-name="Strong_20_Emphasis"/></text:p>
      <text:p text:style-name="P232"><text:span text:style-name="Strong_20_Emphasis">Pour voir tous les capteurs disponibles sur votre appareil :</text:span></text:p>
      <text:p text:style-name="P232"><text:span text:style-name="Strong_20_Emphasis"/></text:p>
      <text:p text:style-name="P232"><text:span text:style-name="Strong_20_Emphasis">termux-sensor -l</text:span></text:p>
      <text:p text:style-name="P232"><text:span text:style-name="Strong_20_Emphasis"/></text:p>
      <text:p text:style-name="P232"><text:span text:style-name="Strong_20_Emphasis">Cela retournera une liste de capteurs, par exemple :</text:span></text:p>
      <text:p text:style-name="P232"><text:span text:style-name="Strong_20_Emphasis"/></text:p>
      <text:p text:style-name="P232"><text:span text:style-name="Strong_20_Emphasis">- accelerometer</text:span></text:p>
      <text:p text:style-name="P232"><text:span text:style-name="Strong_20_Emphasis">- gyroscope</text:span></text:p>
      <text:p text:style-name="P232"><text:span text:style-name="Strong_20_Emphasis">- light</text:span></text:p>
      <text:p text:style-name="P232"><text:span text:style-name="Strong_20_Emphasis">- proximity</text:span></text:p>
      <text:p text:style-name="P232"><text:span text:style-name="Strong_20_Emphasis">- magnetic_field</text:span></text:p>
      <text:p text:style-name="P232"><text:span text:style-name="Strong_20_Emphasis">- pressure</text:span></text:p>
      <text:p text:style-name="P232"><text:span text:style-name="Strong_20_Emphasis"/></text:p>
      <text:p text:style-name="P232"><text:span text:style-name="Strong_20_Emphasis">c) Lire les données d'un autre capteur (ex. : capteur de lumière)</text:span></text:p>
      <text:p text:style-name="P232"><text:span text:style-name="Strong_20_Emphasis"/></text:p>
      <text:p text:style-name="P232"><text:span text:style-name="Strong_20_Emphasis">Pour lire les données d’un autre capteur, comme le capteur de lumière :</text:span></text:p>
      <text:p text:style-name="P232"><text:span text:style-name="Strong_20_Emphasis"/></text:p>
      <text:p text:style-name="P232"><text:span text:style-name="Strong_20_Emphasis">termux-sensor -s light</text:span></text:p>
      <text:p text:style-name="P232"><text:span text:style-name="Strong_20_Emphasis"/></text:p>
      <text:p text:style-name="P232"><text:span text:style-name="Strong_20_Emphasis">Vous obtiendrez un résultat comme :</text:span></text:p>
      <text:p text:style-name="P232"><text:span text:style-name="Strong_20_Emphasis"/></text:p>
      <text:p text:style-name="P232"><text:span text:style-name="Strong_20_Emphasis">{</text:span></text:p>
      <text:p text:style-name="P232"><text:span text:style-name="Strong_20_Emphasis"><text:s text:c="2"/>"light": {</text:span></text:p>
      <text:p text:style-name="P232"><text:span text:style-name="Strong_20_Emphasis"><text:s text:c="4"/>"value": 200.0</text:span></text:p>
      <text:p text:style-name="P232"><text:span text:style-name="Strong_20_Emphasis"><text:s text:c="2"/>}</text:span></text:p>
      <text:p text:style-name="P232"><text:span text:style-name="Strong_20_Emphasis">}</text:span></text:p>
      <text:p text:style-name="P232"><text:span text:style-name="Strong_20_Emphasis"/></text:p>
      <text:p text:style-name="P232"><text:span text:style-name="Strong_20_Emphasis">La valeur correspond à l’intensité lumineuse en lux.</text:span></text:p>
      <text:p text:style-name="P232"><text:span text:style-name="Strong_20_Emphasis">d) Enregistrer les données dans un fichier</text:span></text:p>
      <text:p text:style-name="P232"><text:soft-page-break/><text:span text:style-name="Strong_20_Emphasis"/></text:p>
      <text:p text:style-name="P232"><text:span text:style-name="Strong_20_Emphasis">Si vous souhaitez enregistrer les données d’un capteur dans un fichier pour analyse, utilisez une commande comme celle-ci :</text:span></text:p>
      <text:p text:style-name="P232"><text:span text:style-name="Strong_20_Emphasis"/></text:p>
      <text:p text:style-name="P232"><text:span text:style-name="Strong_20_Emphasis">termux-sensor -s accelerometer &gt; accelerometer_data.txt</text:span></text:p>
      <text:p text:style-name="P232"><text:span text:style-name="Strong_20_Emphasis"/></text:p>
      <text:p text:style-name="P232"><text:span text:style-name="Strong_20_Emphasis">Cela créera un fichier accelerometer_data.txt contenant les données en temps réel.</text:span></text:p>
      <text:p text:style-name="P232"><text:span text:style-name="Strong_20_Emphasis">3. Commandes avancées</text:span></text:p>
      <text:p text:style-name="P232"><text:span text:style-name="Strong_20_Emphasis"/></text:p>
      <text:p text:style-name="P232"><text:span text:style-name="Strong_20_Emphasis"><text:s text:c="4"/>Lire plusieurs capteurs à la fois (par exemple, accéléromètre et gyroscope) :</text:span></text:p>
      <text:p text:style-name="P232"><text:span text:style-name="Strong_20_Emphasis"/></text:p>
      <text:p text:style-name="P232"><text:span text:style-name="Strong_20_Emphasis">termux-sensor -s accelerometer,gyroscope</text:span></text:p>
      <text:p text:style-name="P232"><text:span text:style-name="Strong_20_Emphasis"/></text:p>
      <text:p text:style-name="P232"><text:span text:style-name="Strong_20_Emphasis">Limiter la durée de la collecte de données (par exemple, 5 secondes) :</text:span></text:p>
      <text:p text:style-name="P232"><text:span text:style-name="Strong_20_Emphasis"/></text:p>
      <text:p text:style-name="P232"><text:span text:style-name="Strong_20_Emphasis"><text:s text:c="4"/>termux-sensor -s light -d 5000</text:span></text:p>
      <text:p text:style-name="P232"><text:span text:style-name="Strong_20_Emphasis"/></text:p>
      <text:p text:style-name="P232"><text:span text:style-name="Strong_20_Emphasis">4. Exploration supplémentaire</text:span></text:p>
      <text:p text:style-name="P232"><text:span text:style-name="Strong_20_Emphasis"/></text:p>
      <text:p text:style-name="P232"><text:span text:style-name="Strong_20_Emphasis">Avec Termux API, vous pouvez interagir avec d'autres fonctionnalités du smartphone :</text:span></text:p>
      <text:p text:style-name="P232"><text:span text:style-name="Strong_20_Emphasis"/></text:p>
      <text:p text:style-name="P232"><text:span text:style-name="Strong_20_Emphasis"><text:s text:c="4"/>GPS : Obtenez votre position actuelle :</text:span></text:p>
      <text:p text:style-name="P232"><text:span text:style-name="Strong_20_Emphasis"/></text:p>
      <text:p text:style-name="P232"><text:span text:style-name="Strong_20_Emphasis">termux-location</text:span></text:p>
      <text:p text:style-name="P232"><text:span text:style-name="Strong_20_Emphasis"/></text:p>
      <text:p text:style-name="P232"><text:span text:style-name="Strong_20_Emphasis">Batterie : Vérifiez l’état de la batterie :</text:span></text:p>
      <text:p text:style-name="P232"><text:span text:style-name="Strong_20_Emphasis"/></text:p>
      <text:p text:style-name="P232"><text:span text:style-name="Strong_20_Emphasis">termux-battery-status</text:span></text:p>
      <text:p text:style-name="P232"><text:span text:style-name="Strong_20_Emphasis"/></text:p>
      <text:p text:style-name="P232"><text:span text:style-name="Strong_20_Emphasis">Appareil photo : Prenez une photo (nécessite des permissions supplémentaires) :</text:span></text:p>
      <text:p text:style-name="P232"><text:span text:style-name="Strong_20_Emphasis"/></text:p>
      <text:p text:style-name="P232"><text:span text:style-name="Strong_20_Emphasis">termux-camera-photo photo.jpg</text:span></text:p>
      <text:h text:style-name="P211" text:outline-level="1"><text:bookmark-start text:name="__RefHeading___Toc6893_2657471997"/><text:span text:style-name="Strong_20_Emphasis">Liens symbolique et accès aux scripts <text:s/>sur android (cas smartphone)</text:span><text:bookmark-end text:name="__RefHeading___Toc6893_2657471997"/></text:h>
      <text:p text:style-name="P233"><text:span text:style-name="Strong_20_Emphasis">J'ai installé termux sur un smartphone, activé ssh. Je me connecte depuis mon pc, jusque là c'est ok Mais lorsque je veux retrouver mes scripts que j'ai enregistré dans : /storage/emulated/0/scripts/ <text:s/>→ </text:span><text:span text:style-name="Strong_20_Emphasis"><text:span text:style-name="T15">choix du dossier pour son accessibilité ss root (n</text:span></text:span><text:span text:style-name="Strong_20_Emphasis"><text:span text:style-name="T16">veau nom Scripts_RZ</text:span></text:span></text:p>
      <text:list text:style-name="L91">
        <text:list-item>
          <text:p text:style-name="P234"><text:span text:style-name="Strong_20_Emphasis"><text:span text:style-name="T17">si le dossier n’existe pas le créer avec mkdir</text:span></text:span></text:p>
        </text:list-item>
      </text:list>
      <text:list text:style-name="L92">
        <text:list-item>
          <text:p text:style-name="P235"><text:span text:style-name="Strong_20_Emphasis">accedeer au bon dossier :</text:span></text:p>
        </text:list-item>
      </text:list>
      <text:p text:style-name="P233"><text:span text:style-name="Strong_20_Emphasis"><text:span text:style-name="T18">ls /storage/emulated/0/scripts/</text:span></text:span></text:p>
      <text:list text:style-name="L93">
        <text:list-item>
          <text:p text:style-name="P236"><text:span text:style-name="Strong_20_Emphasis"><text:span text:style-name="T15">autoriser termux à accedeer au stockage :<text:line-break/></text:span></text:span><text:span text:style-name="Strong_20_Emphasis">l</text:span><text:span text:style-name="Strong_20_Emphasis"><text:span text:style-name="T18">s /storage/emulated/0/scripts/ </text:span></text:span></text:p>
        </text:list-item>
      </text:list>
      <text:p text:style-name="P233"><text:span text:style-name="Strong_20_Emphasis"><text:s/>Cela va créer un lien vers </text:span><text:span text:style-name="Strong_20_Emphasis"><text:span text:style-name="Source_20_Text">/storage/emulated/0/</text:span></text:span><text:span text:style-name="Strong_20_Emphasis"> sous </text:span><text:span text:style-name="Strong_20_Emphasis"><text:span text:style-name="Source_20_Text">/data/data/com.termux/files/home/storage/shared/</text:span></text:span><text:span text:style-name="Strong_20_Emphasis">.<text:line-break/>Tes scripts devraient alors être accessibles </text:span><text:span text:style-name="Strong_20_Emphasis"><text:span text:style-name="T17">aussi </text:span></text:span><text:span text:style-name="Strong_20_Emphasis">sous :</text:span></text:p>
      <text:p text:style-name="P233"><text:span text:style-name="Strong_20_Emphasis"><text:span text:style-name="T18">~/storage/shared/scripts/</text:span></text:span></text:p>
      <text:list text:style-name="L94">
        <text:list-item>
          <text:p text:style-name="P237"><text:span text:style-name="Strong_20_Emphasis">Vérifier les permissions</text:span></text:p>
        </text:list-item>
      </text:list>
      <text:p text:style-name="Text_20_body"><text:span text:style-name="Strong_20_Emphasis">Si le dossier /storage/emulated/0/scripts/ n'est toujours pas accessible en SSH, vérifie ses permissions :</text:span></text:p>
      <text:p text:style-name="Text_20_body"><text:span text:style-name="Strong_20_Emphasis"><text:span text:style-name="T18">ls -ld /storage/emulated/0/scripts/</text:span></text:span></text:p>
      <text:p text:style-name="Text_20_body"><text:span text:style-name="Strong_20_Emphasis">Si besoin, donne-lui les bonnes permissions :</text:span></text:p>
      <text:p text:style-name="Text_20_body"><text:span text:style-name="Strong_20_Emphasis"><text:span text:style-name="T18">chmod -R 755 /storage/emulated/0/scripts/</text:span></text:span></text:p>
      <text:p text:style-name="Text_20_body"><text:span text:style-name="Strong_20_Emphasis"/></text:p>
      <text:p text:style-name="Text_20_body"><text:span text:style-name="Strong_20_Emphasis">Si pb vérifier le contenu du stockage partagées :<text:line-break/></text:span><text:span text:style-name="Strong_20_Emphasis"><text:span text:style-name="T18">ls ~/storage/shared/</text:span></text:span></text:p>
      <text:p text:style-name="Text_20_body"><text:span text:style-name="Strong_20_Emphasis"/></text:p>
      <text:p text:style-name="P238"><text:span text:style-name="Strong_20_Emphasis"/></text:p>
      <text:h text:style-name="Heading_20_3" text:outline-level="3"><text:bookmark-start text:name="__RefHeading___Toc6895_2657471997"/><text:span text:style-name="Strong_20_Emphasis">Reconnaitre un <text:s/>lien symbolique / </text:span><text:span text:style-name="Strong_20_Emphasis"><text:span text:style-name="T17">vrai dossier </text:span></text:span><text:span text:style-name="Strong_20_Emphasis">: </text:span><text:bookmark-end text:name="__RefHeading___Toc6895_2657471997"/></text:h>
      <text:p text:style-name="Text_20_body"><text:span text:style-name="Strong_20_Emphasis"><text:span text:style-name="T18">ls -ld ~/storage/scripts</text:span></text:span></text:p>
      <text:p text:style-name="Text_20_body"><text:span text:style-name="Strong_20_Emphasis"><text:s text:c="4"/>Si c’est un lien symbolique, tu verras une flèche -&gt; pointant vers un autre dossier, par exemple :</text:span></text:p>
      <text:p text:style-name="Text_20_body"><text:span text:style-name="Strong_20_Emphasis"><text:span text:style-name="T19">lrwxrwxrwx 1 u0_a123 u0_a123 20 Feb 18 15:00 /data/data/com.termux/files/home/storage/scripts -&gt; /storage/emulated/0/scripts</text:span></text:span></text:p>
      <text:p text:style-name="Text_20_body"><text:span text:style-name="Strong_20_Emphasis">Cela signifie que scripts est un lien et pointe vers /storage/emulated/0/scripts.</text:span></text:p>
      <text:p text:style-name="Text_20_body"><text:span text:style-name="Strong_20_Emphasis">Si c’est un dossier normal, la commande retournera un résultat comme :</text:span></text:p>
      <text:p text:style-name="Text_20_body"><text:span text:style-name="Strong_20_Emphasis"><text:span text:style-name="T18">drwxr-xr-x 2 u0_a123 u0_a123 4096 Feb 18 15:00 /data/data/com.termux/files/home/storage/script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8d1d75"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style:font-name="Liberation Serif" fo:font-family="'Liberation Serif'" style:font-family-generic="roman" style:font-pitch="variable" fo:font-size="12pt" fo:font-weight="bold" officeooo:rsid="0012022b"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Liberation Sans" fo:font-family="'Liberation Sans'" style:font-family-generic="swiss" style:font-pitch="variable" style:font-name-asian="Microsoft YaHei" style:font-family-asian="'Microsoft YaHei'" style:font-family-generic-asian="system" style:font-pitch-asian="variable" style:font-name-complex="Lucida Sans1" style:font-family-complex="'Lucida San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A">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a"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4%.%5%" style:num-format="1" text:display-levels="2">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9T11:33:01.720406700</meta:creation-date>
    <dc:date>2025-02-28T07:31:48.649993000</dc:date>
    <meta:editing-duration>P2DT7H34M26S</meta:editing-duration>
    <meta:editing-cycles>5</meta:editing-cycles>
    <meta:generator>LibreOffice/25.2.0.3$Windows_X86_64 LibreOffice_project/e1cf4a87eb02d755bce1a01209907ea5ddc8f069</meta:generator>
    <meta:document-statistic meta:table-count="0" meta:image-count="0" meta:object-count="0" meta:page-count="56" meta:paragraph-count="1207" meta:word-count="10969" meta:character-count="66099" meta:non-whitespace-character-count="56875"/>
  </office:meta>
</office:document-meta>
</file>